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margin-top="2.117cm" fo:margin-bottom="1.27cm" style:page-number="1"/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/>
    <style:style style:name="T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" style:family="paragraph" style:parent-style-name="Normal"/>
    <style:style style:name="T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/>
    <style:style style:name="T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/>
    <style:style style:name="T1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/>
    <style:style style:name="T1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/>
    <style:style style:name="T1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1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T18_2" style:family="text">
      <style:text-properties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1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1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3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5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/>
    <style:style style:name="T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3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3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5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" style:family="paragraph" style:parent-style-name="Normal"/>
    <style:style style:name="T3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9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9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4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/>
    <style:style style:name="T4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4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/>
    <style:style style:name="T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/>
    <style:style style:name="T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/>
    <style:style style:name="T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4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/>
    <style:style style:name="T4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6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7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/>
    <style:style style:name="T5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5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/>
    <style:style style:name="T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5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/>
    <style:style style:name="T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5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6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56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5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/>
    <style:style style:name="T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5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200%" fo:margin-top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9_1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/>
    <style:style style:name="T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6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/>
    <style:style style:name="T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2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6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/>
    <style:style style:name="T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 fo:margin-top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/>
    <style:style style:name="T6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6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/>
    <style:style style:name="T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7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/>
    <style:style style:name="T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/>
    <style:style style:name="T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7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7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8" style:family="paragraph" style:parent-style-name="Normal">
      <style:paragraph-properties fo:line-height="200%" fo:margin-top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8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/>
    <style:style style:name="T8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/>
    <style:style style:name="T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/>
    <style:style style:name="T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/>
    <style:style style:name="T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85" style:family="paragraph" style:parent-style-name="Normal">
      <style:paragraph-properties fo:line-height="200%" fo:margin-top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/>
    <style:style style:name="T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>
      <style:paragraph-properties fo:line-height="200%" fo:margin-top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2" style:family="paragraph" style:parent-style-name="Normal"/>
    <style:style style:name="T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9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T95_2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96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/>
    <style:style style:name="T9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/>
    <style:style style:name="T9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/>
    <style:style style:name="T9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/>
    <style:style style:name="T10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102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/>
    <style:style style:name="T10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0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4" style:family="paragraph" style:parent-style-name="Normal"/>
    <style:style style:name="T10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0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8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9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6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7" style:family="paragraph" style:parent-style-name="Normal"/>
    <style:style style:name="T10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0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7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8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9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3.238cm"/>
    </style:style>
    <style:style style:name="Column2" style:family="table-column">
      <style:table-column-properties style:column-width="3.048cm"/>
    </style:style>
    <style:style style:name="Column3" style:family="table-column">
      <style:table-column-properties style:column-width="3.048cm"/>
    </style:style>
    <style:style style:name="Column4" style:family="table-column">
      <style:table-column-properties style:column-width="3.048cm"/>
    </style:style>
    <style:style style:name="Column5" style:family="table-column">
      <style:table-column-properties style:column-width="3.048cm"/>
    </style:style>
    <style:style style:name="Row1" style:family="table-row"/>
    <style:style style:name="Cell1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2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4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5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7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" style:family="table-row"/>
    <style:style style:name="Cell1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2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4" style:family="table-row"/>
    <style:style style:name="Cell1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7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9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5" style:family="table-row"/>
    <style:style style:name="Cell2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2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6" style:family="table-row"/>
    <style:style style:name="Cell2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7" style:family="table-row"/>
    <style:style style:name="Cell3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8" style:family="table-row"/>
    <style:style style:name="Cell3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9" style:family="table-row"/>
    <style:style style:name="Cell4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0" style:family="table-row"/>
    <style:style style:name="Cell4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1" style:family="table-row"/>
    <style:style style:name="Cell5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2" style:family="table-row"/>
    <style:style style:name="Cell5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9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3" style:family="table-row"/>
    <style:style style:name="Cell6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4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4" style:family="table-row"/>
    <style:style style:name="Cell6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5" style:family="table-row"/>
    <style:style style:name="Cell7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7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6" style:family="table-row"/>
    <style:style style:name="Cell7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7" style:family="table-row"/>
    <style:style style:name="Cell8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8" style:family="table-row"/>
    <style:style style:name="Cell8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9" style:family="table-row"/>
    <style:style style:name="Cell9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4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0" style:family="table-row"/>
    <style:style style:name="Cell9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9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0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1" style:family="table-row"/>
    <style:style style:name="Cell10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5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2" style:family="table-row"/>
    <style:style style:name="Cell10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3" style:family="table-row"/>
    <style:style style:name="Cell11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1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4" style:family="table-row"/>
    <style:style style:name="Cell11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0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5" style:family="table-row"/>
    <style:style style:name="Cell12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5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6" style:family="table-row"/>
    <style:style style:name="Cell12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3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40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1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4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42" style:family="paragraph" style:parent-style-name="Normal">
      <style:paragraph-properties fo:text-indent="1.27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3" style:family="paragraph" style:parent-style-name="Normal"/>
    <style:style style:name="T2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4" style:family="paragraph" style:parent-style-name="Normal"/>
    <style:style style:name="T24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45" style:family="paragraph" style:parent-style-name="Normal">
      <style:paragraph-properties fo:text-indent="1.27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5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6" style:family="paragraph" style:parent-style-name="Normal"/>
    <style:style style:name="T2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7" style:family="paragraph" style:parent-style-name="Normal"/>
    <style:style style:name="T2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8" style:family="paragraph" style:parent-style-name="Normal"/>
    <style:style style:name="T2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9" style:family="paragraph" style:parent-style-name="Normal"/>
    <style:style style:name="T24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9_3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0" style:family="paragraph" style:parent-style-name="Normal"/>
    <style:style style:name="T2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51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2" style:family="paragraph" style:parent-style-name="Normal"/>
    <style:style style:name="T25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3" style:family="paragraph" style:parent-style-name="Normal"/>
    <style:style style:name="T2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5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4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5" style:family="paragraph" style:parent-style-name="Normal"/>
    <style:style style:name="T2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5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7" style:family="paragraph" style:parent-style-name="Normal"/>
    <style:style style:name="T25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7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58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5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1" style:family="paragraph" style:parent-style-name="Normal"/>
    <style:style style:name="T2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2" style:family="paragraph" style:parent-style-name="Normal"/>
    <style:style style:name="T2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2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63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4" style:family="paragraph" style:parent-style-name="Normal"/>
    <style:style style:name="T2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6" style:family="paragraph" style:parent-style-name="Normal"/>
    <style:style style:name="T2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7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8" style:family="paragraph" style:parent-style-name="Normal"/>
    <style:style style:name="T26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9" style:family="paragraph" style:parent-style-name="Normal"/>
    <style:style style:name="T2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0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7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71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2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3" style:family="paragraph" style:parent-style-name="Normal"/>
    <style:style style:name="T2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7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4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5" style:family="paragraph" style:parent-style-name="Normal"/>
    <style:style style:name="T2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6" style:family="paragraph" style:parent-style-name="Normal"/>
    <style:style style:name="T2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7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8" style:family="paragraph" style:parent-style-name="Normal"/>
    <style:style style:name="T2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9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0" style:family="paragraph" style:parent-style-name="Normal"/>
    <style:style style:name="T28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0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1" style:family="paragraph" style:parent-style-name="Normal"/>
    <style:style style:name="T2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1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2" style:family="paragraph" style:parent-style-name="Normal"/>
    <style:style style:name="T2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2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8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3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4" style:family="paragraph" style:parent-style-name="Normal"/>
    <style:style style:name="T2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5" style:family="paragraph" style:parent-style-name="Normal"/>
    <style:style style:name="T2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86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7" style:family="paragraph" style:parent-style-name="Normal"/>
    <style:style style:name="T2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88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9" style:family="paragraph" style:parent-style-name="Normal"/>
    <style:style style:name="T2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0" style:family="paragraph" style:parent-style-name="Normal"/>
    <style:style style:name="T2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1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2" style:family="paragraph" style:parent-style-name="Normal"/>
    <style:style style:name="T2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2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3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4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6" style:family="paragraph" style:parent-style-name="Normal"/>
    <style:style style:name="T29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97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8" style:family="paragraph" style:parent-style-name="Normal"/>
    <style:style style:name="T29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9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9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0" style:family="paragraph" style:parent-style-name="Normal"/>
    <style:style style:name="T30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0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0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1" style:family="paragraph" style:parent-style-name="Normal"/>
    <style:style style:name="T30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1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0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3" style:family="paragraph" style:parent-style-name="Normal">
      <style:paragraph-properties fo:line-height="200%" fo:margin-top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3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304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0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1_SS_Economy_Labor_His"/><text:span text:style-name="T1_1">CHAPTER</text:span><text:bookmark-end text:name="Chapter_1_SS_Economy_Labor_His"/><text:span text:style-name="T1_2"><text:s/>ONE:<text:s/>SS,<text:s/>Economy,<text:s/>Labor</text:span></text:p>
      <text:p text:style-name="P2"><text:span text:style-name="T2_1">In<text:s/>August<text:s/>1944,<text:s/>Heinrich<text:s/>Himmler,<text:s/>Chief<text:s/>of<text:s/>the<text:s/>German<text:s/>Police<text:s/>and<text:s/>Reichsführer<text:s/>of<text:s/>the<text:s/></text:span><text:span text:style-name="T2_2">Schutzstaffel</text:span><text:span text:style-name="T2_3"><text:s/>(SS),<text:s/>wrote<text:s/>to<text:s/>Oswald<text:s/>Pohl,<text:s/>who<text:s/>was<text:s/>head<text:s/>of<text:s/>the<text:s/>SS-WVHA<text:s/>(SS<text:s/>Main<text:s/>Office<text:s/>for<text:s/>Economy<text:s/>and<text:s/>Administration)<text:s/>and<text:s/>in<text:s/>charge<text:s/>of<text:s/>organizing<text:s/>all<text:s/>concentration<text:s/>camps<text:s/>for<text:s/>the<text:s/>SS,<text:s/>about<text:s/>a<text:s/>recent<text:s/>discovery<text:s/>that<text:s/>“we<text:s/>as<text:s/>people<text:s/>of<text:s/>the<text:s/>twentieth<text:s/>Century<text:s/>can<text:s/>hardly<text:s/>fathom.”</text:span><text:span text:style-name="T2_4"><text:note text:note-class="footnote"><text:note-citation/><text:note-body><text:p text:style-name="P3"><text:span text:style-name="T3_1"><text:s/></text:span><text:span text:style-name="T3_2">{<text:s/>|<text:s/>Himmler,<text:s/>1944<text:s/>|<text:s/>|<text:s/>|zu:312:TQP34WJT}</text:span></text:p></text:note-body></text:note></text:span><text:span text:style-name="T3_3"><text:s/>Himmler’s<text:s/>letter<text:s/>referred<text:s/>to<text:s/>the<text:s/>discovery<text:s/>of<text:s/>a<text:s/>massive<text:s/>tunnel<text:s/>system<text:s/>underneath<text:s/>Nazi<text:s/>occupied<text:s/>Warsaw,<text:s/>Poland.<text:s/>Five<text:s/>years<text:s/>of<text:s/>war<text:s/>in<text:s/>and<text:s/>around<text:s/>Warsaw<text:s/>led<text:s/>to<text:s/>the<text:s/>discovery<text:s/>of<text:s/>a<text:s/>substantial<text:s/>tunnel<text:s/>system<text:s/>underneath<text:s/>part<text:s/>of<text:s/>the<text:s/>city.<text:s/>An<text:s/>excited<text:s/>Himmler<text:s/>noted<text:s/>that<text:s/>after<text:s/>speaking<text:s/>with<text:s/>the<text:s/>mayor<text:s/>of<text:s/>Vienna,<text:s/>he<text:s/>learned<text:s/>that<text:s/>this<text:s/>Austrian<text:s/>city<text:s/>also<text:s/>had<text:s/>extensive<text:s/>subterranean<text:s/>galleries,<text:s/>some<text:s/>consisting<text:s/>of<text:s/>two<text:s/>or<text:s/>three<text:s/>levels.<text:s/>“I<text:s/>am<text:s/>convinced,”<text:s/>wrote<text:s/>Himmler,<text:s/>“that<text:s/>we<text:s/>have<text:s/>many<text:s/>cities…<text:s/>with<text:s/>such<text:s/>caverns,<text:s/>which<text:s/>can<text:s/>be<text:s/>used,<text:s/>in<text:s/>my<text:s/>opinion,<text:s/>without<text:s/>any<text:s/>further<text:s/>changes<text:s/>as<text:s/>manufacturing<text:s/>facilities.”</text:span><text:span text:style-name="T3_4"><text:note text:note-class="footnote"><text:note-citation/><text:note-body><text:p text:style-name="P4"><text:span text:style-name="T4_1"><text:s/></text:span><text:span text:style-name="T4_2">{<text:s/>|<text:s/>Himmler,<text:s/>1944<text:s/>|<text:s/>|<text:s/>|zu:312:TQP34WJT}</text:span></text:p></text:note-body></text:note></text:span><text:span text:style-name="T4_3"><text:s/></text:span><text:bookmark-start text:name="Himmler_quote_on_underground_s"/><text:span text:style-name="T4_4">He</text:span><text:bookmark-end text:name="Himmler_quote_on_underground_s"/><text:span text:style-name="T4_5"><text:s/>then<text:s/>instructed<text:s/>Pohl<text:s/>to<text:s/>investigate<text:s/>other<text:s/>cities<text:s/>including<text:s/>Prague,<text:s/>Wroclaw,<text:s/>Schweid,<text:s/>and<text:s/>Hohentwiel<text:s/>for<text:s/>similar<text:s/>subterranean<text:s/>spaces.<text:s/>Himmler’s<text:s/>excitement<text:s/>over<text:s/>these<text:s/>ready-made<text:s/>underground<text:s/>factory<text:s/>spaces<text:s/>was<text:s/>perhaps<text:s/>understandable<text:s/>considering<text:s/>the<text:s/>widespread<text:s/>destruction<text:s/>of<text:s/>vital<text:s/>factories<text:s/>throughout<text:s/>that<text:s/>year<text:s/>caused<text:s/>by<text:s/>Allied<text:s/>bombing<text:s/>raids.<text:s/>Hundreds<text:s/>of<text:s/>building<text:s/>projects<text:s/>to<text:s/>shelter<text:s/>critical<text:s/>aircraft<text:s/>facilities<text:s/>in<text:s/>large<text:s/>existing<text:s/>tunnels,<text:s/>caves<text:s/>and<text:s/>mines<text:s/>throughout<text:s/>Germany<text:s/>were<text:s/>already<text:s/>underway<text:s/>in<text:s/>1944,<text:s/>and<text:s/>the<text:s/>prospect<text:s/>of<text:s/>expanding<text:s/>the<text:s/>underground<text:s/>factories<text:s/>with<text:s/>minimal<text:s/>effort<text:s/>was<text:s/>enticing.</text:span></text:p>
      <text:p text:style-name="P5"><text:span text:style-name="T5_1">The<text:s/>focus<text:s/>of<text:s/>building<text:s/>in<text:s/>Nazi<text:s/>Germany<text:s/>changed<text:s/>during<text:s/>the<text:s/>Third<text:s/>Reich<text:s/>from<text:s/>public<text:s/>works<text:s/>to<text:s/>monumental<text:s/>projects<text:s/>to<text:s/>armaments<text:s/>protection.<text:s/>During<text:s/>that<text:s/>same<text:s/>period<text:s/>the<text:s/>labor<text:s/>force<text:s/>changed<text:s/>from<text:s/>German<text:s/>citizens<text:s/>to<text:s/>a<text:s/>mix<text:s/>of<text:s/>German<text:s/>citizens,<text:s/>foreign<text:s/>laborers<text:s/>and<text:s/>forced<text:s/>and<text:s/>slave<text:s/>laborers.<text:s/>Throughout<text:s/>the<text:s/>Third<text:s/>Reich<text:s/>the<text:s/>purpose<text:s/>of<text:s/>concentration<text:s/>camps<text:s/>also<text:s/>evolved;<text:s/>from<text:s/>centers<text:s/>of<text:s/>punishment<text:s/>and<text:s/>reform<text:s/>to<text:s/>a<text:s/>system<text:s/>of<text:s/>camps<text:s/>with<text:s/>a<text:s/>mixture<text:s/>of<text:s/>purposes<text:s/>ranging<text:s/>from<text:s/>punishment<text:s/>to<text:s/>economic<text:s/>exploitation<text:s/>to<text:s/>systematic<text:s/>genocide,<text:s/>among<text:s/>others.<text:s/>The<text:s/>labor<text:s/>camps<text:s/>and<text:s/>projects<text:s/>at<text:s/>Porta<text:s/>Westfalica<text:s/>stand<text:s/>as<text:s/>examples<text:s/>of<text:s/>armaments<text:s/>production,<text:s/>slave<text:s/>labor,<text:s/>and<text:s/>three<text:s/>purposes<text:s/>of<text:s/>concentration<text:s/>camps:<text:s/>punishment,<text:s/>economic<text:s/>exploitation,<text:s/>and<text:s/>genocide.</text:span></text:p>
      <text:p text:style-name="P6"><text:span text:style-name="T6_1">By<text:s/>the<text:s/>end<text:s/>of<text:s/>the<text:s/>war,<text:s/>the<text:s/>SS<text:s/>transformed<text:s/>some<text:s/>concentration<text:s/>camps,<text:s/>originally<text:s/>created<text:s/>as<text:s/>rehabilitation<text:s/>camps<text:s/>for<text:s/>political<text:s/>enemies,<text:s/>into<text:s/>systematic<text:s/>killing<text:s/>centers.<text:s/>Inmates<text:s/>who<text:s/>survived<text:s/>the<text:s/>camps<text:s/>found<text:s/>that<text:s/>their<text:s/>role<text:s/>fluctuated<text:s/>over<text:s/>time,<text:s/>between<text:s/>prisoner,<text:s/>laborer<text:s/>and<text:s/>other<text:s/>roles.<text:s/>The<text:s/>responsibility<text:s/>of<text:s/>the<text:s/>SS<text:s/>also<text:s/>changed<text:s/>throughout<text:s/>the<text:s/>Third<text:s/>Reich,<text:s/>from<text:s/>a<text:s/>specialized<text:s/>paramilitary<text:s/>group<text:s/>protecting<text:s/>NSDAP<text:s/>leaders<text:s/>to<text:s/>become<text:s/>one<text:s/>of<text:s/>the<text:s/>most<text:s/>powerful<text:s/>organizations<text:s/>in<text:s/>Germany.<text:s/>Nazi<text:s/>ideology<text:s/>required<text:s/>the<text:s/>SS<text:s/>to<text:s/>exterminate<text:s/>all<text:s/>Jews,<text:s/>and<text:s/>to<text:s/>rehabilitate<text:s/>the<text:s/>asocial<text:s/>and<text:s/>their<text:s/>political<text:s/>enemies.<text:s/>This<text:s/>group<text:s/>of<text:s/>people<text:s/>also<text:s/>made<text:s/>up<text:s/>the<text:s/>labor<text:s/>force<text:s/>the<text:s/>SS<text:s/>hoped<text:s/>to<text:s/>exploit<text:s/>for<text:s/>economic<text:s/>gain.</text:span></text:p>
      <text:p text:style-name="P7"><text:span text:style-name="T7_1">This<text:s/>chapter<text:s/>provides<text:s/>historical<text:s/>context<text:s/>for<text:s/>the<text:s/>use<text:s/>of<text:s/>slave<text:s/>labor<text:s/>at<text:s/>Porta<text:s/>Westfalica<text:s/>through<text:s/>a<text:s/>general<text:s/>summary<text:s/>of<text:s/>the<text:s/>changing<text:s/>purpose<text:s/>of<text:s/>concentration<text:s/>camps<text:s/>throughout<text:s/>World<text:s/>War<text:s/>II.<text:s/>One<text:s/>cannot<text:s/>separate<text:s/>the<text:s/>overall<text:s/>trajectory<text:s/>of<text:s/>the<text:s/>SS<text:s/>and<text:s/>their<text:s/>use<text:s/>of<text:s/>inmates<text:s/>for<text:s/>labor,<text:s/>but<text:s/>this<text:s/>chapter<text:s/>separates<text:s/>the<text:s/>evolution<text:s/>of<text:s/>the<text:s/>SS<text:s/>as<text:s/>an<text:s/>organization<text:s/>and<text:s/>the<text:s/>use<text:s/>of<text:s/>forced<text:s/>labor<text:s/>in<text:s/>order<text:s/>to<text:s/>provide<text:s/>space<text:s/>for<text:s/>arguing<text:s/>each<text:s/>unique<text:s/>contribution<text:s/>to<text:s/>the<text:s/>existence<text:s/>of<text:s/>concentration<text:s/>camps<text:s/>at<text:s/>Porta<text:s/>Westfalica.<text:s/>Highlighting<text:s/>the<text:s/>changing<text:s/>nature<text:s/>of<text:s/>the<text:s/>SS<text:s/>and<text:s/>the<text:s/>concentration<text:s/>camps<text:s/>sets<text:s/>the<text:s/>context<text:s/>for<text:s/>the<text:s/>establishment<text:s/>of<text:s/>the<text:s/>camps<text:s/>and<text:s/>underground<text:s/>projects<text:s/>at<text:s/>Porta<text:s/>Westfalica<text:s/>and<text:s/>the<text:s/>political<text:s/>and<text:s/>economic<text:s/>atmosphere<text:s/>in<text:s/>which<text:s/>they<text:s/>existed.<text:s/></text:span></text:p>
      <text:p text:style-name="P8"><text:span text:style-name="T8_1">This<text:s/>chapter<text:s/>also<text:s/>maps<text:s/>out<text:s/>the<text:s/>historiographical<text:s/>discussion<text:s/>surrounding<text:s/>the<text:s/>intent<text:s/>and<text:s/>influence<text:s/>of<text:s/>Nazi<text:s/>ideology<text:s/>on<text:s/>SS<text:s/>leaders<text:s/>and<text:s/>their<text:s/>use<text:s/>of<text:s/>concentration<text:s/>camp<text:s/>inmates<text:s/>as<text:s/>laborers.<text:s/>Many<text:s/>works<text:s/>exist<text:s/>that<text:s/>are<text:s/>focused<text:s/>on<text:s/>specific<text:s/>cases<text:s/>of<text:s/>forced<text:s/>labor<text:s/>or<text:s/>on<text:s/>the<text:s/>broad<text:s/>use<text:s/>of<text:s/>forced<text:s/>labor<text:s/>in<text:s/>Germany.</text:span><text:span text:style-name="T8_2"><text:note text:note-class="footnote"><text:note-citation/><text:note-body><text:p text:style-name="P9"><text:span text:style-name="T9_1"><text:s/></text:span><text:span text:style-name="T9_2">{<text:s/>|<text:s/>Allen,<text:s/>2002<text:s/>|<text:s/>|<text:s/>|zu:312:DVWW3STE},@<text:s/>{<text:s/>|<text:s/>Billstein,<text:s/>et<text:s/>al.,<text:s/>2000<text:s/>|<text:s/>|<text:s/>|zu:312:U8GTUVB3},@<text:s/>{<text:s/>|<text:s/>Browning,<text:s/>&amp;<text:s/>Mazal<text:s/>Holocaust<text:s/>Collection,<text:s/>2010<text:s/>|<text:s/>|<text:s/>|zu:312:NNCFKR4D},@<text:s/>{<text:s/>|<text:s/>Buggeln,<text:s/>2008<text:s/>|<text:s/>|<text:s/>|zu:312:84Z3U947},@<text:s/>{<text:s/>|<text:s/>Buggeln,<text:s/>2009<text:s/>|<text:s/>|<text:s/>|zu:312:DAV7UDIN},@<text:s/>{<text:s/>|<text:s/>Buggeln,<text:s/>2012<text:s/>|<text:s/>|<text:s/>|zu:312:5R2GQ4G6},@<text:s/>{<text:s/>|<text:s/>Buggeln,<text:s/>&amp;<text:s/>Cohen,<text:s/>2015<text:s/>|<text:s/>|<text:s/>|zu:312:IX4ZG4IW},@<text:s/>{<text:s/>|<text:s/>Caplan,<text:s/>et<text:s/>al.,<text:s/>2010<text:s/>|<text:s/>|<text:s/>|zu:312:8E84CKBG},@<text:s/>{<text:s/>|<text:s/>Center<text:s/>for<text:s/>Advanced<text:s/>Holocaust<text:s/>Studies,<text:s/>2004<text:s/>|<text:s/>|<text:s/>|zu:312:TSNRMNQX},@<text:s/>{<text:s/>|<text:s/>Eizenstat,<text:s/>2003<text:s/>|<text:s/>|<text:s/>|zu:312:2TV2ECTQ},@<text:s/>{<text:s/>|<text:s/>Georg,<text:s/>1963<text:s/>|<text:s/>|<text:s/>|zu:312:GD36X4AS},@<text:s/>{<text:s/>|<text:s/>Gruner,<text:s/>&amp;<text:s/>Dell'Orto,<text:s/>2006<text:s/>|<text:s/>|<text:s/>|zu:312:K8KATHAN},@<text:s/>{<text:s/>|<text:s/>Hamburger<text:s/>Stiftung<text:s/>zur<text:s/>Förderung<text:s/>von<text:s/>Wissenschaft<text:s/>und<text:s/>Kultur<text:s/>(Germany),<text:s/>1991<text:s/>|<text:s/>|<text:s/>|zu:312:RDJMHJ4I},@<text:s/>{<text:s/>|<text:s/>Herbert,<text:s/>1997<text:s/>|<text:s/>|<text:s/>|zu:312:MH5ZKCU2},@<text:s/>{<text:s/>|<text:s/>Herbert,<text:s/>2000<text:s/>|<text:s/>|<text:s/>|zu:312:HHATTJ6U},@<text:s/>{<text:s/>|<text:s/>Herbert,<text:s/>2000<text:s/>|<text:s/>|<text:s/>|zu:312:65DIJH2G},@<text:s/>{<text:s/>|<text:s/>Herbert,<text:s/>2001<text:s/>|<text:s/>|<text:s/>|zu:312:NX3XF3Z3},@<text:s/>{<text:s/>|<text:s/>Jaskot,<text:s/>2000<text:s/>|<text:s/>|<text:s/>|zu:312:SS2XWXNE},@<text:s/>{<text:s/>|<text:s/>Kaienburg,<text:s/>1990<text:s/>|<text:s/>|<text:s/>|zu:312:IA8H2ANB},@<text:s/>{<text:s/>|<text:s/>Karay,<text:s/>1996<text:s/>|<text:s/>|<text:s/>|zu:312:CZ4SUQKA},@<text:s/>{<text:s/>|<text:s/>Meynert,<text:s/>&amp;<text:s/>Klönne,<text:s/>1986<text:s/>|<text:s/>|<text:s/>|zu:312:46M8EKP8},@<text:s/>{<text:s/>|<text:s/>Orth,<text:s/>2000<text:s/>|<text:s/>|<text:s/>|zu:312:ZWUMNVHW},@<text:s/>{<text:s/>|<text:s/>Plato,<text:s/>et<text:s/>al.,<text:s/>2010<text:s/>|<text:s/>|<text:s/>|zu:312:CW9VTWBJ},@<text:s/>{<text:s/>|<text:s/>Schulte,<text:s/>2001<text:s/>|<text:s/>|<text:s/>|zu:312:TXTJCSMN},@<text:s/>{<text:s/>|<text:s/>Spoerer,<text:s/>&amp;<text:s/>Fleischhacker,<text:s/>2002<text:s/>|<text:s/>|<text:s/>|zu:312:BQG2KA2C},@<text:s/>{<text:s/>|<text:s/>Spoerer,<text:s/>2001<text:s/>|<text:s/>|<text:s/>|zu:312:3NENPKGF},@<text:s/>{<text:s/>|<text:s/>Wachsmann,<text:s/>2015<text:s/>|<text:s/>|<text:s/>|zu:312:8CMWJHI4},@<text:s/>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9_3"><text:s/>The<text:s/>main<text:s/>sources<text:s/>consulted<text:s/>in<text:s/>this<text:s/>research<text:s/>are<text:s/>several<text:s/>works<text:s/>by<text:s/>Ulrich<text:s/>Herbert<text:s/>who<text:s/>most<text:s/>forcefully<text:s/>shows<text:s/>the<text:s/>number<text:s/>of<text:s/>laborers<text:s/>the<text:s/>Germans<text:s/>used<text:s/>during<text:s/>the<text:s/>Nazi<text:s/>period,<text:s/>and<text:s/>the<text:s/>different<text:s/>types<text:s/>of<text:s/>laborers<text:s/>employed<text:s/>and<text:s/>exploited.</text:span><text:span text:style-name="T9_4"><text:note text:note-class="footnote"><text:note-citation/><text:note-body><text:p text:style-name="P10"><text:span text:style-name="T10_1"><text:s/></text:span><text:span text:style-name="T10_2">{<text:s/>|<text:s/>Herbert,<text:s/>1993<text:s/>|<text:s/>|<text:s/>|zu:312:JKA7KXZD},@<text:s/>{<text:s/>|<text:s/>Herbert,<text:s/>1997<text:s/>|<text:s/>|<text:s/>|zu:312:MH5ZKCU2},@<text:s/>{<text:s/>|<text:s/>Herbert,<text:s/>2000<text:s/>|<text:s/>|<text:s/>|zu:312:HHATTJ6U},@<text:s/>{<text:s/>|<text:s/>Herbert,<text:s/>2000<text:s/>|<text:s/>|<text:s/>|zu:312:65DIJH2G},@<text:s/>{<text:s/>|<text:s/>Herbert,<text:s/>2001<text:s/>|<text:s/>|<text:s/>|zu:312:NX3XF3Z3}</text:span></text:p></text:note-body></text:note></text:span><text:span text:style-name="T10_3"><text:s/>Most<text:s/>compelling<text:s/>is<text:s/>his<text:s/>argument<text:s/>that<text:s/>the<text:s/>system<text:s/>of<text:s/>forced<text:s/>and<text:s/>slave<text:s/>labor<text:s/>was<text:s/>the<text:s/>system<text:s/>the<text:s/>Nazis<text:s/>were<text:s/>going<text:s/>to<text:s/>rely<text:s/>on<text:s/>even<text:s/>after<text:s/>war.<text:s/>Based<text:s/>on<text:s/>their<text:s/>racial<text:s/>ideology,<text:s/>the<text:s/>Nazis<text:s/>were<text:s/>to<text:s/>build<text:s/>the<text:s/>Third<text:s/>Reich<text:s/>using<text:s/>the<text:s/>“racially<text:s/>inferior”<text:s/>Europeans<text:s/>as<text:s/>slaves.</text:span><text:span text:style-name="T10_4"><text:note text:note-class="footnote"><text:note-citation/><text:note-body><text:p text:style-name="P11"><text:span text:style-name="T11_1"><text:s/></text:span><text:span text:style-name="T11_2">{<text:s/>|<text:s/>Herbert,<text:s/>2000<text:s/>|<text:s/>p.<text:s/>199-200<text:s/>|<text:s/>|zu:312:HHATTJ6U}</text:span></text:p></text:note-body></text:note></text:span><text:span text:style-name="T11_3"><text:s/>Marc<text:s/>Buggeln<text:s/>also<text:s/>presents<text:s/>an<text:s/>influential<text:s/>argument<text:s/>about<text:s/>the<text:s/>different<text:s/>classifications<text:s/>of<text:s/>workers<text:s/>in<text:s/>Germany<text:s/>during<text:s/>the<text:s/>Third<text:s/>Reich,<text:s/>particularly<text:s/>the<text:s/>continually<text:s/>changing<text:s/>focus<text:s/>of<text:s/>the<text:s/>camps<text:s/>and<text:s/>inmates<text:s/>purpose<text:s/>in<text:s/>SS<text:s/>goals<text:s/>for<text:s/>economic<text:s/>integration.</text:span><text:span text:style-name="T11_4"><text:note text:note-class="footnote"><text:note-citation/><text:note-body><text:p text:style-name="P12"><text:span text:style-name="T12_1"><text:s/></text:span><text:span text:style-name="T12_2">{<text:s/>|<text:s/>Buggeln,<text:s/>2008<text:s/>|<text:s/>|<text:s/>|zu:312:84Z3U947},@<text:s/>{<text:s/>|<text:s/>Buggeln,<text:s/>2009<text:s/>|<text:s/>|<text:s/>|zu:312:DAV7UDIN},@<text:s/>{<text:s/>|<text:s/>Buggeln,<text:s/>2012<text:s/>|<text:s/>|<text:s/>|zu:312:5R2GQ4G6},@<text:s/>{<text:s/>|<text:s/>Buggeln,<text:s/>&amp;<text:s/>Cohen,<text:s/>2015<text:s/>|<text:s/>|<text:s/>|zu:312:IX4ZG4IW}</text:span></text:p></text:note-body></text:note></text:span><text:span text:style-name="T12_3"><text:s/>Paul<text:s/>Jaskot’s<text:s/>work<text:s/>summarizes<text:s/>the<text:s/>focus<text:s/>on<text:s/>the<text:s/>building<text:s/>materials<text:s/>supply<text:s/>in<text:s/>the<text:s/>early<text:s/>years<text:s/>of<text:s/>the<text:s/>SS.<text:s/>He<text:s/>ties<text:s/>the<text:s/>early<text:s/>business<text:s/>enterprises<text:s/>of<text:s/>the<text:s/>SS<text:s/>into<text:s/>monumental<text:s/>building<text:s/>plans<text:s/>of<text:s/>Speer<text:s/>and<text:s/>Hitler,<text:s/>and<text:s/>makes<text:s/>plain<text:s/>the<text:s/>SS<text:s/>use<text:s/>of<text:s/>slave<text:s/>labor<text:s/>to<text:s/>accomplish<text:s/>early<text:s/>SS<text:s/>economic<text:s/>goals.<text:s/>Mark<text:s/>Spoerer<text:s/>and<text:s/>Jochen<text:s/>Fleischhacker’s<text:s/>article<text:s/>is<text:s/>also<text:s/>significant<text:s/>in<text:s/>formulating<text:s/>the<text:s/>differences<text:s/>between<text:s/>the<text:s/>types<text:s/>of<text:s/>workers<text:s/>in<text:s/>Germany.</text:span><text:span text:style-name="T12_4"><text:note text:note-class="footnote"><text:note-citation/><text:note-body><text:p text:style-name="P13"><text:span text:style-name="T13_1"><text:s/></text:span><text:span text:style-name="T13_2">{<text:s/>|<text:s/>Spoerer,<text:s/>&amp;<text:s/>Fleischhacker,<text:s/>2002<text:s/>|<text:s/>|<text:s/>|zu:312:BQG2KA2C}<text:s/>See<text:s/>also<text:s/>Spoerer’s<text:s/>book<text:s/>on<text:s/>the<text:s/>forced<text:s/>labor,<text:s/>{<text:s/>|<text:s/>Spoerer,<text:s/>2001<text:s/>|<text:s/>|<text:s/>|zu:312:3NENPKGF}</text:span></text:p></text:note-body></text:note></text:span><text:span text:style-name="T13_3"><text:s/>Nikolaus<text:s/>Wachsmann’s<text:s/>latest<text:s/>book<text:s/>on<text:s/>the<text:s/>concentration<text:s/>camp<text:s/>systems<text:s/>is<text:s/>perhaps<text:s/>the<text:s/>most<text:s/>comprehensive<text:s/>and<text:s/>detailed<text:s/>synthesis<text:s/>on<text:s/>the<text:s/>camp<text:s/>systems.</text:span><text:span text:style-name="T13_4"><text:note text:note-class="footnote"><text:note-citation/><text:note-body><text:p text:style-name="P14"><text:span text:style-name="T14_1"><text:s/></text:span><text:span text:style-name="T14_2">{<text:s/>|<text:s/>Wachsmann,<text:s/>2015<text:s/>|<text:s/>|<text:s/>|zu:312:8CMWJHI4}</text:span></text:p></text:note-body></text:note></text:span></text:p>
      <text:p text:style-name="P15"><text:span text:style-name="T15_1">The<text:s/>history<text:s/>of<text:s/>the<text:s/>SS,<text:s/>biographies<text:s/>of<text:s/>its<text:s/>leaders,<text:s/>collaboration<text:s/>between<text:s/>the<text:s/>SS<text:s/>and<text:s/>businesses,<text:s/>and<text:s/>the<text:s/>SS<text:s/>role<text:s/>in<text:s/>concentration<text:s/>camps<text:s/>and<text:s/>labor<text:s/>have<text:s/>been<text:s/>adequately<text:s/>researched<text:s/>elsewhere.</text:span><text:span text:style-name="T15_2"><text:note text:note-class="footnote"><text:note-citation/><text:note-body><text:p text:style-name="P16"><text:span text:style-name="T16_1"><text:s/></text:span><text:span text:style-name="T16_2">An<text:s/>incomplete<text:s/>sampling<text:s/>of<text:s/>such<text:s/>works<text:s/>include<text:s/>{<text:s/>|<text:s/>Allen,<text:s/>&amp;<text:s/>Mazal<text:s/>Holocaust<text:s/>Collection,<text:s/>2006<text:s/>|<text:s/>|<text:s/>|zu:312:WFSD2VDT},@<text:s/>{<text:s/>|<text:s/>Allen,<text:s/>1997<text:s/>|<text:s/>|<text:s/>|zu:312:4P6IRXST},@<text:s/>{<text:s/>|<text:s/>Allen,<text:s/>2002<text:s/>|<text:s/>|<text:s/>|zu:312:DVWW3STE},@<text:s/>{<text:s/>|<text:s/>Bessel,<text:s/>&amp;<text:s/>Mazal<text:s/>Holocaust<text:s/>Collection,<text:s/>1984<text:s/>|<text:s/>|<text:s/>|zu:312:HIIJN3QB},@<text:s/>{<text:s/>|<text:s/>Browder,<text:s/>1990<text:s/>|<text:s/>|<text:s/>|zu:312:RH5TI2JT},@<text:s/>{<text:s/>|<text:s/>Browder,<text:s/>&amp;<text:s/>Mazal<text:s/>Holocaust<text:s/>Collection,<text:s/>1996<text:s/>|<text:s/>|<text:s/>|zu:312:NSIMXQ26},@<text:s/>{<text:s/>|<text:s/>Campbell,<text:s/>&amp;<text:s/>Mazal<text:s/>Holocaust<text:s/>Collection,<text:s/>1998<text:s/>|<text:s/>|<text:s/>|zu:312:H5KCQACW},@<text:s/>{<text:s/>|<text:s/>Conroy,<text:s/>2011<text:s/>|<text:s/>|<text:s/>|zu:312:B67FNQIP},@<text:s/>{<text:s/>|<text:s/>Fischer,<text:s/>2014<text:s/>|<text:s/>|<text:s/>|zu:312:UKIDJHW3},@<text:s/>{<text:s/>|<text:s/>Gallo,<text:s/>&amp;<text:s/>Mazal<text:s/>Holocaust<text:s/>Collection,<text:s/>1972<text:s/>|<text:s/>|<text:s/>|zu:312:TBMDAJEG},@<text:s/>{<text:s/>|<text:s/>Georg,<text:s/>1963<text:s/>|<text:s/>|<text:s/>|zu:312:GD36X4AS},<text:s/>{<text:s/>|<text:s/>Graber,<text:s/>1978<text:s/>|<text:s/>|<text:s/>|zu:312:9FTUIWPK},@<text:s/>{<text:s/>|<text:s/>Himmler,<text:s/>et<text:s/>al.,<text:s/>2016<text:s/>|<text:s/>|<text:s/>|zu:312:4QNZDHPD},@<text:s/>{<text:s/>|<text:s/>Himmler,<text:s/>&amp;<text:s/>Mitchell,<text:s/>2007<text:s/>|<text:s/>|<text:s/>|zu:312:99G3G7BM},@<text:s/>{<text:s/>|<text:s/>Höhne,<text:s/>&amp;<text:s/>Mazal<text:s/>Holocaust<text:s/>Collection,<text:s/>1970<text:s/>|<text:s/>|<text:s/>|zu:312:8RRMEJKC},@<text:s/>{<text:s/>|<text:s/>Institut<text:s/>für<text:s/>Zeitgeschichte<text:s/>(Munich,<text:s/>&amp;<text:s/>Krausnick,<text:s/>1968<text:s/>|<text:s/>|<text:s/>|zu:312:UQUI6VQG},@<text:s/>{<text:s/>|<text:s/>Jaskot,<text:s/>2000<text:s/>|<text:s/>|<text:s/>|zu:312:SS2XWXNE},@<text:s/>{<text:s/>|<text:s/>Koehl,<text:s/>2000<text:s/>|<text:s/>|<text:s/>|zu:312:JEEFQCE7},@<text:s/>{<text:s/>|<text:s/>Koehl,<text:s/>1983<text:s/>|<text:s/>|<text:s/>|zu:312:F82WSRVT},@<text:s/>{<text:s/>|<text:s/>Langerbein,<text:s/>2004<text:s/>|<text:s/>|<text:s/>|zu:312:MMA8FZZ6},@<text:s/>{<text:s/>|<text:s/>Lenz,<text:s/>1982<text:s/>|<text:s/>|<text:s/>|zu:312:8GJEDUCS},@<text:s/>{<text:s/>|<text:s/>Longerich,<text:s/>et<text:s/>al.,<text:s/>2012<text:s/>|<text:s/>|<text:s/>|zu:312:I5FCUPXV},@<text:s/>{<text:s/>|<text:s/>Ludecke,<text:s/>&amp;<text:s/>Carruthers,<text:s/>2013<text:s/>|<text:s/>|<text:s/>|zu:312:TSX829WD},@<text:s/>{<text:s/>|<text:s/>Lumsden,<text:s/>1997<text:s/>|<text:s/>|<text:s/>|zu:312:ETT52DHP},@<text:s/>{<text:s/>|<text:s/>Maracin,<text:s/>2004<text:s/>|<text:s/>|<text:s/>|zu:312:B22SPKV4},@<text:s/>{<text:s/>|<text:s/>Miller,<text:s/>&amp;<text:s/>Schulz,<text:s/>2015<text:s/>|<text:s/>|<text:s/>|zu:312:E8CVZ75J},@<text:s/>{<text:s/>|<text:s/>Oven,<text:s/>&amp;<text:s/>Hancock,<text:s/>2010<text:s/>|<text:s/>|<text:s/>|zu:312:XWR4X9VX},@<text:s/>{<text:s/>|<text:s/>Padfield,<text:s/>1990<text:s/>|<text:s/>|<text:s/>|zu:312:TGE7BUWS},@<text:s/>{<text:s/>|<text:s/>Pringle,<text:s/>2006<text:s/>|<text:s/>|<text:s/>|zu:312:SSJ23EXF},@<text:s/>{<text:s/>|<text:s/>Reiche,<text:s/>1986<text:s/>|<text:s/>|<text:s/>|zu:312:I73VZ5NM},@<text:s/>{<text:s/>|<text:s/>Reitlinger,<text:s/>1981<text:s/>|<text:s/>|<text:s/>|zu:312:JBKXXD95},@<text:s/>{<text:s/>|<text:s/>Rhodes,<text:s/>2002<text:s/>|<text:s/>|<text:s/>|zu:312:BQCAUK2B},@<text:s/>{<text:s/>|<text:s/>Speer,<text:s/>1981<text:s/>|<text:s/>|<text:s/>|zu:312:VGEFA5R7},@<text:s/>{<text:s/>|<text:s/>Wachsmann,<text:s/>2015<text:s/>|<text:s/>|<text:s/>|zu:312:8CMWJHI4},@<text:s/>{<text:s/>|<text:s/>Weale,<text:s/>2010<text:s/>|<text:s/>|<text:s/>|zu:312:2W52NHR6},@<text:s/>{<text:s/>|<text:s/>Worth,<text:s/>2005<text:s/>|<text:s/>|<text:s/>|zu:312:W8V49JTA},@<text:s/>{<text:s/>|<text:s/>Ziegler,<text:s/>&amp;<text:s/>Mazal<text:s/>Holocaust<text:s/>Collection,<text:s/>1989<text:s/>|<text:s/>|<text:s/>|zu:312:4HGNDJS2}</text:span></text:p></text:note-body></text:note></text:span><text:span text:style-name="T16_3"><text:s/>Academic<text:s/>debate<text:s/>on<text:s/>the<text:s/>SS<text:s/>use<text:s/>of<text:s/>inmates<text:s/>for<text:s/>labor<text:s/>is<text:s/>also<text:s/>available.</text:span><text:span text:style-name="T16_4"><text:note text:note-class="footnote"><text:note-citation/><text:note-body><text:p text:style-name="P17"><text:span text:style-name="T17_1"><text:s/></text:span><text:span text:style-name="T17_2">A<text:s/>similarly<text:s/>incomplete,<text:s/>and<text:s/>somewhat<text:s/>overlapping,<text:s/>list<text:s/>of<text:s/>works<text:s/>include:<text:s/>{<text:s/>|<text:s/>Allen,<text:s/>2002<text:s/>|<text:s/>|<text:s/>|zu:312:DVWW3STE}{<text:s/>|<text:s/>Bartuschka,<text:s/>2011<text:s/>|<text:s/>|<text:s/>|zu:312:V6ACU74E},@<text:s/>{<text:s/>|<text:s/>Billstein,<text:s/>et<text:s/>al.,<text:s/>2000<text:s/>|<text:s/>|<text:s/>|zu:312:U8GTUVB3},@<text:s/>{<text:s/>|<text:s/>Browning,<text:s/>&amp;<text:s/>Mazal<text:s/>Holocaust<text:s/>Collection,<text:s/>2010<text:s/>|<text:s/>|<text:s/>|zu:312:NNCFKR4D},@<text:s/>{<text:s/>|<text:s/>Buggeln,<text:s/>&amp;<text:s/>Cohen,<text:s/>2015<text:s/>|<text:s/>|<text:s/>|zu:312:IX4ZG4IW},@<text:s/>{<text:s/>|<text:s/>Caplan,<text:s/>et<text:s/>al.,<text:s/>2010<text:s/>|<text:s/>|<text:s/>|zu:312:8E84CKBG},@<text:s/>{<text:s/>|<text:s/>Center<text:s/>for<text:s/>Advanced<text:s/>Holocaust<text:s/>Studies,<text:s/>2004<text:s/>|<text:s/>|<text:s/>|zu:312:TSNRMNQX},@<text:s/>{<text:s/>|<text:s/>Georg,<text:s/>1963<text:s/>|<text:s/>|<text:s/>|zu:312:GD36X4AS},@<text:s/>{<text:s/>|<text:s/>Gruner,<text:s/>&amp;<text:s/>Dell'Orto,<text:s/>2006<text:s/>|<text:s/>|<text:s/>|zu:312:K8KATHAN},@<text:s/>{<text:s/>|<text:s/>Hamburger<text:s/>Stiftung<text:s/>zur<text:s/>Förderung<text:s/>von<text:s/>Wissenschaft<text:s/>und<text:s/>Kultur<text:s/>(Germany),<text:s/>1991<text:s/>|<text:s/>|<text:s/>|zu:312:RDJMHJ4I},@<text:s/>{<text:s/>|<text:s/>Herbert,<text:s/>1993<text:s/>|<text:s/>|<text:s/>|zu:312:JKA7KXZD},@<text:s/>{<text:s/>|<text:s/>Herbert,<text:s/>1997<text:s/>|<text:s/>|<text:s/>|zu:312:MH5ZKCU2},@<text:s/>{<text:s/>|<text:s/>Herbert,<text:s/>2000<text:s/>|<text:s/>|<text:s/>|zu:312:HHATTJ6U},@<text:s/>{<text:s/>|<text:s/>Herbert,<text:s/>2001<text:s/>|<text:s/>|<text:s/>|zu:312:NX3XF3Z3},@<text:s/>{<text:s/>|<text:s/>Jaskot,<text:s/>2000<text:s/>|<text:s/>|<text:s/>|zu:312:SS2XWXNE},@<text:s/>{<text:s/>|<text:s/>Kaienburg,<text:s/>1990<text:s/>|<text:s/>|<text:s/>|zu:312:IA8H2ANB},@<text:s/>{<text:s/>|<text:s/>Plato,<text:s/>et<text:s/>al.,<text:s/>2010<text:s/>|<text:s/>|<text:s/>|zu:312:CW9VTWBJ},@<text:s/>{<text:s/>|<text:s/>Schulte,<text:s/>2001<text:s/>|<text:s/>|<text:s/>|zu:312:TXTJCSMN},@<text:s/>{<text:s/>|<text:s/>Spoerer,<text:s/>&amp;<text:s/>Fleischhacker,<text:s/>2002<text:s/>|<text:s/>|<text:s/>|zu:312:BQG2KA2C},@<text:s/>{<text:s/>|<text:s/>Spoerer,<text:s/>2001<text:s/>|<text:s/>|<text:s/>|zu:312:3NENPKGF},@<text:s/>{<text:s/>|<text:s/>Wachsmann,<text:s/>2015<text:s/>|<text:s/>|<text:s/>|zu:312:8CMWJHI4},@<text:s/>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17_3"><text:s/></text:span><text:bookmark-start text:name="Production_and_Labor_in_Nazi_G"/><text:span text:style-name="T17_4">This</text:span><text:bookmark-end text:name="Production_and_Labor_in_Nazi_G"/><text:span text:style-name="T17_5"><text:s/>chapter<text:s/>summarizes<text:s/>this<text:s/>research<text:s/>to<text:s/>show<text:s/>some<text:s/>of<text:s/>the<text:s/>factors<text:s/>that<text:s/>led<text:s/>to<text:s/>the<text:s/>camps<text:s/>and<text:s/>underground<text:s/>projects<text:s/>at<text:s/>Porta<text:s/>Westfalica.</text:span></text:p>
      <text:p text:style-name="P18"><text:bookmark-start text:name="H1_Changing_Role_of_SS"/><text:span text:style-name="T18_1">Changing</text:span><text:bookmark-end text:name="H1_Changing_Role_of_SS"/><text:span text:style-name="T18_2"><text:s/>Role<text:s/>of<text:s/>SS</text:span></text:p>
      <text:p text:style-name="P19"><text:span text:style-name="T19_1">Under<text:s/>Heinrich<text:s/>Himmler,<text:s/>the<text:s/>SS<text:s/>gained<text:s/>control<text:s/>of<text:s/>the<text:s/>concentration<text:s/>camp<text:s/>system<text:s/>and<text:s/>became<text:s/>the<text:s/>lethal<text:s/>enforcer<text:s/>of<text:s/>Nazi<text:s/>racial<text:s/>ideology.</text:span><text:span text:style-name="T19_2"><text:note text:note-class="footnote"><text:note-citation/><text:note-body><text:p text:style-name="P20"><text:span text:style-name="T20_1"><text:s/></text:span><text:span text:style-name="T20_2">Much<text:s/>has<text:s/>been<text:s/>written<text:s/>about<text:s/>Himmler<text:s/>and<text:s/>other<text:s/>SS<text:s/>and<text:s/>Nazi<text:s/>leaders.<text:s/>See<text:s/>here<text:s/>for<text:s/>a<text:s/>small<text:s/>sampling.<text:s/>{<text:s/>|<text:s/>Allen,<text:s/>&amp;<text:s/>Mazal<text:s/>Holocaust<text:s/>Collection,<text:s/>2006<text:s/>|<text:s/>|<text:s/>|zu:312:WFSD2VDT},@<text:s/>{<text:s/>|<text:s/>Breitman,<text:s/>1991<text:s/>|<text:s/>|<text:s/>|zu:312:3QMAKZ47},@<text:s/>{<text:s/>|<text:s/>Conroy,<text:s/>2011<text:s/>|<text:s/>|<text:s/>|zu:312:B67FNQIP},@<text:s/>{<text:s/>|<text:s/>Himmler,<text:s/>et<text:s/>al.,<text:s/>2016<text:s/>|<text:s/>|<text:s/>|zu:312:4QNZDHPD},@<text:s/>{<text:s/>|<text:s/>Himmler,<text:s/>&amp;<text:s/>Mitchell,<text:s/>2007<text:s/>|<text:s/>|<text:s/>|zu:312:99G3G7BM},@<text:s/>{<text:s/>|<text:s/>Longerich,<text:s/>et<text:s/>al.,<text:s/>2012<text:s/>|<text:s/>|<text:s/>|zu:312:I5FCUPXV},@<text:s/>{<text:s/>|<text:s/>Padfield,<text:s/>1990<text:s/>|<text:s/>|<text:s/>|zu:312:TGE7BUWS},@<text:s/>{<text:s/>|<text:s/>Pringle,<text:s/>2006<text:s/>|<text:s/>|<text:s/>|zu:312:SSJ23EXF},@<text:s/>{<text:s/>|<text:s/>Speer,<text:s/>1981<text:s/>|<text:s/>|<text:s/>|zu:312:VGEFA5R7},@<text:s/>{<text:s/>|<text:s/>Worth,<text:s/>2005<text:s/>|<text:s/>|<text:s/>|zu:312:W8V49JTA},@<text:s/>{<text:s/>|<text:s/>Ziegler,<text:s/>&amp;<text:s/>Mazal<text:s/>Holocaust<text:s/>Collection,<text:s/>1989<text:s/>|<text:s/>|<text:s/>|zu:312:4HGNDJS2}</text:span></text:p></text:note-body></text:note></text:span><text:span text:style-name="T20_3"><text:s/></text:span><text:bookmark-start text:name="Intro"/><text:span text:style-name="T20_4">Himmler</text:span><text:bookmark-end text:name="Intro"/><text:span text:style-name="T20_5"><text:s/>also<text:s/>had<text:s/>goals<text:s/>to<text:s/>control<text:s/>much<text:s/>of<text:s/>the<text:s/>German<text:s/>economy,<text:s/>yet<text:s/>most<text:s/>of<text:s/>the<text:s/>SS<text:s/>business<text:s/>ventures<text:s/>were<text:s/>economically<text:s/>unsuccessful.<text:s/>Himmler<text:s/>found<text:s/>that<text:s/>the<text:s/>greatest<text:s/>influence<text:s/>for<text:s/>the<text:s/>SS<text:s/>in<text:s/>the<text:s/>German<text:s/>economy<text:s/>was<text:s/>their<text:s/>control<text:s/>of<text:s/>a<text:s/>large<text:s/>labor<text:s/>pool.<text:s/>The<text:s/>focus<text:s/>placed<text:s/>on<text:s/>this<text:s/>mix<text:s/>between<text:s/>ideology<text:s/>and<text:s/>economic<text:s/>interests<text:s/>fluctuated<text:s/>throughout<text:s/>the<text:s/>war<text:s/>as<text:s/>Himmler<text:s/>balanced<text:s/>practical<text:s/>building<text:s/>schedules<text:s/>and<text:s/>pressure<text:s/>to<text:s/>expel<text:s/>Jews<text:s/>from<text:s/>Germany<text:s/>and<text:s/>exterminate<text:s/>Europe's<text:s/>Jews.<text:s/>Economic<text:s/>and<text:s/>racial<text:s/>endeavors<text:s/>were<text:s/>all<text:s/>a<text:s/>means<text:s/>for<text:s/>Himmler’s<text:s/>greater<text:s/>ends<text:s/>of<text:s/>a<text:s/>new<text:s/>Aryan<text:s/>Deutschtum.<text:s/>This<text:s/>section<text:s/>summarizes<text:s/>Himmler’s<text:s/>influence<text:s/>and<text:s/>control<text:s/>of<text:s/>the<text:s/>SS,<text:s/>shaping<text:s/>it<text:s/>as<text:s/>an<text:s/>elite<text:s/>embodiment<text:s/>of<text:s/>Nazi<text:s/>ideology<text:s/>and<text:s/>primary<text:s/>enforcer<text:s/>of<text:s/>those<text:s/>doctrines.<text:s/>It<text:s/>also<text:s/>describes<text:s/>Himmler’s<text:s/>efforts<text:s/>to<text:s/>lead<text:s/>the<text:s/>SS<text:s/>to<text:s/>economic<text:s/>and<text:s/>military<text:s/>self-sufficiency<text:s/>through<text:s/>business<text:s/>endeavors<text:s/>and<text:s/>attempts<text:s/>at<text:s/>controlling<text:s/>armaments<text:s/>production.<text:s/>Finally,<text:s/>this<text:s/>section<text:s/>shows<text:s/>how<text:s/>changes<text:s/>in<text:s/>the<text:s/>war<text:s/>and<text:s/>economy<text:s/>led<text:s/>Himmler<text:s/>to<text:s/>concede<text:s/>to<text:s/>practicality<text:s/>over<text:s/>ideology<text:s/>on<text:s/>issues<text:s/>such<text:s/>as<text:s/>building<text:s/>focus,<text:s/>the<text:s/>relationship<text:s/>between<text:s/>concentration<text:s/>camps<text:s/>and<text:s/>factories,<text:s/>and<text:s/>the<text:s/>use<text:s/>of<text:s/>Jews<text:s/>for<text:s/>labor.<text:s/>These<text:s/>factors<text:s/>lead<text:s/>to<text:s/>the<text:s/>creation<text:s/>of<text:s/>satellite<text:s/>camps<text:s/>like<text:s/>those<text:s/>at<text:s/>Porta<text:s/>Westfalica;<text:s/>massive<text:s/>underground<text:s/>factory<text:s/>relocation<text:s/>programs<text:s/>stocked<text:s/>with<text:s/>groups<text:s/>of<text:s/>inmates<text:s/>from<text:s/>multiple<text:s/>nationalities<text:s/>forced<text:s/>into<text:s/>less-than-slave<text:s/>conditions<text:s/>to<text:s/>work<text:s/>for<text:s/>Germany’s<text:s/>desperate<text:s/>attempt<text:s/>to<text:s/>maintain<text:s/>armaments<text:s/>and<text:s/>fuel<text:s/>production<text:s/>for<text:s/>an<text:s/>increasingly<text:s/>hopeless<text:s/>war.<text:s/>The<text:s/>formation<text:s/>of<text:s/>the<text:s/>SS<text:s/>and<text:s/>the<text:s/>conflict<text:s/>with<text:s/>the<text:s/>SA,<text:s/>and<text:s/>their<text:s/>respective<text:s/>histories,<text:s/>exist<text:s/>in<text:s/>the<text:s/>works<text:s/>noted<text:s/>previously.</text:span></text:p>
      <text:p text:style-name="P21"><text:bookmark-start text:name="H2_SS_comes_under_Himmler"/><text:span text:style-name="T21_1">The</text:span><text:bookmark-end text:name="H2_SS_comes_under_Himmler"/><text:span text:style-name="T21_2"><text:s/>SS<text:s/>Under<text:s/>Himmler</text:span></text:p>
      <text:p text:style-name="P22"><text:span text:style-name="T22_1">The<text:s/>course<text:s/>that<text:s/>the<text:s/>SS<text:s/>embarked<text:s/>on<text:s/>from<text:s/>1925<text:s/>until<text:s/>the<text:s/>end<text:s/>of<text:s/>the<text:s/>war<text:s/>hangs<text:s/>nearly<text:s/>exclusively<text:s/>on<text:s/>Heinrich<text:s/>Himmler.<text:s/>Influential<text:s/>since<text:s/>the<text:s/>founding<text:s/>of<text:s/>the<text:s/>SS,<text:s/>Himmler’s<text:s/>goals<text:s/>and<text:s/>aspirations<text:s/>directed<text:s/>the<text:s/>actions<text:s/>of<text:s/>the<text:s/>SS<text:s/>and<text:s/>its<text:s/>members,<text:s/>and<text:s/>affected<text:s/>nearly<text:s/>every<text:s/>inhabitant<text:s/>of<text:s/>Europe.<text:s/>In<text:s/>September<text:s/>1925,<text:s/>Hitler<text:s/>organized<text:s/>a<text:s/>small<text:s/>group<text:s/>of<text:s/>party<text:s/>thugs<text:s/>into<text:s/>protection<text:s/>squads<text:s/>(</text:span><text:span text:style-name="T22_2">Schutzstaffeln</text:span><text:span text:style-name="T22_3">,<text:s/>SS)<text:s/>to<text:s/>better<text:s/>protect<text:s/>selected<text:s/>high<text:s/>level<text:s/>NSDAP<text:s/>leaders<text:s/>during<text:s/>meetings<text:s/>and<text:s/>speeches,<text:s/>and<text:s/>to<text:s/>replace<text:s/>the<text:s/>SA<text:s/>(</text:span><text:span text:style-name="T22_4">Sturmabteilung</text:span><text:span text:style-name="T22_5">)<text:s/>as<text:s/>Hitler’s<text:s/>personal<text:s/>guards.</text:span><text:span text:style-name="T22_6"><text:note text:note-class="footnote"><text:note-citation/><text:note-body><text:p text:style-name="P23"><text:span text:style-name="T23_1"><text:s/></text:span><text:span text:style-name="T23_2">For<text:s/>the<text:s/>history<text:s/>of<text:s/>the<text:s/>SA<text:s/>see<text:s/>the<text:s/>following:<text:s/>{<text:s/>|<text:s/>Campbell,<text:s/>&amp;<text:s/>Mazal<text:s/>Holocaust<text:s/>Collection,<text:s/>1998<text:s/>|<text:s/>|<text:s/>|zu:312:H5KCQACW},@<text:s/>{<text:s/>|<text:s/>Gallo,<text:s/>&amp;<text:s/>Mazal<text:s/>Holocaust<text:s/>Collection,<text:s/>1972<text:s/>|<text:s/>|<text:s/>|zu:312:TBMDAJEG},@<text:s/>{<text:s/>|<text:s/>Oven,<text:s/>&amp;<text:s/>Hancock,<text:s/>2010<text:s/>|<text:s/>|<text:s/>|zu:312:XWR4X9VX},@<text:s/>{<text:s/>|<text:s/>Reiche,<text:s/>1986<text:s/>|<text:s/>|<text:s/>|zu:312:I73VZ5NM}</text:span></text:p></text:note-body></text:note></text:span><text:span text:style-name="T23_3"><text:s/>The<text:s/>squads<text:s/>were<text:s/>not<text:s/>organized<text:s/>as<text:s/>a<text:s/>paramilitary<text:s/>group<text:s/>to<text:s/>contend<text:s/>with<text:s/>the<text:s/>SA,<text:s/>but<text:s/>served<text:s/>as<text:s/>body<text:s/>guards<text:s/>with<text:s/>the<text:s/>additional<text:s/>roles<text:s/>as<text:s/>examples<text:s/>of<text:s/>strictly<text:s/>adhering<text:s/>to<text:s/>party<text:s/>discipline<text:s/>and<text:s/>actively<text:s/>recruiting<text:s/>members<text:s/>for<text:s/>the<text:s/>party.</text:span><text:span text:style-name="T23_4"><text:note text:note-class="footnote"><text:note-citation/><text:note-body><text:p text:style-name="P24"><text:span text:style-name="T24_1"><text:s/></text:span><text:span text:style-name="T24_2">{<text:s/>|<text:s/>Longerich,<text:s/>et<text:s/>al.,<text:s/>2012<text:s/>|<text:s/>p.<text:s/>110-112<text:s/>|<text:s/>|zu:312:I5FCUPXV}</text:span></text:p></text:note-body></text:note></text:span><text:span text:style-name="T24_3"><text:s/></text:span><text:bookmark-start text:name="1925_Elite_body_guard"/><text:span text:style-name="T24_4">On</text:span><text:bookmark-end text:name="1925_Elite_body_guard"/><text:span text:style-name="T24_5"><text:s/>January<text:s/>20,<text:s/>1929<text:s/>Hitler<text:s/>appointed<text:s/>Heinrich<text:s/>Himmler<text:s/>as<text:s/>Reichsführer-SS.</text:span></text:p>
      <text:p text:style-name="P25"><text:span text:style-name="T25_1">Himmler’s<text:s/>first<text:s/>enlargement<text:s/>of<text:s/>power<text:s/>came<text:s/>because<text:s/>of<text:s/>the<text:s/>conflict<text:s/>between<text:s/>the<text:s/>SA<text:s/>and<text:s/>Hitler,<text:s/>which<text:s/>continued<text:s/>from<text:s/>1924<text:s/>into<text:s/>the<text:s/>early<text:s/>1930s.<text:s/>Seeking<text:s/>more<text:s/>political<text:s/>power<text:s/>within<text:s/>the<text:s/>NDSAP<text:s/>party,<text:s/>SA<text:s/>leaders<text:s/>took<text:s/>physical<text:s/>measures<text:s/>and<text:s/>stormed<text:s/>several<text:s/>NSDAP<text:s/>headquarters<text:s/>in<text:s/>Dachau,<text:s/>Hanau,<text:s/>and<text:s/>Berlin<text:s/>in<text:s/>late<text:s/>1930<text:s/>and<text:s/>early<text:s/>1931.</text:span><text:span text:style-name="T25_2"><text:note text:note-class="footnote"><text:note-citation/><text:note-body><text:p text:style-name="P26"><text:span text:style-name="T26_1"><text:s/></text:span><text:span text:style-name="T26_2">{<text:s/>|<text:s/>Longerich,<text:s/>et<text:s/>al.,<text:s/>2012<text:s/>|<text:s/>p.<text:s/>117-118<text:s/>|<text:s/>|zu:312:I5FCUPXV}</text:span></text:p></text:note-body></text:note></text:span><text:span text:style-name="T26_3"><text:s/>Continuous<text:s/>internal<text:s/>disputes<text:s/>and<text:s/>growing<text:s/>unease<text:s/>among<text:s/>German<text:s/>citizens<text:s/>and<text:s/>government<text:s/>officials<text:s/>with<text:s/>the<text:s/>rough<text:s/>and<text:s/>tumble<text:s/>behavior<text:s/>of<text:s/>the<text:s/>SA<text:s/>came<text:s/>to<text:s/>a<text:s/>head<text:s/>in<text:s/>1934.<text:s/>After<text:s/>winning<text:s/>the<text:s/>election<text:s/>in<text:s/>1932,<text:s/>Hitler<text:s/>felt<text:s/>that<text:s/>distancing<text:s/>the<text:s/>Nazi<text:s/>party<text:s/>from<text:s/>the<text:s/>SA<text:s/>would<text:s/>soothe<text:s/>the<text:s/>public<text:s/>and<text:s/>government<text:s/>fears,<text:s/>and<text:s/>in<text:s/>June<text:s/>1934<text:s/>orchestrated<text:s/>the<text:s/>death<text:s/>of<text:s/>nearly<text:s/>two<text:s/>hundred<text:s/>SA<text:s/>leadership<text:s/>under<text:s/>the<text:s/>pretense<text:s/>of<text:s/>silencing<text:s/>dissident<text:s/>political<text:s/>opponents,<text:s/>an<text:s/>event<text:s/>known<text:s/>as<text:s/>the<text:s/>Night<text:s/>of<text:s/>the<text:s/>Long<text:s/>Knives.</text:span><text:span text:style-name="T26_4"><text:note text:note-class="footnote"><text:note-citation/><text:note-body><text:p text:style-name="P27"><text:span text:style-name="T27_1"><text:s/></text:span><text:span text:style-name="T27_2">{<text:s/>|<text:s/>Wachsmann,<text:s/>2015<text:s/>|<text:s/>p.<text:s/>84-86<text:s/>|<text:s/>|zu:312:8CMWJHI4}<text:s/>See<text:s/>also<text:s/>{<text:s/>|<text:s/>Gallo,<text:s/>&amp;<text:s/>Mazal<text:s/>Holocaust<text:s/>Collection,<text:s/>1972<text:s/>|<text:s/>|<text:s/>|zu:312:TBMDAJEG},@<text:s/>{<text:s/>|<text:s/>Ludecke,<text:s/>&amp;<text:s/>Carruthers,<text:s/>2013<text:s/>|<text:s/>|<text:s/>|zu:312:TSX829WD},@<text:s/>{<text:s/>|<text:s/>Maracin,<text:s/>2004<text:s/>|<text:s/>|<text:s/>|zu:312:B22SPKV4}</text:span></text:p></text:note-body></text:note></text:span><text:span text:style-name="T27_3"><text:s/></text:span><text:bookmark-start text:name="Himmler_comes_to_power"/><text:span text:style-name="T27_4">The</text:span><text:bookmark-end text:name="Himmler_comes_to_power"/><text:span text:style-name="T27_5"><text:s/>SS<text:s/>could<text:s/>now<text:s/>fill<text:s/>the<text:s/>void<text:s/>of<text:s/>the<text:s/>SA<text:s/>within<text:s/>the<text:s/>party.</text:span></text:p>
      <text:p text:style-name="P28"><text:bookmark-start text:name="Himmler_gains_complete_control"/><text:span text:style-name="T28_1">Further<text:s/>po</text:span><text:bookmark-end text:name="Himmler_gains_complete_control"/><text:span text:style-name="T28_2">wer<text:s/>came<text:s/>to<text:s/>Himmler<text:s/>in<text:s/>1936<text:s/>when<text:s/>Hitler<text:s/>appointed<text:s/>him<text:s/>chief<text:s/>of<text:s/>German<text:s/>police,<text:s/>and<text:s/>established<text:s/>the<text:s/>Gestapo<text:s/>(</text:span><text:span text:style-name="T28_3">Geheime<text:s/>Staatspolizei</text:span><text:span text:style-name="T28_4">)<text:s/>as<text:s/>a<text:s/>nationwide<text:s/>body<text:s/>with<text:s/>control<text:s/>over<text:s/>all<text:s/>local<text:s/>police<text:s/>with<text:s/>complete<text:s/>authority<text:s/>over<text:s/>custody<text:s/>and<text:s/>confinement<text:s/>within<text:s/>the<text:s/>Reich.<text:s/>This<text:s/>gave<text:s/>Himmler<text:s/>control<text:s/>of<text:s/>the<text:s/>state<text:s/>sponsored<text:s/>concentration<text:s/>camp<text:s/>systems.<text:s/>By<text:s/>1938,<text:s/>Hitler<text:s/>gave<text:s/>the<text:s/>SS<text:s/>financial<text:s/>control<text:s/>of<text:s/>the<text:s/>entire<text:s/>concentration<text:s/>camp<text:s/>system.<text:s/>Himmler<text:s/>now<text:s/>had<text:s/>absolute<text:s/>command<text:s/>over<text:s/>every<text:s/>aspect<text:s/>of<text:s/>the<text:s/>concentration<text:s/>camps.</text:span><text:span text:style-name="T28_5"><text:note text:note-class="footnote"><text:note-citation/><text:note-body><text:p text:style-name="P29"><text:span text:style-name="T29_1"><text:s/></text:span><text:span text:style-name="T29_2">{<text:s/>|<text:s/>Wachsmann,<text:s/>2015<text:s/>|<text:s/>p.<text:s/>94<text:s/>|<text:s/>|zu:312:8CMWJHI4}</text:span></text:p></text:note-body></text:note></text:span></text:p>
      <text:p text:style-name="P30"><text:span text:style-name="T30_1">Before<text:s/>November<text:s/>1935,<text:s/>when<text:s/>the<text:s/>government<text:s/>issued<text:s/>the<text:s/>Nuremberg<text:s/>Laws,<text:s/>Himmler<text:s/>was<text:s/>not<text:s/>overtly<text:s/>anti-Semitic<text:s/>in<text:s/>public<text:s/>statements.</text:span><text:span text:style-name="T30_2"><text:note text:note-class="footnote"><text:note-citation/><text:note-body><text:p text:style-name="P31"><text:span text:style-name="T31_1"><text:s/></text:span><text:span text:style-name="T31_2">{<text:s/>|<text:s/>Longerich,<text:s/>et<text:s/>al.,<text:s/>2012<text:s/>|<text:s/>p.<text:s/>215<text:s/>|<text:s/>|zu:312:I5FCUPXV}</text:span></text:p></text:note-body></text:note></text:span><text:span text:style-name="T31_3"><text:s/>After<text:s/>1935,<text:s/>Himmler<text:s/>became<text:s/>outspoken<text:s/>and<text:s/>intensely<text:s/>engaged<text:s/>in<text:s/>enacting<text:s/>Nazi<text:s/>racial<text:s/>ideology.<text:s/>He<text:s/>emphatically<text:s/>supported<text:s/>and<text:s/>spoke<text:s/>about<text:s/>racial<text:s/>classification<text:s/>and<text:s/>built<text:s/>the<text:s/>SS<text:s/>on<text:s/>this<text:s/>ideology.<text:s/>Hitler<text:s/>and<text:s/>other<text:s/>Nazi<text:s/>party<text:s/>leadership<text:s/>looked<text:s/>unfavorably<text:s/>on<text:s/>his<text:s/>his<text:s/>focus<text:s/>on<text:s/>and<text:s/>participation<text:s/>with<text:s/>the<text:s/>Germanic<text:s/>occult.</text:span><text:span text:style-name="T31_4"><text:note text:note-class="footnote"><text:note-citation/><text:note-body><text:p text:style-name="P32"><text:span text:style-name="T32_1"><text:s/></text:span><text:span text:style-name="T32_2">{<text:s/>|<text:s/>Longerich,<text:s/>et<text:s/>al.,<text:s/>2012<text:s/>|<text:s/>p.<text:s/>516<text:s/>|<text:s/>|zu:312:I5FCUPXV}</text:span></text:p></text:note-body></text:note></text:span><text:span text:style-name="T32_3"><text:s/></text:span><text:bookmark-start text:name="1935_Nuremberg_Laws"/><text:span text:style-name="T32_4">Legal</text:span><text:bookmark-end text:name="1935_Nuremberg_Laws"/><text:span text:style-name="T32_5"><text:s/>discrimination<text:s/>against<text:s/>and<text:s/>removal<text:s/>of<text:s/>Jews<text:s/>from<text:s/>Germany,<text:s/>first<text:s/>through<text:s/>threatening<text:s/>legal<text:s/>and<text:s/>social<text:s/>maneuvers<text:s/>in<text:s/>attempts<text:s/>to<text:s/>get<text:s/>Jews<text:s/>to<text:s/>immigrate,<text:s/>and<text:s/>then<text:s/>through<text:s/>forcible<text:s/>removal,<text:s/>was<text:s/>only<text:s/>the<text:s/>first<text:s/>step<text:s/>in<text:s/>the<text:s/>Nazi<text:s/>party’s<text:s/>and<text:s/>Himmler’s<text:s/>grand<text:s/>plan<text:s/>for<text:s/>a<text:s/>rebirth<text:s/>of<text:s/>the<text:s/>Aryan<text:s/>nation.</text:span></text:p>
      <text:p text:style-name="P33"><text:bookmark-start text:name="1939_Conquest_of_Poland_expans"/><text:span text:style-name="T33_1">Military<text:s/>c</text:span><text:bookmark-end text:name="1939_Conquest_of_Poland_expans"/><text:span text:style-name="T33_2">onquest<text:s/>of<text:s/>Poland<text:s/>in<text:s/>1939,<text:s/>gave<text:s/>Himmler<text:s/>the<text:s/>opportunity<text:s/>to<text:s/>begin<text:s/>his<text:s/>“New<text:s/>Order”<text:s/>with<text:s/>the<text:s/>expansion<text:s/>of<text:s/>Germany.<text:s/>Himmler<text:s/>created<text:s/>the<text:s/>office<text:s/>of<text:s/>Reinforcement<text:s/>of<text:s/>Germandom<text:s/>(</text:span><text:span text:style-name="T33_3">Reichskommisar<text:s/>für<text:s/>die<text:s/>Festigung<text:s/>deutschen<text:s/>Volkstums</text:span><text:span text:style-name="T33_4">,<text:s/>RKF)<text:s/>to<text:s/>spread<text:s/>and<text:s/>expand<text:s/>Germany<text:s/>to<text:s/>the<text:s/>East,<text:s/>and<text:s/>planned<text:s/>“cities,<text:s/>towns,<text:s/>and<text:s/>homesteads,<text:s/>including<text:s/>standardized<text:s/>houses,<text:s/>rationalized<text:s/>workplaces,<text:s/>and<text:s/>the<text:s/>minutia<text:s/>of<text:s/>the<text:s/>settler’s<text:s/>private<text:s/>life.”</text:span><text:span text:style-name="T33_5"><text:note text:note-class="footnote"><text:note-citation/><text:note-body><text:p text:style-name="P34"><text:span text:style-name="T34_1"><text:s/></text:span><text:span text:style-name="T34_2">{<text:s/>|<text:s/>Allen,<text:s/>2002<text:s/>|<text:s/>p.<text:s/>98<text:s/>|<text:s/>|zu:312:DVWW3STE},@<text:s/>see<text:s/>also<text:s/>{<text:s/>|<text:s/>Schulte,<text:s/>2001<text:s/>|<text:s/>p.<text:s/>139-141<text:s/>|<text:s/>|zu:312:TXTJCSMN}</text:span></text:p></text:note-body></text:note></text:span></text:p>
      <text:p text:style-name="P35"><text:span text:style-name="T35_1">One<text:s/>of<text:s/>the<text:s/>first<text:s/>steps<text:s/>to<text:s/>expanding<text:s/>the<text:s/>Greater<text:s/>German<text:s/>Reich<text:s/>was<text:s/>the<text:s/>physical<text:s/>restructuring<text:s/>of<text:s/>Europe<text:s/>based<text:s/>on<text:s/>Nazi<text:s/>racial<text:s/>criteria.<text:s/>The<text:s/>Nuremberg<text:s/>Laws<text:s/>and<text:s/>other<text:s/>antisemitic<text:s/>laws<text:s/>paved<text:s/>the<text:s/>way<text:s/>for<text:s/>the<text:s/>SS<text:s/>to<text:s/>expel<text:s/>Jews<text:s/>from<text:s/>Germany.<text:s/>The<text:s/>conquest<text:s/>of<text:s/>Poland<text:s/>allowed<text:s/>the<text:s/>SS<text:s/>to<text:s/>expand<text:s/>and<text:s/>grow<text:s/>their<text:s/>territory<text:s/>and<text:s/>resources.<text:s/>The<text:s/>systematic<text:s/>murder<text:s/>of<text:s/>individuals<text:s/>based<text:s/>on<text:s/>racial<text:s/>specifications<text:s/>cleared<text:s/>the<text:s/>way<text:s/>for<text:s/>the<text:s/>new<text:s/>racially<text:s/>based<text:s/>labor<text:s/>structure.</text:span><text:span text:style-name="T35_2"><text:note text:note-class="footnote"><text:note-citation/><text:note-body><text:p text:style-name="P36"><text:span text:style-name="T36_1"><text:s/></text:span><text:span text:style-name="T36_2">{<text:s/>|<text:s/>Longerich,<text:s/>et<text:s/>al.,<text:s/>2012<text:s/>|<text:s/>p.<text:s/>5<text:s/>|<text:s/>|zu:312:I5FCUPXV}</text:span></text:p></text:note-body></text:note></text:span><text:span text:style-name="T36_3"><text:s/></text:span><text:bookmark-start text:name="Final_solution"/><text:span text:style-name="T36_4">Himmler</text:span><text:bookmark-end text:name="Final_solution"/><text:span text:style-name="T36_5"><text:s/>and<text:s/>the<text:s/>Nazis<text:s/>brought<text:s/>the<text:s/>answer<text:s/>to<text:s/>the<text:s/>“Jewish<text:s/>Question”<text:s/>to<text:s/>the<text:s/>open<text:s/>in<text:s/>1942<text:s/>with<text:s/>their<text:s/>“Final<text:s/>Solution,”<text:s/>the<text:s/>extermination<text:s/>of<text:s/>European<text:s/>Jews.<text:s/>This<text:s/>was<text:s/>one<text:s/>of<text:s/>seven<text:s/>major<text:s/>steps<text:s/>Himmler<text:s/>took<text:s/>in<text:s/>1942<text:s/>to<text:s/>increase<text:s/>power<text:s/>and<text:s/>implement<text:s/>his<text:s/>plans.</text:span></text:p>
      <text:p text:style-name="P37"><text:bookmark-start text:name="1942_Himmlers_steps_in_42_Long"/><text:span text:style-name="T37_1">According</text:span><text:bookmark-end text:name="1942_Himmlers_steps_in_42_Long"/><text:span text:style-name="T37_2"><text:s/>to<text:s/>biographer<text:s/>Peter<text:s/>Longerich,<text:s/>in<text:s/>1942<text:s/>Himmler<text:s/>accomplished<text:s/>the<text:s/>following<text:s/>in<text:s/>his<text:s/>plans<text:s/>to<text:s/>expand<text:s/>the<text:s/>new<text:s/>German<text:s/>Reich:<text:s/>1)<text:s/>expanded<text:s/>the<text:s/>“Final<text:s/>Solution”<text:s/>to<text:s/>include<text:s/>Jews<text:s/>in<text:s/>all<text:s/>of<text:s/>Europe;<text:s/>2)<text:s/>began<text:s/>this<text:s/>solution<text:s/>by<text:s/>murdering<text:s/>363,000<text:s/>Jews<text:s/>in<text:s/>Russia-South<text:s/>claiming<text:s/>the<text:s/>men,<text:s/>women<text:s/>and<text:s/>children<text:s/>were<text:s/>“combatting<text:s/>bandits;”<text:s/>3)<text:s/>shortened<text:s/>the<text:s/>timeframe<text:s/>for<text:s/>the<text:s/>expansion<text:s/>of<text:s/>Germanization<text:s/>to<text:s/>the<text:s/>occupied<text:s/>territories<text:s/>to<text:s/>twenty<text:s/>years;<text:s/>4)<text:s/>increased<text:s/>the<text:s/>size<text:s/>of<text:s/>the<text:s/>Waffen-SS<text:s/>by<text:s/>allowing<text:s/>any<text:s/>ethnic<text:s/>German<text:s/>to<text:s/>join;<text:s/>5)<text:s/>entered<text:s/>into<text:s/>armaments<text:s/>production<text:s/>in<text:s/>order<text:s/>to<text:s/>make<text:s/>the<text:s/>Waffen-SS<text:s/>self-sufficient;<text:s/>6)<text:s/>made<text:s/>deals<text:s/>with<text:s/>the<text:s/>judicial<text:s/>branch<text:s/>of<text:s/>the<text:s/>government<text:s/>to<text:s/>allow<text:s/>asocials<text:s/>from<text:s/>prisons<text:s/>into<text:s/>the<text:s/>concentration<text:s/>camp<text:s/>system;<text:s/>7)<text:s/>expanded<text:s/>and<text:s/>enforced<text:s/>reasons<text:s/>to<text:s/>put<text:s/>anyone<text:s/>under<text:s/>Nazi<text:s/>rule<text:s/>into<text:s/>the<text:s/>camp<text:s/>system.</text:span><text:span text:style-name="T37_3"><text:note text:note-class="footnote"><text:note-citation/><text:note-body><text:p text:style-name="P38"><text:span text:style-name="T38_1"><text:s/></text:span><text:span text:style-name="T38_2">{<text:s/>|<text:s/>Longerich,<text:s/>et<text:s/>al.,<text:s/>2012<text:s/>|<text:s/>p.<text:s/>638<text:s/>|<text:s/>|zu:312:I5FCUPXV}</text:span></text:p></text:note-body></text:note></text:span></text:p>
      <text:p text:style-name="P39"><text:bookmark-start text:name="H2_SS_as_Elite_Example_of_Ideo"/><text:span text:style-name="T39_1">SS</text:span><text:bookmark-end text:name="H2_SS_as_Elite_Example_of_Ideo"/><text:span text:style-name="T39_2">:<text:s/>Elite<text:s/>Example<text:s/>of<text:s/>Ideology</text:span></text:p>
      <text:p text:style-name="P40"><text:bookmark-start text:name="revival_of_nordic_race_SS_as_e"/><text:span text:style-name="T40_1">In<text:s/>the<text:s/>fir</text:span><text:bookmark-end text:name="revival_of_nordic_race_SS_as_e"/><text:span text:style-name="T40_2">st<text:s/>years<text:s/>of<text:s/>Himmler's<text:s/>reign<text:s/>as<text:s/>Reichsführer-SS,<text:s/>he<text:s/>desired<text:s/>to<text:s/>establish<text:s/>the<text:s/>SS<text:s/>as<text:s/>more<text:s/>than<text:s/>an<text:s/>elite<text:s/>body<text:s/>guard<text:s/>group<text:s/>for<text:s/>NSDAP<text:s/>leadership.<text:s/>He<text:s/>saw<text:s/>the<text:s/>SS<text:s/>as<text:s/>heavily<text:s/>tied<text:s/>to<text:s/>racial<text:s/>ideals,<text:s/>even<text:s/>the<text:s/>beginning<text:s/>of<text:s/>a<text:s/>revival<text:s/>of<text:s/>the<text:s/>Nordic<text:s/>race.<text:s/>To<text:s/>accomplish<text:s/>this<text:s/>goal,<text:s/>he<text:s/>realized<text:s/>the<text:s/>need<text:s/>for<text:s/>the<text:s/>SS<text:s/>to<text:s/>remain<text:s/>strictly<text:s/>loyal<text:s/>to<text:s/>the<text:s/>Nazi<text:s/>movement,<text:s/>and<text:s/>adopt<text:s/>modern<text:s/>scientific<text:s/>and<text:s/>organizational<text:s/>techniques<text:s/>in<text:s/>order<text:s/>to<text:s/>set<text:s/>itself<text:s/>apart<text:s/>from<text:s/>the<text:s/>rival<text:s/>SA.</text:span><text:span text:style-name="T40_3"><text:note text:note-class="footnote"><text:note-citation/><text:note-body><text:p text:style-name="P41"><text:span text:style-name="T41_1"><text:s/></text:span><text:span text:style-name="T41_2">{<text:s/>|<text:s/>Longerich,<text:s/>et<text:s/>al.,<text:s/>2012<text:s/>|<text:s/>p.<text:s/>139<text:s/>|<text:s/>|zu:312:I5FCUPXV},@<text:s/>and<text:s/>{<text:s/>|<text:s/>Allen,<text:s/>2002<text:s/>|<text:s/>p.<text:s/>62<text:s/>|<text:s/>|zu:312:DVWW3STE}</text:span></text:p></text:note-body></text:note></text:span></text:p>
      <text:p text:style-name="P42"><text:bookmark-start text:name="SS_as_elite_upper_class_Allen"/><text:span text:style-name="T42_1">After<text:s/>Himm</text:span><text:bookmark-end text:name="SS_as_elite_upper_class_Allen"/><text:span text:style-name="T42_2">ler<text:s/>took<text:s/>charge<text:s/>of<text:s/>the<text:s/>SS<text:s/>in<text:s/>1929,<text:s/>the<text:s/>membership<text:s/>increased<text:s/>dramatically<text:s/>from<text:s/>one<text:s/>thousand<text:s/>members<text:s/>before<text:s/>1929,<text:s/>to<text:s/>50,000<text:s/>in<text:s/>1933,<text:s/>and<text:s/>membership<text:s/>exploded<text:s/>again<text:s/>to<text:s/>200,000<text:s/>by<text:s/>1934.</text:span><text:span text:style-name="T42_3"><text:note text:note-class="footnote"><text:note-citation/><text:note-body><text:p text:style-name="P43"><text:span text:style-name="T43_1"><text:s/></text:span><text:span text:style-name="T43_2">{<text:s/>|<text:s/>Allen,<text:s/>2002<text:s/>|<text:s/>p.<text:s/>22<text:s/>|<text:s/>|zu:312:DVWW3STE}</text:span></text:p></text:note-body></text:note></text:span><text:span text:style-name="T43_3"><text:s/>One<text:s/>reason<text:s/>for<text:s/>this<text:s/>increase<text:s/>in<text:s/>membership<text:s/>was<text:s/>due<text:s/>to<text:s/>the<text:s/>elite<text:s/>status<text:s/>that<text:s/>Himmler<text:s/>gave<text:s/>to<text:s/>the<text:s/>SS.<text:s/>At<text:s/>the<text:s/>time,<text:s/>many<text:s/>German<text:s/>citizens<text:s/>viewed<text:s/>the<text:s/>Luftwaffe<text:s/>and<text:s/>the<text:s/>SS<text:s/>as<text:s/>the<text:s/>two<text:s/>elite,<text:s/>upper-class,<text:s/>educated<text:s/>organizations<text:s/>in<text:s/>Germany.</text:span></text:p>
      <text:p text:style-name="P44"><text:span text:style-name="T44_1">The<text:s/>German<text:s/>economic<text:s/>crisis<text:s/>meant<text:s/>many<text:s/>white-collar<text:s/>workers<text:s/>were<text:s/>out<text:s/>of<text:s/>work<text:s/>and<text:s/>without<text:s/>hope<text:s/>in<text:s/>Germany.<text:s/>SS<text:s/>membership<text:s/>appealed<text:s/>to<text:s/>such<text:s/>workers<text:s/>as<text:s/>a<text:s/>group<text:s/>with<text:s/>vision,<text:s/>modernity,<text:s/>“political<text:s/>activism,<text:s/>national<text:s/>pride,<text:s/>and<text:s/>the<text:s/>chance<text:s/>to<text:s/>build<text:s/>new<text:s/>institutions.”</text:span><text:span text:style-name="T44_2"><text:note text:note-class="footnote"><text:note-citation/><text:note-body><text:p text:style-name="P45"><text:span text:style-name="T45_1"><text:s/></text:span><text:span text:style-name="T45_2">{<text:s/>|<text:s/>Allen,<text:s/>2002<text:s/>|<text:s/>p.<text:s/>22<text:s/>|<text:s/>|zu:312:DVWW3STE}</text:span></text:p></text:note-body></text:note></text:span><text:span text:style-name="T45_3"><text:s/>Many<text:s/>white-collar<text:s/>workers<text:s/>saw<text:s/>the<text:s/>SS<text:s/>as<text:s/>an<text:s/>opportunity<text:s/>for<text:s/>a<text:s/>new<text:s/>social<text:s/>class,<text:s/>a<text:s/>new<text:s/>“aristocracy”<text:s/>of<text:s/>which<text:s/>they<text:s/>could<text:s/>be<text:s/>a<text:s/>part.<text:s/>Himmler<text:s/>set<text:s/>up<text:s/>the<text:s/>SS<text:s/>to<text:s/>contrast<text:s/>with<text:s/>the<text:s/>SA,<text:s/>which<text:s/>they<text:s/>portrayed<text:s/>as<text:s/>the<text:s/>sloven,<text:s/>unorganized,<text:s/>brutish<text:s/>group<text:s/>of<text:s/>men<text:s/>scraping<text:s/>the<text:s/>bottom<text:s/>of<text:s/>the<text:s/>social<text:s/>barrel,<text:s/>who<text:s/>recruited<text:s/>from<text:s/>the<text:s/>lower-middle<text:s/>and<text:s/>working<text:s/>classes.</text:span><text:span text:style-name="T45_4"><text:note text:note-class="footnote"><text:note-citation/><text:note-body><text:p text:style-name="P46"><text:span text:style-name="T46_1"><text:s/></text:span><text:span text:style-name="T46_2">{<text:s/>|<text:s/>Longerich,<text:s/>et<text:s/>al.,<text:s/>2012<text:s/>|<text:s/>p.<text:s/>121<text:s/>|<text:s/>|zu:312:I5FCUPXV}</text:span></text:p></text:note-body></text:note></text:span></text:p>
      <text:p text:style-name="P47"><text:span text:style-name="T47_1">Himmler<text:s/>also<text:s/>desired<text:s/>the<text:s/>SS<text:s/>to<text:s/>function<text:s/>using<text:s/>modern<text:s/>business<text:s/>practices.<text:s/>To<text:s/>further<text:s/>set<text:s/>the<text:s/>SS<text:s/>apart<text:s/>from<text:s/>the<text:s/>SA,<text:s/>Himmler<text:s/>hired<text:s/>people<text:s/>with<text:s/>business<text:s/>backgrounds<text:s/>and<text:s/>academic<text:s/>degrees.<text:s/>Himmler<text:s/>appointed<text:s/>Oswald<text:s/>Pohl<text:s/>in<text:s/>1940<text:s/>to<text:s/>manage<text:s/>all<text:s/>of<text:s/>the<text:s/>SS<text:s/>business<text:s/>enterprises,<text:s/>which<text:s/>up<text:s/>to<text:s/>this<text:s/>time<text:s/>had<text:s/>all<text:s/>suffered<text:s/>from<text:s/>mismanagement<text:s/>and<text:s/>financial<text:s/>losses.</text:span><text:span text:style-name="T47_2"><text:note text:note-class="footnote"><text:note-citation/><text:note-body><text:p text:style-name="P48"><text:span text:style-name="T48_1"><text:s/></text:span><text:span text:style-name="T48_2">The<text:s/>most<text:s/>complete<text:s/>biography<text:s/>of<text:s/>Pohl<text:s/>exists<text:s/>in<text:s/>{<text:s/>|<text:s/>Schulte,<text:s/>2001<text:s/>|<text:s/>p.<text:s/>32-45<text:s/>|<text:s/>|zu:312:TXTJCSMN}</text:span></text:p></text:note-body></text:note></text:span><text:span text:style-name="T48_3"><text:s/>Under<text:s/>Pohl,<text:s/>the<text:s/>Deutsche<text:s/>Wirtschaftsbetriebe<text:s/>GmbH<text:s/>(German<text:s/>Businesses<text:s/>Ltd.)<text:s/>set<text:s/>their<text:s/>goal<text:s/>to<text:s/>turn<text:s/>losses<text:s/>to<text:s/>profit<text:s/>and<text:s/>expand<text:s/>in<text:s/>their<text:s/>respective<text:s/>markets.</text:span><text:span text:style-name="T48_4"><text:note text:note-class="footnote"><text:note-citation/><text:note-body><text:p text:style-name="P49"><text:span text:style-name="T49_1"><text:s/></text:span><text:span text:style-name="T49_2">{<text:s/>|<text:s/>Longerich,<text:s/>et<text:s/>al.,<text:s/>2012<text:s/>|<text:s/>p.<text:s/>485<text:s/>|<text:s/>|zu:312:I5FCUPXV}</text:span></text:p></text:note-body></text:note></text:span><text:span text:style-name="T49_3"><text:s/></text:span><text:bookmark-start text:name="Modern_Business_Educated_Offic"/><text:span text:style-name="T49_4">On</text:span><text:bookmark-end text:name="Modern_Business_Educated_Offic"/><text:span text:style-name="T49_5"><text:s/>March<text:s/>16,<text:s/>1942<text:s/>Himmler<text:s/>consolidated<text:s/>the<text:s/>many<text:s/>offices<text:s/>that<text:s/>Pohl<text:s/>was<text:s/>in<text:s/>charge<text:s/>of<text:s/>into<text:s/>the<text:s/>SS<text:s/>Main<text:s/>Economic<text:s/>and<text:s/>Administration<text:s/>Office<text:s/>(</text:span><text:span text:style-name="T49_6">Wirtschafts-<text:s/>und<text:s/>Verwaltungshauptamt</text:span><text:span text:style-name="T49_7">,<text:s/>WVHA).</text:span></text:p>
      <text:p text:style-name="P50"><text:bookmark-start text:name="WVHA_under_Pohl"/><text:span text:style-name="T50_1">The<text:s/>WVHA<text:s/>h</text:span><text:bookmark-end text:name="WVHA_under_Pohl"/><text:span text:style-name="T50_2">ad<text:s/>several<text:s/>offices<text:s/>in<text:s/>charge<text:s/>of<text:s/>different<text:s/>aspects<text:s/>of<text:s/>administering<text:s/>the<text:s/>SS,<text:s/>and<text:s/>all<text:s/>of<text:s/>them<text:s/>touched<text:s/>the<text:s/>concentration<text:s/>camps<text:s/>in<text:s/>some<text:s/>way.<text:s/>In<text:s/>relation<text:s/>to<text:s/>the<text:s/>camps:<text:s/>Group<text:s/>A<text:s/>was<text:s/>in<text:s/>charge<text:s/>of<text:s/>personnel,<text:s/>budgets,<text:s/>payroll,<text:s/>and<text:s/>funds<text:s/>to<text:s/>the<text:s/>camps;<text:s/>Group<text:s/>B<text:s/>supplied<text:s/>food<text:s/>and<text:s/>clothing;<text:s/>Group<text:s/>C<text:s/>dealt<text:s/>with<text:s/>construction<text:s/>projects<text:s/>including<text:s/>the<text:s/>building<text:s/>of<text:s/>new<text:s/>camps;<text:s/>Group<text:s/>D<text:s/>inspected<text:s/>the<text:s/>camps;<text:s/>and<text:s/>Group<text:s/>W<text:s/>comprised<text:s/>the<text:s/>SS<text:s/>economic<text:s/>enterprises<text:s/>such<text:s/>as<text:s/>the<text:s/>German<text:s/>Earth<text:s/>and<text:s/>Stone<text:s/>Works,<text:s/>Inc.<text:s/>(Deutsche<text:s/>Erd-<text:s/>und<text:s/>Steinwerke<text:s/>GmbH,<text:s/>DESt),<text:s/>all<text:s/>of<text:s/>which<text:s/>heavily<text:s/>relied<text:s/>on<text:s/>labor<text:s/>from<text:s/>the<text:s/>concentration<text:s/>camps,<text:s/>and<text:s/>in<text:s/>1943-1944<text:s/>that<text:s/>meant<text:s/>thirty<text:s/>companies<text:s/>using<text:s/>forty<text:s/>thousand<text:s/>inmates.</text:span><text:span text:style-name="T50_3"><text:note text:note-class="footnote"><text:note-citation/><text:note-body><text:p text:style-name="P51"><text:span text:style-name="T51_1"><text:s/></text:span><text:span text:style-name="T51_2">{<text:s/>|<text:s/>Schulte,<text:s/>2001<text:s/>|<text:s/>p.<text:s/>201-202<text:s/>|<text:s/>|zu:312:TXTJCSMN},@<text:s/>{<text:s/>|<text:s/>Wachsmann,<text:s/>2015<text:s/>|<text:s/>p.<text:s/>394<text:s/>|<text:s/>|zu:312:8CMWJHI4}</text:span></text:p></text:note-body></text:note></text:span></text:p>
      <text:p text:style-name="P52"><text:span text:style-name="T52_1">This<text:s/>restructuring<text:s/>of<text:s/>the<text:s/>SS,<text:s/>which<text:s/>gave<text:s/>Pohl<text:s/>control<text:s/>of<text:s/>the<text:s/>concentration<text:s/>camps,<text:s/>had<text:s/>two<text:s/>important<text:s/>purposes.<text:s/>First,<text:s/>Pohl<text:s/>could<text:s/>now<text:s/>apply<text:s/>his<text:s/>effective<text:s/>and<text:s/>efficient<text:s/>business<text:s/>practices<text:s/>to<text:s/>the<text:s/>concentration<text:s/>camp<text:s/>system,<text:s/>just<text:s/>as<text:s/>he<text:s/>had<text:s/>previously<text:s/>done<text:s/>with<text:s/>SS<text:s/>business<text:s/>concerns.<text:s/>Theodore<text:s/>Eicke,<text:s/>who<text:s/>was<text:s/>previously<text:s/>in<text:s/>control<text:s/>of<text:s/>the<text:s/>camp<text:s/>system,<text:s/>trained<text:s/>his<text:s/>guards<text:s/>to<text:s/>be<text:s/>punishers<text:s/>and<text:s/>allowed<text:s/>them<text:s/>to<text:s/>kill<text:s/>inmates<text:s/>at<text:s/>will.<text:s/>Pohl,<text:s/>on<text:s/>the<text:s/>other<text:s/>hand,<text:s/>saw<text:s/>the<text:s/>economic<text:s/>value<text:s/>of<text:s/>inmates.</text:span><text:span text:style-name="T52_2"><text:note text:note-class="footnote"><text:note-citation/><text:note-body><text:p text:style-name="P53"><text:span text:style-name="T53_1"><text:s/></text:span><text:span text:style-name="T53_2">{<text:s/>|<text:s/>Allen,<text:s/>2002<text:s/>|<text:s/>p.<text:s/>20<text:s/>|<text:s/>|zu:312:DVWW3STE}</text:span></text:p></text:note-body></text:note></text:span><text:span text:style-name="T53_3"><text:s/></text:span><text:bookmark-start text:name="Bring_order_to_KZ_system"/><text:span text:style-name="T53_4">All</text:span><text:bookmark-end text:name="Bring_order_to_KZ_system"/><text:span text:style-name="T53_5"><text:s/>SS<text:s/>leaders<text:s/>agreed,<text:s/>though,<text:s/>that<text:s/>prisoners<text:s/>should<text:s/>suffer<text:s/>and<text:s/>that<text:s/>the<text:s/>SS<text:s/>bureaucracy<text:s/>should<text:s/>manage<text:s/>that<text:s/>punishment.</text:span></text:p>
      <text:p text:style-name="P54"><text:span text:style-name="T54_1">Second,<text:s/>Pohl<text:s/>now<text:s/>had<text:s/>control<text:s/>of<text:s/>the<text:s/>concentration<text:s/>camp<text:s/>inmates.<text:s/>Growing<text:s/>concern<text:s/>among<text:s/>Nazi<text:s/>leaders<text:s/>about<text:s/>the<text:s/>cost<text:s/>of<text:s/>supporting<text:s/>concentration<text:s/>camp<text:s/>inmates<text:s/>lead<text:s/>to<text:s/>suggestions<text:s/>that<text:s/>inmates<text:s/>supplement<text:s/>the<text:s/>German<text:s/>labor<text:s/>force.<text:s/>Himmler<text:s/>feared<text:s/>that<text:s/>Albert<text:s/>Speer<text:s/>(as<text:s/>Minister<text:s/>for<text:s/>Armaments<text:s/>and<text:s/>War<text:s/>Production)<text:s/>or<text:s/>Fritz<text:s/>Sauckel<text:s/>(General<text:s/>Plenipotentiary<text:s/>for<text:s/>Labor<text:s/>Mobilization)<text:s/>would<text:s/>eat<text:s/>away<text:s/>his<text:s/>power<text:s/>in<text:s/>the<text:s/>Reich<text:s/>as<text:s/>war<text:s/>continued<text:s/>and<text:s/>armaments<text:s/>production<text:s/>did<text:s/>not<text:s/>increase<text:s/>to<text:s/>compensate<text:s/>as<text:s/>labor<text:s/>shortages<text:s/>increased.</text:span><text:span text:style-name="T54_2"><text:note text:note-class="footnote"><text:note-citation/><text:note-body><text:p text:style-name="P55"><text:span text:style-name="T55_1"><text:s/></text:span><text:span text:style-name="T55_2">{<text:s/>|<text:s/>Buggeln,<text:s/>&amp;<text:s/>Cohen,<text:s/>2015<text:s/>|<text:s/>p.<text:s/>16<text:s/>|<text:s/>|zu:312:IX4ZG4IW},@<text:s/>{<text:s/>|<text:s/>Wachsmann,<text:s/>2015<text:s/>|<text:s/>p.<text:s/>393|<text:s/>|zu:312:8CMWJHI4}</text:span></text:p></text:note-body></text:note></text:span><text:span text:style-name="T55_3"><text:s/></text:span><text:bookmark-start text:name="Keep_inmate_labor_under_SS"/><text:span text:style-name="T55_4">The</text:span><text:bookmark-end text:name="Keep_inmate_labor_under_SS"/><text:span text:style-name="T55_5"><text:s/>same<text:s/>day<text:s/>Himmler<text:s/>created<text:s/>the<text:s/>WVHA,<text:s/>he<text:s/>and<text:s/>Speer<text:s/>made<text:s/>agreements<text:s/>for<text:s/>inmates<text:s/>to<text:s/>supply<text:s/>labor<text:s/>to<text:s/>armaments<text:s/>production.<text:s/>Himmler<text:s/>stipulated<text:s/>that<text:s/>all<text:s/>factories<text:s/>within<text:s/>the<text:s/>agreement<text:s/>relocate<text:s/>to<text:s/>and<text:s/>produce<text:s/>within<text:s/>the<text:s/>camps.<text:s/>In<text:s/>essence,<text:s/>Himmler<text:s/>wanted<text:s/>all<text:s/>factories<text:s/>using<text:s/>camp<text:s/>inmates<text:s/>to<text:s/>relocated<text:s/>to<text:s/>the<text:s/>camps.<text:s/>He<text:s/>later<text:s/>conceded<text:s/>this<text:s/>point,<text:s/>instead<text:s/>allowing<text:s/>the<text:s/>creation<text:s/>of<text:s/>small<text:s/>satellite<text:s/>camps<text:s/>near<text:s/>the<text:s/>places<text:s/>of<text:s/>work.</text:span></text:p>
      <text:p text:style-name="P56"><text:bookmark-start text:name="H2_SS_Becomes_Selfsufficient"/><text:span text:style-name="T56_1">SS</text:span><text:bookmark-end text:name="H2_SS_Becomes_Selfsufficient"/><text:span text:style-name="T56_2"><text:s/>Becomes<text:s/>Self-Sufficient</text:span></text:p>
      <text:p text:style-name="P57"><text:span text:style-name="T57_1">In<text:s/>1942,<text:s/>Pohl<text:s/>put<text:s/>forth<text:s/>a<text:s/>proposal<text:s/>that<text:s/>would<text:s/>create<text:s/>an<text:s/>SS<text:s/>building<text:s/>program<text:s/>that<text:s/>would<text:s/>make<text:s/>the<text:s/>SS<text:s/>independent<text:s/>from<text:s/>public<text:s/>and<text:s/>private<text:s/>industry<text:s/>as<text:s/>well<text:s/>as<text:s/>state<text:s/>run<text:s/>industries.<text:s/>Under<text:s/>the<text:s/>plan,<text:s/>the<text:s/>SS<text:s/>controlled<text:s/>civil<text:s/>engineering,<text:s/>raw<text:s/>materials<text:s/>production,<text:s/>transportation,<text:s/>building,<text:s/>and<text:s/>management.<text:s/>Hans<text:s/>Kammler,<text:s/>a<text:s/>rising<text:s/>SS<text:s/>officer<text:s/>and<text:s/>engineer<text:s/>would<text:s/>command<text:s/>the<text:s/>projects.<text:s/>The<text:s/>Pohl<text:s/>report<text:s/>was<text:s/>too<text:s/>limiting<text:s/>for<text:s/>Himmler.<text:s/>His<text:s/>report<text:s/>advised<text:s/>slow<text:s/>movement<text:s/>to<text:s/>curtail<text:s/>problems<text:s/>with<text:s/>rapid<text:s/>growth,<text:s/>and<text:s/>contracting<text:s/>with<text:s/>private<text:s/>industry.<text:s/>Himmler<text:s/>wanted<text:s/>rapid<text:s/>growth<text:s/>and<text:s/>for<text:s/>the<text:s/>SS<text:s/>to<text:s/>produce<text:s/>80%<text:s/>of<text:s/>their<text:s/>own<text:s/>raw<text:s/>materials.</text:span><text:span text:style-name="T57_2"><text:note text:note-class="footnote"><text:note-citation/><text:note-body><text:p text:style-name="P58"><text:span text:style-name="T58_1"><text:s/></text:span><text:span text:style-name="T58_2">{<text:s/>|<text:s/>Allen,<text:s/>2002<text:s/>|<text:s/>p.<text:s/>153-154<text:s/>|<text:s/>|zu:312:DVWW3STE}</text:span></text:p></text:note-body></text:note></text:span><text:span text:style-name="T58_3"><text:s/></text:span><text:bookmark-start text:name="Himmler_want_80_raw_materials_"/><text:span text:style-name="T58_4">While</text:span><text:bookmark-end text:name="Himmler_want_80_raw_materials_"/><text:span text:style-name="T58_5"><text:s/>Himmler’s<text:s/>expanded<text:s/>plan,<text:s/>nor<text:s/>even<text:s/>Pohl’s<text:s/>smaller<text:s/>scale<text:s/>plan,<text:s/>was<text:s/>fully<text:s/>realized,<text:s/>the<text:s/>trajectory<text:s/>plotted<text:s/>(economic<text:s/>independence<text:s/>for<text:s/>the<text:s/>SS)<text:s/>was<text:s/>the<text:s/>path<text:s/>followed<text:s/>by<text:s/>the<text:s/>SS<text:s/>until<text:s/>its<text:s/>end.</text:span></text:p>
      <text:p text:style-name="P59"><text:bookmark-start text:name="H3_SS_Armaments_Production"/><text:span text:style-name="T59_1">SS</text:span><text:bookmark-end text:name="H3_SS_Armaments_Production"/><text:span text:style-name="T59_2"><text:s/>Armaments<text:s/>Production</text:span></text:p>
      <text:p text:style-name="P60"><text:bookmark-start text:name="SS_to_provide_armaments_but_di"/><text:span text:style-name="T60_1">Himmler<text:s/>ha</text:span><text:bookmark-end text:name="SS_to_provide_armaments_but_di"/><text:span text:style-name="T60_2">d<text:s/>grand<text:s/>plans<text:s/>for<text:s/>the<text:s/>SS<text:s/>to<text:s/>supply<text:s/>weaponry<text:s/>to<text:s/>the<text:s/>Waffen-SS<text:s/>from<text:s/>SS<text:s/>factories<text:s/>in<text:s/>collaboration<text:s/>with<text:s/>private<text:s/>industry.<text:s/>Himmler<text:s/>wanted<text:s/>the<text:s/>SS<text:s/>to<text:s/>manage<text:s/>the<text:s/>day-to-day<text:s/>operations<text:s/>of<text:s/>the<text:s/>factories<text:s/>in<text:s/>such<text:s/>collaborations.<text:s/>He<text:s/>envisioned<text:s/>the<text:s/>production<text:s/>occurring<text:s/>within<text:s/>the<text:s/>concentration<text:s/>camps<text:s/>with<text:s/>inmates<text:s/>providing<text:s/>the<text:s/>labor<text:s/>force.<text:s/>In<text:s/>1943,<text:s/>it<text:s/>was<text:s/>plain<text:s/>to<text:s/>see<text:s/>that<text:s/>SS<text:s/>economic<text:s/>efforts<text:s/>were<text:s/>not<text:s/>contributing<text:s/>to<text:s/>armaments<text:s/>production.<text:s/>DESt<text:s/>was<text:s/>still<text:s/>focused<text:s/>on<text:s/>building<text:s/>materials.</text:span><text:span text:style-name="T60_3"><text:note text:note-class="footnote"><text:note-citation/><text:note-body><text:p text:style-name="P61"><text:span text:style-name="T61_1"><text:s/></text:span><text:span text:style-name="T61_2">{<text:s/>|<text:s/>Wachsmann,<text:s/>2015<text:s/>|<text:s/>p.<text:s/>404-405<text:s/>|<text:s/>|zu:312:8CMWJHI4}</text:span></text:p></text:note-body></text:note></text:span><text:span text:style-name="T61_3"><text:s/>That<text:s/>year<text:s/>saw<text:s/>the<text:s/>change<text:s/>of<text:s/>focus<text:s/>from<text:s/>monument<text:s/>building<text:s/>to<text:s/>armaments<text:s/>production.</text:span><text:span text:style-name="T61_4"><text:note text:note-class="footnote"><text:note-citation/><text:note-body><text:p text:style-name="P62"><text:span text:style-name="T62_1"><text:s/></text:span><text:span text:style-name="T62_2">{<text:s/>|<text:s/>Jaskot,<text:s/>2000<text:s/>|<text:s/>p.<text:s/>32<text:s/>|<text:s/>|zu:312:SS2XWXNE}</text:span></text:p></text:note-body></text:note></text:span></text:p>
      <text:p text:style-name="P63"><text:bookmark-start text:name="1943_In_charge_of_V2_undergrou"/><text:span text:style-name="T63_1">An<text:s/>exempla</text:span><text:bookmark-end text:name="1943_In_charge_of_V2_undergrou"/><text:span text:style-name="T63_2">r<text:s/>of<text:s/>SS<text:s/>armaments<text:s/>involvement<text:s/>occurred<text:s/>in<text:s/>1943.<text:s/>Due<text:s/>to<text:s/>shortage<text:s/>of<text:s/>skilled<text:s/>workers,<text:s/>directors<text:s/>of<text:s/>the<text:s/>A-4<text:s/>program<text:s/>(later<text:s/>known<text:s/>as<text:s/>the<text:s/>V2,<text:s/></text:span><text:span text:style-name="T63_3">Vergeltungswaffe</text:span><text:span text:style-name="T63_4"><text:s/>2),<text:s/>a<text:s/>top<text:s/>secret<text:s/>missile<text:s/>development<text:s/>program,<text:s/>requested<text:s/>concentration<text:s/>camp<text:s/>inmates<text:s/>as<text:s/>laborers<text:s/>from<text:s/>the<text:s/>SS.<text:s/>Six<text:s/>hundred<text:s/>inmates,<text:s/>mostly<text:s/>French,<text:s/>German<text:s/>and<text:s/>Russian,<text:s/>of<text:s/>the<text:s/>planned<text:s/>1400<text:s/>to<text:s/>2500,<text:s/>worked<text:s/>in<text:s/>the<text:s/>Peenemünde<text:s/>factory<text:s/>as<text:s/>slave<text:s/>labor<text:s/>in<text:s/>1943.</text:span><text:span text:style-name="T63_5"><text:note text:note-class="footnote"><text:note-citation/><text:note-body><text:p text:style-name="P64"><text:span text:style-name="T64_1"><text:s/></text:span><text:span text:style-name="T64_2">{<text:s/>|<text:s/>Neufeld,<text:s/>1995<text:s/>|<text:s/>p.<text:s/>184-188|<text:s/>|zu:312:KIPBRTVP}</text:span></text:p></text:note-body></text:note></text:span><text:span text:style-name="T64_3"><text:s/>Intrigued<text:s/>by<text:s/>the<text:s/>possibilities<text:s/>of<text:s/>the<text:s/>rockets,<text:s/>Himmler<text:s/>soon<text:s/>found<text:s/>a<text:s/>way<text:s/>to<text:s/>take<text:s/>charge<text:s/>of<text:s/>the<text:s/>program.<text:s/>In<text:s/>August<text:s/>1943,<text:s/>the<text:s/>British<text:s/>discovered<text:s/>and<text:s/>bombed<text:s/>the<text:s/>research<text:s/>plant<text:s/>at<text:s/>Peenemünde.<text:s/>Himmler<text:s/>convinced<text:s/>Hitler<text:s/>that<text:s/>he<text:s/>could<text:s/>keep<text:s/>the<text:s/>project<text:s/>completely<text:s/>secret<text:s/>and<text:s/>hidden<text:s/>from<text:s/>the<text:s/>Allies<text:s/>if<text:s/>he<text:s/>were<text:s/>allowed<text:s/>to<text:s/>move<text:s/>the<text:s/>factory<text:s/>underground<text:s/>and<text:s/>supply<text:s/>labor<text:s/>from<text:s/>his<text:s/>concentration<text:s/>camps.<text:s/>After<text:s/>Hitler’s<text:s/>approval,<text:s/>Himmler<text:s/>put<text:s/>Hans<text:s/>Kammler,<text:s/>SS<text:s/></text:span><text:span text:style-name="T64_4">Brigadeführer</text:span><text:span text:style-name="T64_5"><text:s/>and<text:s/>engineer,<text:s/>in<text:s/>charge<text:s/>of<text:s/>relocating<text:s/>the<text:s/>rocket<text:s/>plant<text:s/>to<text:s/>underground<text:s/>facilities<text:s/>near<text:s/>Nordhausen.<text:s/>He<text:s/>also<text:s/>established<text:s/>the<text:s/>Mittelbau<text:s/>concentration<text:s/>camp<text:s/>which<text:s/>supplied<text:s/>labor<text:s/>to<text:s/>create<text:s/>the<text:s/>tunnels<text:s/>and<text:s/>workers<text:s/>for<text:s/>manufacturing<text:s/>rockets.</text:span><text:span text:style-name="T64_6"><text:note text:note-class="footnote"><text:note-citation/><text:note-body><text:p text:style-name="P65"><text:span text:style-name="T65_1"><text:s/></text:span><text:span text:style-name="T65_2">{<text:s/>|<text:s/>Neufeld,<text:s/>1995<text:s/>|<text:s/>p.<text:s/>200-201<text:s/>|<text:s/>|zu:312:KIPBRTVP},@<text:s/>see<text:s/>also<text:s/>{<text:s/>|<text:s/>Longerich,<text:s/>et<text:s/>al.,<text:s/>2012<text:s/>|<text:s/>p.<text:s/>688<text:s/>|<text:s/>|zu:312:I5FCUPXV}</text:span></text:p></text:note-body></text:note></text:span></text:p>
      <text:p text:style-name="P66"><text:bookmark-start text:name="H3_SS_Business_ventures"/><text:span text:style-name="T66_1">SS</text:span><text:bookmark-end text:name="H3_SS_Business_ventures"/><text:span text:style-name="T66_2"><text:s/>Business<text:s/>Ventures</text:span></text:p>
      <text:p text:style-name="P67"><text:bookmark-start text:name="SS_increase_economic_importanc"/><text:span text:style-name="T67_1">Paul<text:s/>Jasko</text:span><text:bookmark-end text:name="SS_increase_economic_importanc"/><text:span text:style-name="T67_2">t<text:s/>argues<text:s/>that<text:s/>the<text:s/>SS<text:s/>tried<text:s/>to<text:s/>become<text:s/>not<text:s/>only<text:s/>economically<text:s/>self-sufficient,<text:s/>but<text:s/>also<text:s/>economically<text:s/>significant,<text:s/>and<text:s/>satisfied<text:s/>this<text:s/>goal<text:s/>by<text:s/>focusing<text:s/>on<text:s/>the<text:s/>building<text:s/>supply<text:s/>chain.<text:s/>They<text:s/>increased<text:s/>control<text:s/>of<text:s/>raw<text:s/>building<text:s/>supplies<text:s/>(stone<text:s/>and<text:s/>brick<text:s/>for<text:s/>example)<text:s/>and<text:s/>as<text:s/>the<text:s/>war<text:s/>progressed,<text:s/>control<text:s/>over<text:s/>the<text:s/>labor<text:s/>force.<text:s/>He<text:s/>further<text:s/>argues<text:s/>that<text:s/>building<text:s/>Nazi<text:s/>architecture,<text:s/>particularly<text:s/>constructing<text:s/>those<text:s/>buildings<text:s/>seen<text:s/>as<text:s/>monuments<text:s/>to<text:s/>the<text:s/>Nazi<text:s/>Regime,<text:s/>was<text:s/>deeply<text:s/>dependent<text:s/>upon<text:s/>the<text:s/>SS<text:s/>supply<text:s/>of<text:s/>raw<text:s/>building<text:s/>materials<text:s/>and<text:s/>labor.</text:span><text:span text:style-name="T67_3"><text:note text:note-class="footnote"><text:note-citation/><text:note-body><text:p text:style-name="P68"><text:span text:style-name="T68_1"><text:s/></text:span><text:span text:style-name="T68_2">{<text:s/>|<text:s/>Jaskot,<text:s/>2000<text:s/>|<text:s/>p.<text:s/>3<text:s/>|<text:s/>|zu:312:SS2XWXNE}</text:span></text:p></text:note-body></text:note></text:span></text:p>
      <text:p text:style-name="P69"><text:bookmark-start text:name="SS_business_Ventures"/><text:span text:style-name="T69_1">SS<text:s/>involve</text:span><text:bookmark-end text:name="SS_business_Ventures"/><text:span text:style-name="T69_2">ment<text:s/>with<text:s/>economic<text:s/>and<text:s/>business<text:s/>enterprises<text:s/>began<text:s/>early<text:s/>after<text:s/>Himmler<text:s/>came<text:s/>to<text:s/>power.<text:s/>The<text:s/>first<text:s/>SS<text:s/>business<text:s/>was<text:s/>a<text:s/>printing<text:s/>press,<text:s/>the<text:s/>Nordland<text:s/>Verlag,<text:s/>to<text:s/>disseminate<text:s/>the<text:s/>ideas<text:s/>of<text:s/>the<text:s/>SS<text:s/>in<text:s/>books<text:s/>and<text:s/>writings.</text:span><text:span text:style-name="T69_3"><text:note text:note-class="footnote"><text:note-citation/><text:note-body><text:p text:style-name="P70"><text:span text:style-name="T70_1"><text:s/></text:span><text:span text:style-name="T70_2">{<text:s/>|<text:s/>Schulte,<text:s/>2001<text:s/>|<text:s/>p.<text:s/>93<text:s/>|<text:s/>|zu:312:TXTJCSMN}</text:span></text:p></text:note-body></text:note></text:span><text:span text:style-name="T70_3"><text:s/>In<text:s/>1936,<text:s/>Himmler<text:s/>established<text:s/>the<text:s/>Allah<text:s/>Porcelain<text:s/>Manufacture<text:s/>GmbH,<text:s/>and<text:s/>in<text:s/>1937<text:s/>the<text:s/>FF<text:s/>Bauer<text:s/>GmbH,<text:s/>a<text:s/>photography<text:s/>studio.<text:s/>As<text:s/>did<text:s/>most<text:s/>of<text:s/>the<text:s/>SS<text:s/>business<text:s/>ventures,<text:s/>these<text:s/>companies<text:s/>were<text:s/>financially<text:s/>unsuccessful.<text:s/>Himmler<text:s/>wanted<text:s/>the<text:s/>SS<text:s/>to<text:s/>be<text:s/>the<text:s/>example<text:s/>of<text:s/>the<text:s/>“right”<text:s/>kind<text:s/>of<text:s/>Nazi<text:s/>business,<text:s/>presenting<text:s/>Nazi<text:s/>culture,<text:s/>even<text:s/>if<text:s/>it<text:s/>meant<text:s/>an<text:s/>unprofitable<text:s/>business<text:s/>model.<text:s/>A<text:s/>later<text:s/>business,<text:s/>the<text:s/>Textile<text:s/>and<text:s/>Leather<text:s/>Utilization<text:s/>GmbH<text:s/>(Textil-<text:s/>und<text:s/>Lederverwertung<text:s/>GmbH,<text:s/>or<text:s/>TexLed)<text:s/>was<text:s/>much<text:s/>more<text:s/>successful<text:s/>because<text:s/>of<text:s/>competent<text:s/>and<text:s/>knowledgeable<text:s/>administrators.<text:s/>TexLed<text:s/>leaders<text:s/>chose<text:s/>machinery<text:s/>that<text:s/>required<text:s/>little<text:s/>skill,<text:s/>and<text:s/>were<text:s/>thereby<text:s/>used<text:s/>by<text:s/>the<text:s/>women<text:s/>prisoners<text:s/>they<text:s/>requested<text:s/>to<text:s/>run<text:s/>the<text:s/>machinery.</text:span><text:span text:style-name="T70_4"><text:note text:note-class="footnote"><text:note-citation/><text:note-body><text:p text:style-name="P71"><text:span text:style-name="T71_1"><text:s/></text:span><text:span text:style-name="T71_2">{<text:s/>|<text:s/>Allen,<text:s/>2002<text:s/>|<text:s/>p.<text:s/>33,<text:s/>60,<text:s/>75<text:s/>|<text:s/>|zu:312:DVWW3STE}</text:span></text:p></text:note-body></text:note></text:span></text:p>
      <text:p text:style-name="P72"><text:span text:style-name="T72_1">Speer's<text:s/>massive<text:s/>monument<text:s/>building<text:s/>plans<text:s/>increased<text:s/>both<text:s/>SS<text:s/>venture<text:s/>into<text:s/>industry<text:s/>and<text:s/>use<text:s/>of<text:s/>concentration<text:s/>camp<text:s/>inmates<text:s/>as<text:s/>laborers.<text:s/>Speer<text:s/>requested<text:s/>large<text:s/>numbers<text:s/>of<text:s/>bricks,<text:s/>granite<text:s/>and<text:s/>stone,<text:s/>a<text:s/>labor<text:s/>intensive<text:s/>process<text:s/>to<text:s/>produce.<text:s/>There<text:s/>were<text:s/>not<text:s/>enough<text:s/>factories<text:s/>to<text:s/>produce<text:s/>the<text:s/>bricks<text:s/>(existing<text:s/>German<text:s/>brick<text:s/>industry<text:s/>could<text:s/>only<text:s/>provide<text:s/>18<text:s/>percent<text:s/>of<text:s/>requested<text:s/>bricks),<text:s/>nor<text:s/>enough<text:s/>laborers<text:s/>to<text:s/>create<text:s/>them.</text:span><text:span text:style-name="T72_2"><text:note text:note-class="footnote"><text:note-citation/><text:note-body><text:p text:style-name="P73"><text:span text:style-name="T73_1"><text:s/></text:span><text:span text:style-name="T73_2">{<text:s/>|<text:s/>Allen,<text:s/>2002<text:s/>|<text:s/>p.<text:s/>58<text:s/>|<text:s/>|zu:312:DVWW3STE}</text:span></text:p></text:note-body></text:note></text:span><text:span text:style-name="T73_3"><text:s/>Himmler<text:s/>and<text:s/>Speer<text:s/>collaborated<text:s/>on<text:s/>finding<text:s/>a<text:s/>solution<text:s/>to<text:s/>the<text:s/>need<text:s/>for<text:s/>bricks<text:s/>and<text:s/>laborers.<text:s/>In<text:s/>April<text:s/>1938,<text:s/>Himmler<text:s/>created<text:s/>the<text:s/>German<text:s/>Earth<text:s/>and<text:s/>Stone<text:s/>Works<text:s/>(</text:span><text:span text:style-name="T73_4">Deutsche<text:s/>Erde-<text:s/>und<text:s/>Steinwerk</text:span><text:span text:style-name="T73_5">,<text:s/>DESt)<text:s/>as<text:s/>the<text:s/>first<text:s/>large-scale<text:s/>SS<text:s/>enterprise<text:s/>to<text:s/>fulfill<text:s/>the<text:s/>monumental<text:s/>need<text:s/>for<text:s/>bricks.<text:s/>DESt<text:s/>was<text:s/>a<text:s/>business<text:s/>catastrophe<text:s/>from<text:s/>the<text:s/>beginning<text:s/>as<text:s/>inept<text:s/>managers<text:s/>and<text:s/>administrators<text:s/>proved<text:s/>incapable<text:s/>of<text:s/>production<text:s/>and<text:s/>profit.<text:s/>They<text:s/>installed<text:s/>machines<text:s/>that<text:s/>required<text:s/>skilled<text:s/>and<text:s/>technical<text:s/>workers<text:s/>but<text:s/>relied<text:s/>on<text:s/>unskilled<text:s/>concentration<text:s/>camp<text:s/>prisoners.<text:s/>They<text:s/>chose<text:s/>inferior<text:s/>and<text:s/>impractical<text:s/>machines<text:s/>for<text:s/>brick<text:s/>making,<text:s/>rather<text:s/>than<text:s/>practical<text:s/>and<text:s/>less<text:s/>technically<text:s/>advanced<text:s/>machines.</text:span><text:span text:style-name="T73_6"><text:note text:note-class="footnote"><text:note-citation/><text:note-body><text:p text:style-name="P74"><text:span text:style-name="T74_1"><text:s/></text:span><text:span text:style-name="T74_2">{<text:s/>|<text:s/>Allen,<text:s/>2002<text:s/>|<text:s/>p.<text:s/>58-59<text:s/>|<text:s/>|zu:312:DVWW3STE},@<text:s/>see<text:s/>also<text:s/>{<text:s/>|<text:s/>Jaskot,<text:s/>2000<text:s/>|<text:s/>p.<text:s/>32<text:s/>|<text:s/>|zu:312:SS2XWXNE},@<text:s/>{<text:s/>|<text:s/>Schulte,<text:s/>2001<text:s/>|<text:s/>|<text:s/>|zu:312:TXTJCSMN},@<text:s/>and<text:s/>{<text:s/>|<text:s/>Wachsmann,<text:s/>2015<text:s/>|<text:s/>p.<text:s/>162<text:s/>|<text:s/>|zu:312:8CMWJHI4}</text:span></text:p></text:note-body></text:note></text:span><text:span text:style-name="T74_3"><text:s/>The<text:s/>SS<text:s/>set<text:s/>up<text:s/>large<text:s/>concentration<text:s/>camps<text:s/>near<text:s/>new<text:s/>brickyard<text:s/>and<text:s/>quarries<text:s/>including<text:s/>the<text:s/>brickyard<text:s/>at<text:s/>Oranienburg,<text:s/>near<text:s/>Sachsenhausen,<text:s/>Flossenburg,<text:s/>and<text:s/>a<text:s/>nearby<text:s/>granite<text:s/>pit<text:s/>near<text:s/>Mauthausen.</text:span><text:span text:style-name="T74_4"><text:note text:note-class="footnote"><text:note-citation/><text:note-body><text:p text:style-name="P75"><text:span text:style-name="T75_1"><text:s/></text:span><text:span text:style-name="T75_2">{<text:s/>|<text:s/>Buggeln,<text:s/>&amp;<text:s/>Cohen,<text:s/>2015<text:s/>|<text:s/>p.<text:s/>14<text:s/>|<text:s/>|zu:312:IX4ZG4IW}</text:span></text:p></text:note-body></text:note></text:span><text:span text:style-name="T75_3"><text:s/></text:span><text:bookmark-start text:name="DESt_formation_Allen"/><text:span text:style-name="T75_4">DESt</text:span><text:bookmark-end text:name="DESt_formation_Allen"/><text:span text:style-name="T75_5"><text:s/>enterprises,<text:s/>especially<text:s/>those<text:s/>dealing<text:s/>with<text:s/>the<text:s/>quarries<text:s/>as<text:s/>at<text:s/>Mauthausen,<text:s/>set<text:s/>the<text:s/>pattern<text:s/>for<text:s/>the<text:s/>exploitive<text:s/>use<text:s/>of<text:s/>concentration<text:s/>camp<text:s/>inmates<text:s/>for<text:s/>the<text:s/>use<text:s/>of<text:s/>German<text:s/>industry.</text:span></text:p>
      <text:p text:style-name="P76"><text:bookmark-start text:name="H2_SS_Adaptation"/><text:span text:style-name="T76_1">SS</text:span><text:bookmark-end text:name="H2_SS_Adaptation"/><text:span text:style-name="T76_2"><text:s/>Adaptation</text:span></text:p>
      <text:p text:style-name="P77"><text:bookmark-start text:name="Himmler_Adapts"/><text:span text:style-name="T77_1">Himmler</text:span><text:bookmark-end text:name="Himmler_Adapts"/><text:span text:style-name="T77_2"><text:s/>led<text:s/>the<text:s/>SS<text:s/>through<text:s/>numerous<text:s/>changes<text:s/>and<text:s/>alterations<text:s/>during<text:s/>his<text:s/>reign<text:s/>as<text:s/>Reichsführer-SS;<text:s/>from<text:s/>an<text:s/>elite<text:s/>group<text:s/>of<text:s/>body<text:s/>guards<text:s/>to<text:s/>controlling<text:s/>the<text:s/>labor<text:s/>and<text:s/>resources<text:s/>running<text:s/>the<text:s/>German<text:s/>armaments<text:s/>production,<text:s/>controlling<text:s/>the<text:s/>German<text:s/>police<text:s/>force,<text:s/>and<text:s/>managing<text:s/>the<text:s/>largest<text:s/>arrangement<text:s/>of<text:s/>concentration<text:s/>camps<text:s/>and<text:s/>genocide<text:s/>in<text:s/>recent<text:s/>German<text:s/>history.<text:s/>Himmler’s<text:s/>flexibility<text:s/>allowed<text:s/>the<text:s/>SS<text:s/>to<text:s/>change<text:s/>priority<text:s/>and<text:s/>focus<text:s/>based<text:s/>on<text:s/>fluctuating<text:s/>circumstances<text:s/>caused<text:s/>by<text:s/>internal<text:s/>power<text:s/>struggles<text:s/>within<text:s/>the<text:s/>Nazi<text:s/>party<text:s/>and<text:s/>unexpected<text:s/>continuation<text:s/>of<text:s/>war.</text:span></text:p>
      <text:p text:style-name="P78"><text:bookmark-start text:name="H3_Building_and_KZ_changes"/><text:span text:style-name="T78_1">Building</text:span><text:bookmark-end text:name="H3_Building_and_KZ_changes"/><text:span text:style-name="T78_2"><text:s/>and<text:s/>Concentration<text:s/>Camp<text:s/>Focus</text:span></text:p>
      <text:p text:style-name="P79"><text:bookmark-start text:name="KZ_changes"/><text:span text:style-name="T79_1">In<text:s/>April<text:s/>1</text:span><text:bookmark-end text:name="KZ_changes"/><text:span text:style-name="T79_2">942,<text:s/>Pohl<text:s/>wrote<text:s/>to<text:s/>commandants<text:s/>of<text:s/>the<text:s/>concentration<text:s/>camps,<text:s/>that<text:s/>the<text:s/>goal<text:s/>of<text:s/>the<text:s/>camps<text:s/>was<text:s/>no<text:s/>longer<text:s/>security,<text:s/>re-education<text:s/>and<text:s/>prevention,<text:s/>but<text:s/>would<text:s/>now<text:s/>serve<text:s/>the<text:s/>SS<text:s/>economic<text:s/>interests.<text:s/>As<text:s/>part<text:s/>of<text:s/>the<text:s/>“Final<text:s/>Solution”<text:s/>inmates<text:s/>were<text:s/>now<text:s/>involved<text:s/>in<text:s/>a<text:s/>combination<text:s/>of<text:s/>mass<text:s/>murder<text:s/>through<text:s/>mass<text:s/>production.<text:s/>Those<text:s/>not<text:s/>able<text:s/>to<text:s/>work<text:s/>were<text:s/>killed<text:s/>out<text:s/>of<text:s/>practicality<text:s/>and<text:s/>ideology,<text:s/>while<text:s/>those<text:s/>who<text:s/>could<text:s/>provide<text:s/>labor<text:s/>would<text:s/>die<text:s/>through<text:s/>exhaustive<text:s/>work.</text:span><text:span text:style-name="T79_3"><text:note text:note-class="footnote"><text:note-citation/><text:note-body><text:p text:style-name="P80"><text:span text:style-name="T80_1"><text:s/></text:span><text:span text:style-name="T80_2">{<text:s/>|<text:s/>Longerich,<text:s/>et<text:s/>al.,<text:s/>2012<text:s/>|<text:s/>p.<text:s/>559<text:s/>|<text:s/>|zu:312:I5FCUPXV}</text:span></text:p></text:note-body></text:note></text:span><text:span text:style-name="T80_3"><text:s/>Pohl<text:s/>made<text:s/>changes<text:s/>to<text:s/>the<text:s/>camps<text:s/>in<text:s/>1942,<text:s/>including<text:s/>instituting<text:s/>72<text:s/>hour<text:s/>work<text:s/>weeks,<text:s/>making<text:s/>Sunday<text:s/>a<text:s/>half-day<text:s/>work<text:s/>day,<text:s/>11<text:s/>hour<text:s/>work<text:s/>days,<text:s/>and<text:s/>ordering<text:s/>that<text:s/>no<text:s/>more<text:s/>than<text:s/>10<text:s/>percent<text:s/>of<text:s/>the<text:s/>inmates<text:s/>work<text:s/>inside<text:s/>the<text:s/>camp.<text:s/>As<text:s/>a<text:s/>result,<text:s/>there<text:s/>were<text:s/>more<text:s/>inmate<text:s/>deaths<text:s/>in<text:s/>1942<text:s/>than<text:s/>previous<text:s/>years,<text:s/>75,545<text:s/>from<text:s/>July<text:s/>to<text:s/>November<text:s/>1942,<text:s/>but<text:s/>only<text:s/>9,015<text:s/>by<text:s/>execution.<text:s/>Deaths<text:s/>occurred<text:s/>more<text:s/>because<text:s/>of<text:s/>increased<text:s/>work<text:s/>coupled<text:s/>with<text:s/>less<text:s/>nutrition,<text:s/>not<text:s/>because<text:s/>of<text:s/>deliberate<text:s/>plans<text:s/>to<text:s/>kill<text:s/>through<text:s/>means<text:s/>of<text:s/>exhaustive<text:s/>and<text:s/>exploitative<text:s/>work.</text:span><text:span text:style-name="T80_4"><text:note text:note-class="footnote"><text:note-citation/><text:note-body><text:p text:style-name="P81"><text:span text:style-name="T81_1"><text:s/></text:span><text:span text:style-name="T81_2">{<text:s/>|<text:s/>Buggeln,<text:s/>&amp;<text:s/>Cohen,<text:s/>2015<text:s/>|<text:s/>p.<text:s/>19<text:s/>|<text:s/>|zu:312:IX4ZG4IW}</text:span></text:p></text:note-body></text:note></text:span><text:span text:style-name="T81_3"><text:s/></text:span></text:p>
      <text:p text:style-name="P82"><text:span text:style-name="T82_1">After<text:s/>the<text:s/>unexpected<text:s/>increase<text:s/>in<text:s/>inmate<text:s/>deaths,<text:s/>Pohl<text:s/>instigated,<text:s/>at<text:s/>least<text:s/>on<text:s/>paper<text:s/>if<text:s/>not<text:s/>in<text:s/>practice,<text:s/>improvements<text:s/>for<text:s/>camp<text:s/>inmates<text:s/>and<text:s/>included<text:s/>an<text:s/>enticement<text:s/>system<text:s/>to<text:s/>encourage<text:s/>a<text:s/>higher<text:s/>quality<text:s/>of<text:s/>work.<text:s/>In<text:s/>an<text:s/>October<text:s/>1943<text:s/>letter<text:s/>to<text:s/>camp<text:s/>commandants,<text:s/>Pohl<text:s/>called<text:s/>for<text:s/>improvement<text:s/>in<text:s/>the<text:s/>quality<text:s/>of<text:s/>life<text:s/>for<text:s/>inmates.<text:s/>“We<text:s/>must<text:s/>attend<text:s/>to<text:s/>the<text:s/>prisoners’<text:s/>well-being,<text:s/>not<text:s/>out<text:s/>of<text:s/>a<text:s/>false<text:s/>sense<text:s/>of<text:s/>sentimentality,<text:s/>but<text:s/>because<text:s/>we<text:s/>need<text:s/>them<text:s/>with<text:s/>their<text:s/>arms<text:s/>and<text:s/>legs,<text:s/>for<text:s/>they<text:s/>must<text:s/>help<text:s/>the<text:s/>German<text:s/>people<text:s/>to<text:s/>achieve<text:s/>a<text:s/>great<text:s/>victory.<text:s/>I<text:s/>have<text:s/>made<text:s/>it<text:s/>our<text:s/>top<text:s/>priority<text:s/>that<text:s/>we<text:s/>will<text:s/>allow<text:s/>no<text:s/>more<text:s/>than<text:s/>ten<text:s/>percent<text:s/>of<text:s/>all<text:s/>inmates<text:s/>to<text:s/>be<text:s/>unfit<text:s/>for<text:s/>work<text:s/>due<text:s/>to<text:s/>illness.”</text:span><text:span text:style-name="T82_2"><text:note text:note-class="footnote"><text:note-citation/><text:note-body><text:p text:style-name="P83"><text:span text:style-name="T83_1"><text:s/></text:span><text:span text:style-name="T83_2">As<text:s/>quoted<text:s/>in<text:s/>{<text:s/>|<text:s/>Buggeln,<text:s/>&amp;<text:s/>Cohen,<text:s/>2015<text:s/>|<text:s/>p.<text:s/>37<text:s/>|<text:s/>|zu:312:IX4ZG4IW}</text:span></text:p></text:note-body></text:note></text:span><text:span text:style-name="T83_3"><text:s/>Pohl<text:s/>then<text:s/>outlined<text:s/>requirements<text:s/>for<text:s/>the<text:s/>use<text:s/>of<text:s/>better<text:s/>nutrition,<text:s/>more<text:s/>useful<text:s/>clothing,<text:s/>natural<text:s/>remedies<text:s/>for<text:s/>the<text:s/>sick,<text:s/>avoid<text:s/>unnecessary<text:s/>exertions,<text:s/>performance<text:s/>bonuses<text:s/>for<text:s/>inmates,<text:s/>winter<text:s/>clothing,<text:s/>allowing<text:s/>inmates<text:s/>to<text:s/>stuff<text:s/>clothing<text:s/>with<text:s/>newspaper,<text:s/>and<text:s/>7-8<text:s/>hours<text:s/>undisturbed<text:s/>sleep.<text:s/>In<text:s/>reality,<text:s/>these<text:s/>changes<text:s/>led<text:s/>to<text:s/>more<text:s/>suffering<text:s/>as<text:s/>the<text:s/>camp<text:s/>commandant’s<text:s/>goal<text:s/>was<text:s/>to<text:s/>report<text:s/>less<text:s/>illness.<text:s/>The<text:s/>sick<text:s/>were<text:s/>not<text:s/>allowed<text:s/>into<text:s/>the<text:s/>infirmary,<text:s/>were<text:s/>not<text:s/>given<text:s/>rest<text:s/>and<text:s/>treatment,<text:s/>and<text:s/>so<text:s/>the<text:s/>sick<text:s/>were<text:s/>worked<text:s/>until<text:s/>they<text:s/>died.<text:s/>Inmate<text:s/>enticements<text:s/>were<text:s/>to<text:s/>include<text:s/>improved<text:s/>camp<text:s/>conditions,<text:s/>extra<text:s/>food,<text:s/>camp<text:s/>money,<text:s/>tobacco<text:s/>and<text:s/>visits<text:s/>to<text:s/>the<text:s/>camp<text:s/>brothel.<text:s/>These<text:s/>incentives<text:s/>also<text:s/>backfired,<text:s/>leading<text:s/>to<text:s/>a<text:s/>decline<text:s/>in<text:s/>morality<text:s/>among<text:s/>the<text:s/>inmates.</text:span><text:span text:style-name="T83_4"><text:note text:note-class="footnote"><text:note-citation/><text:note-body><text:p text:style-name="P84"><text:span text:style-name="T84_1"><text:s/></text:span><text:span text:style-name="T84_2">{<text:s/>|<text:s/>Buggeln,<text:s/>&amp;<text:s/>Cohen,<text:s/>2015<text:s/>|<text:s/>p.<text:s/>28<text:s/>|<text:s/>|zu:312:IX4ZG4IW}</text:span></text:p></text:note-body></text:note></text:span></text:p>
      <text:p text:style-name="P85"><text:bookmark-start text:name="H3_Inmates_and_Factories"/><text:span text:style-name="T85_1">Inmates</text:span><text:bookmark-end text:name="H3_Inmates_and_Factories"/><text:span text:style-name="T85_2"><text:s/>and<text:s/>Factories</text:span></text:p>
      <text:p text:style-name="P86"><text:span text:style-name="T86_1">One<text:s/>of<text:s/>the<text:s/>major<text:s/>adaptations<text:s/>to<text:s/>Himmler’s<text:s/>plan<text:s/>was<text:s/>the<text:s/>concession<text:s/>to<text:s/>let<text:s/>camp<text:s/>inmates<text:s/>go<text:s/>to<text:s/>the<text:s/>factories,<text:s/>rather<text:s/>than<text:s/>have<text:s/>the<text:s/>factories<text:s/>inside<text:s/>the<text:s/>concentration<text:s/>camps.<text:s/>The<text:s/>IG<text:s/>Farben<text:s/>factory<text:s/>near<text:s/>Auschwtiz<text:s/>set<text:s/>such<text:s/>a<text:s/>precedent.<text:s/>In<text:s/>1941,<text:s/>IG<text:s/>Farben<text:s/>constructed<text:s/>a<text:s/>plant<text:s/>near<text:s/>Auschwitz<text:s/>for<text:s/>producing<text:s/>synthetic<text:s/>rubber<text:s/>using<text:s/>Auschwitz<text:s/>camp<text:s/>inmates<text:s/>as<text:s/>workers.<text:s/>On<text:s/>February<text:s/>26,<text:s/>1941<text:s/>Himmler<text:s/>ordered<text:s/>'evacuation'<text:s/>of<text:s/>Jewish<text:s/>population<text:s/>in<text:s/>Auschwitz<text:s/>to<text:s/>fill<text:s/>the<text:s/>need<text:s/>for<text:s/>workers.</text:span><text:span text:style-name="T86_2"><text:note text:note-class="footnote"><text:note-citation/><text:note-body><text:p text:style-name="P87"><text:span text:style-name="T87_1"><text:s/></text:span><text:span text:style-name="T87_2">{<text:s/>|<text:s/>Longerich,<text:s/>et<text:s/>al.,<text:s/>2012<text:s/>|<text:s/>p.<text:s/>557<text:s/>|<text:s/>|zu:312:I5FCUPXV}@<text:s/>For<text:s/>more<text:s/>on<text:s/>IG<text:s/>Farben<text:s/>see<text:s/>{<text:s/>|<text:s/>Hayes,<text:s/>1987<text:s/>|<text:s/>|<text:s/>|zu:312:FT2KP5H8},<text:s/>@<text:s/>and<text:s/>{<text:s/>|<text:s/>Jeffreys,<text:s/>2010<text:s/>|<text:s/>|<text:s/>|zu:312:GP4X8GFX}</text:span></text:p></text:note-body></text:note></text:span><text:span text:style-name="T87_3"><text:s/></text:span></text:p>
      <text:p text:style-name="P88"><text:span text:style-name="T88_1">There<text:s/>were<text:s/>many<text:s/>reasons<text:s/>subsequent<text:s/>integration<text:s/>efforts<text:s/>did<text:s/>not<text:s/>come<text:s/>to<text:s/>fruition,<text:s/>the<text:s/>main<text:s/>reason<text:s/>being<text:s/>practicality;<text:s/>it<text:s/>was<text:s/>cost<text:s/>and<text:s/>time<text:s/>prohibitive<text:s/>to<text:s/>relocate<text:s/>so<text:s/>many<text:s/>factories<text:s/>to<text:s/>established<text:s/>concentration<text:s/>camps.<text:s/>Other<text:s/>factors<text:s/>that<text:s/>prohibited<text:s/>factory<text:s/>relocation<text:s/>included<text:s/>machinery<text:s/>that<text:s/>was<text:s/>hard<text:s/>to<text:s/>find,<text:s/>productivity<text:s/>in<text:s/>the<text:s/>camps<text:s/>was<text:s/>lacking<text:s/>because<text:s/>inmates<text:s/>were<text:s/>unable<text:s/>to<text:s/>work<text:s/>as<text:s/>needed,<text:s/>and<text:s/>because<text:s/>industry<text:s/>leaders<text:s/>wanted<text:s/>to<text:s/>maintain<text:s/>control<text:s/>of<text:s/>production.<text:s/>In<text:s/>September<text:s/>1942,<text:s/>Pohl<text:s/>made<text:s/>agreements<text:s/>with<text:s/>Speer<text:s/>to<text:s/>ship<text:s/>prisoners<text:s/>to<text:s/>factory<text:s/>sites,<text:s/>instead<text:s/>of<text:s/>relocating<text:s/>factories<text:s/>in<text:s/>the<text:s/>existing<text:s/>camps.<text:s/>Hitler<text:s/>approved<text:s/>this<text:s/>plan<text:s/>later<text:s/>in<text:s/>the<text:s/>month.<text:s/>The<text:s/>SS<text:s/>then<text:s/>made<text:s/>plans<text:s/>to<text:s/>set<text:s/>up<text:s/>hundreds<text:s/>of<text:s/>satellite<text:s/>camps<text:s/>near<text:s/>factories<text:s/>with<text:s/>camp<text:s/>inmates<text:s/>as<text:s/>workers.</text:span><text:span text:style-name="T88_2"><text:note text:note-class="footnote"><text:note-citation/><text:note-body><text:p text:style-name="P89"><text:span text:style-name="T89_1"><text:s/></text:span><text:span text:style-name="T89_2">{<text:s/>|<text:s/>Longerich,<text:s/>et<text:s/>al.,<text:s/>2012<text:s/>|<text:s/>p.<text:s/>634<text:s/>|<text:s/>|zu:312:I5FCUPXV}</text:span></text:p></text:note-body></text:note></text:span><text:span text:style-name="T89_3"><text:s/></text:span><text:bookmark-start text:name="1942_KZ_as_factory_sites_Longe"/><text:span text:style-name="T89_4">By</text:span><text:bookmark-end text:name="1942_KZ_as_factory_sites_Longe"/><text:span text:style-name="T89_5"><text:s/>1944,<text:s/>when<text:s/>plans<text:s/>were<text:s/>set<text:s/>into<text:s/>action<text:s/>to<text:s/>relocate<text:s/>factories<text:s/>to<text:s/>bomb<text:s/>proof<text:s/>underground<text:s/>locations,<text:s/>the<text:s/>precedent<text:s/>was<text:s/>already<text:s/>set<text:s/>for<text:s/>creating<text:s/>small,<text:s/>satellite<text:s/>camps<text:s/>near<text:s/>factory<text:s/>locations.</text:span></text:p>
      <text:p text:style-name="P90"><text:bookmark-start text:name="H3_Use_Jews_for_labor"/><text:span text:style-name="T90_1">Jews</text:span><text:bookmark-end text:name="H3_Use_Jews_for_labor"/><text:span text:style-name="T90_2"><text:s/>for<text:s/>Labor</text:span></text:p>
      <text:p text:style-name="P91"><text:bookmark-start text:name="1941_Soviet_prisoners_Longeric"/><text:span text:style-name="T91_1">Himmler’s</text:span><text:bookmark-end text:name="1941_Soviet_prisoners_Longeric"/><text:span text:style-name="T91_2"><text:s/>plans<text:s/>for<text:s/>utilizing<text:s/>concentration<text:s/>camp<text:s/>inmates<text:s/>for<text:s/>labor<text:s/>went<text:s/>through<text:s/>various<text:s/>phases,<text:s/>as<text:s/>is<text:s/>discussed<text:s/>in<text:s/>the<text:s/>next<text:s/>section.<text:s/>The<text:s/>main<text:s/>point<text:s/>to<text:s/>focus<text:s/>on<text:s/>here<text:s/>is<text:s/>that<text:s/>Himmler’s<text:s/>labor<text:s/>plans<text:s/>changed<text:s/>with<text:s/>the<text:s/>circumstances.<text:s/>Initially,<text:s/>the<text:s/>Final<text:s/>Solution<text:s/>called<text:s/>for<text:s/>all<text:s/>Jews<text:s/>to<text:s/>immigrate<text:s/>from<text:s/>Germany.<text:s/>Labor<text:s/>shortages<text:s/>in<text:s/>1941<text:s/>were<text:s/>to<text:s/>be<text:s/>covered<text:s/>by<text:s/>Soviet<text:s/>POWs<text:s/>and<text:s/>foreign<text:s/>workers.<text:s/>When<text:s/>Soviet<text:s/>POWs<text:s/>were<text:s/>no<text:s/>longer<text:s/>available<text:s/>due<text:s/>to<text:s/>massive<text:s/>deaths<text:s/>from<text:s/>malnutrition<text:s/>and<text:s/>inhumane<text:s/>living<text:s/>conditions<text:s/>in<text:s/>the<text:s/>camps,<text:s/>Himmler<text:s/>turned<text:s/>to<text:s/>Jews<text:s/>in<text:s/>the<text:s/>Polish<text:s/>camps<text:s/>for<text:s/>the<text:s/>needed<text:s/>labor<text:s/>supply.</text:span><text:span text:style-name="T91_3"><text:note text:note-class="footnote"><text:note-citation/><text:note-body><text:p text:style-name="P92"><text:span text:style-name="T92_1"><text:s/></text:span><text:span text:style-name="T92_2">{<text:s/>|<text:s/>Allen,<text:s/>2002<text:s/>|<text:s/>p.<text:s/>150<text:s/>|<text:s/>|zu:312:DVWW3STE},@<text:s/>{<text:s/>|<text:s/>Longerich,<text:s/>et<text:s/>al.,<text:s/>2012<text:s/>|<text:s/>p.<text:s/>557-559<text:s/>|<text:s/>|zu:312:I5FCUPXV}</text:span></text:p></text:note-body></text:note></text:span></text:p>
      <text:p text:style-name="P93"><text:span text:style-name="T93_1">By<text:s/>1944,<text:s/>labor<text:s/>shortages<text:s/>were<text:s/>so<text:s/>dire<text:s/>that<text:s/>Nazi<text:s/>officials<text:s/>were<text:s/>ready<text:s/>to<text:s/>rescind<text:s/>one<text:s/>of<text:s/>their<text:s/>core<text:s/>pillars<text:s/>of<text:s/>the<text:s/>Final<text:s/>Solution.<text:s/>They<text:s/>requested<text:s/>700,000<text:s/>Hungarian<text:s/>Jews<text:s/>be<text:s/>pulled<text:s/>from<text:s/>the<text:s/>camps<text:s/>and<text:s/>brought<text:s/>to<text:s/>Germany<text:s/>for<text:s/>labor<text:s/>in<text:s/>armaments<text:s/>production.<text:s/>Much<text:s/>less<text:s/>were<text:s/>actually<text:s/>used.</text:span><text:span text:style-name="T93_2"><text:note text:note-class="footnote"><text:note-citation/><text:note-body><text:p text:style-name="P94"><text:span text:style-name="T94_1"><text:s/></text:span><text:span text:style-name="T94_2">{<text:s/>|<text:s/>Buggeln,<text:s/>&amp;<text:s/>Cohen,<text:s/>2015<text:s/>|<text:s/>p.<text:s/>46<text:s/>|<text:s/>|zu:312:IX4ZG4IW}</text:span></text:p></text:note-body></text:note></text:span><text:span text:style-name="T94_3"><text:s/></text:span><text:bookmark-start text:name="1944_use_Jews_for_labor_Buggel"/><text:span text:style-name="T94_4">With</text:span><text:bookmark-end text:name="1944_use_Jews_for_labor_Buggel"/><text:span text:style-name="T94_5"><text:s/>labor<text:s/>shortages<text:s/>at<text:s/>such<text:s/>extreme<text:s/>levels,<text:s/>when<text:s/>all<text:s/>efforts<text:s/>were<text:s/>focused<text:s/>on<text:s/>underground<text:s/>factory<text:s/>relocation<text:s/>in<text:s/>1944,<text:s/>any<text:s/>and<text:s/>all<text:s/>Europeans<text:s/>were<text:s/>conscripted<text:s/>into<text:s/>the<text:s/>labor<text:s/>force.<text:s/>Thus<text:s/>we<text:s/>see<text:s/>at<text:s/>Porta<text:s/>Westfalica<text:s/>Soviet<text:s/>POWs<text:s/>working<text:s/>next<text:s/>to<text:s/>French<text:s/>asocial<text:s/>and<text:s/>Danish<text:s/>political<text:s/>prisoners<text:s/>led<text:s/>by<text:s/>German<text:s/>criminals.</text:span></text:p>
      <text:p text:style-name="P95"><text:bookmark-start text:name="H1_Concentration_Camps_and_Lab"/><text:span text:style-name="T95_1">Changes</text:span><text:bookmark-end text:name="H1_Concentration_Camps_and_Lab"/><text:span text:style-name="T95_2"><text:s/>in<text:s/>Concentration<text:s/>Camps<text:s/>and<text:s/>Labor<text:s/>Force</text:span></text:p>
      <text:p text:style-name="P96"><text:bookmark-start text:name="Intro-1"/><text:span text:style-name="T96_1">Weimar<text:s/>Ger</text:span><text:bookmark-end text:name="Intro-1"/><text:span text:style-name="T96_2">many<text:s/>was<text:s/>fraught<text:s/>with<text:s/>economic<text:s/>catastrophes,<text:s/>not<text:s/>the<text:s/>least<text:s/>of<text:s/>which<text:s/>was<text:s/>mass<text:s/>unemployment.</text:span><text:span text:style-name="T96_3"><text:note text:note-class="footnote"><text:note-citation/><text:note-body><text:p text:style-name="P97"><text:span text:style-name="T97_1"><text:s/></text:span><text:span text:style-name="T97_2">See<text:s/>{<text:s/>|<text:s/>Weitz,<text:s/>2007<text:s/>|<text:s/>|<text:s/>|zu:312:8CMMB53R}</text:span></text:p></text:note-body></text:note></text:span><text:span text:style-name="T97_3"><text:s/>Hitler<text:s/>made<text:s/>good<text:s/>on<text:s/>his<text:s/>promise<text:s/>to<text:s/>improve<text:s/>German<text:s/>economy<text:s/>and<text:s/>unemployment<text:s/>decreased<text:s/>significantly<text:s/>after<text:s/>the<text:s/>NSDAP<text:s/>won<text:s/>the<text:s/>government.<text:s/>Rather<text:s/>than<text:s/>remaining<text:s/>stable,<text:s/>though,<text:s/>labor<text:s/>demands<text:s/>rose<text:s/>and<text:s/>fell<text:s/>throughout<text:s/>the<text:s/>existence<text:s/>of<text:s/>the<text:s/>Third<text:s/>Reich.<text:s/>As<text:s/>German<text:s/>men<text:s/>entered<text:s/>the<text:s/>military<text:s/>to<text:s/>prepare<text:s/>for<text:s/>war,<text:s/>they<text:s/>left<text:s/>an<text:s/>unmanageable<text:s/>number<text:s/>of<text:s/>unfilled<text:s/>jobs<text:s/>in<text:s/>agricultural<text:s/>and<text:s/>industrial<text:s/>sectors.<text:s/>Two<text:s/>options<text:s/>arose<text:s/>as<text:s/>the<text:s/>answer<text:s/>to<text:s/>so<text:s/>many<text:s/>vacant<text:s/>vocational<text:s/>positions:<text:s/>employ<text:s/>more<text:s/>women,<text:s/>and<text:s/>employ<text:s/>foreigners.<text:s/>Both<text:s/>options<text:s/>were<text:s/>unsatisfactory<text:s/>according<text:s/>to<text:s/>Nazi<text:s/>ideology.<text:s/>The<text:s/>role<text:s/>of<text:s/>women<text:s/>in<text:s/>Nazi<text:s/>Germany<text:s/>was<text:s/>clear,<text:s/>they<text:s/>were<text:s/>to<text:s/>remain<text:s/>at<text:s/>home<text:s/>as<text:s/>the<text:s/>focal<text:s/>point<text:s/>of<text:s/>the<text:s/>family<text:s/>and<text:s/>German<text:s/>society<text:s/>and<text:s/>to<text:s/>be<text:s/>the<text:s/>bearer<text:s/>of<text:s/>a<text:s/>plenteous<text:s/>Aryan<text:s/>population.</text:span><text:span text:style-name="T97_4"><text:note text:note-class="footnote"><text:note-citation/><text:note-body><text:p text:style-name="P98"><text:span text:style-name="T98_1"><text:s/></text:span><text:span text:style-name="T98_2">For<text:s/>more<text:s/>on<text:s/>women<text:s/>in<text:s/>the<text:s/>Third<text:s/>Reich<text:s/>see<text:s/>in<text:s/>part<text:s/>{<text:s/>|<text:s/>Bridenthal,<text:s/>et<text:s/>al.,<text:s/>1984<text:s/>|<text:s/>|<text:s/>|zu:312:GRUVSQNQ},@<text:s/>{<text:s/>|<text:s/>Koonz,<text:s/>1987<text:s/>|<text:s/>|<text:s/>|zu:312:GNCMNJKP},@<text:s/>{<text:s/>|<text:s/>Stephenson,<text:s/>1982<text:s/>|<text:s/>|<text:s/>|zu:312:UZGJE2E2},@<text:s/>{<text:s/>|<text:s/>Stephenson,<text:s/>2001<text:s/>|<text:s/>|<text:s/>|zu:312:FGD94682},@<text:s/>{<text:s/>|<text:s/>Stibbe,<text:s/>2003<text:s/>|<text:s/>|<text:s/>|zu:312:3J7JZ5BQ}</text:span></text:p></text:note-body></text:note></text:span><text:span text:style-name="T98_3"><text:s/>Ideology<text:s/>called<text:s/>for<text:s/>a<text:s/>foreign-free<text:s/>Germany,<text:s/>especially<text:s/>those<text:s/>of<text:s/>an<text:s/>inferior<text:s/>race,<text:s/>so<text:s/>employing<text:s/>these<text:s/>people<text:s/>was<text:s/>problematic.<text:s/>Nazi<text:s/>leaders<text:s/>allowed<text:s/>a<text:s/>combination<text:s/>of<text:s/>concessions<text:s/>to<text:s/>answer<text:s/>to<text:s/>the<text:s/>problem.<text:s/>Germany<text:s/>used<text:s/>women<text:s/>in<text:s/>small<text:s/>proportions<text:s/>and<text:s/>brought<text:s/>in<text:s/>hundreds<text:s/>of<text:s/>thousands<text:s/>of<text:s/>foreign<text:s/>workers<text:s/>(both<text:s/>male<text:s/>and<text:s/>female)<text:s/>to<text:s/>fill<text:s/>the<text:s/>labor<text:s/>shortages.</text:span><text:span text:style-name="T98_4"><text:note text:note-class="footnote"><text:note-citation/><text:note-body><text:p text:style-name="P99"><text:span text:style-name="T99_1"><text:s/></text:span><text:span text:style-name="T99_2">Nazi<text:s/>ideology<text:s/>did<text:s/>not<text:s/>care<text:s/>about<text:s/>working<text:s/>women<text:s/>from<text:s/>“lesser”<text:s/>racial<text:s/>classes.</text:span></text:p></text:note-body></text:note></text:span><text:span text:style-name="T99_3"><text:s/></text:span></text:p>
      <text:p text:style-name="P100"><text:span text:style-name="T100_1">Defeat<text:s/>in<text:s/>the<text:s/>Soviet<text:s/>Union<text:s/>precipitated<text:s/>increased<text:s/>labor<text:s/>shortages<text:s/>for<text:s/>Germany.<text:s/>The<text:s/>Wehrmacht<text:s/>called<text:s/>up<text:s/>most<text:s/>of<text:s/>the<text:s/>able<text:s/>bodied<text:s/>men<text:s/>to<text:s/>fight<text:s/>in<text:s/>the<text:s/>new<text:s/>two<text:s/>front<text:s/>war.<text:s/>Unprepared<text:s/>for<text:s/>such<text:s/>a<text:s/>course<text:s/>of<text:s/>events,<text:s/>Germany<text:s/>was<text:s/>left<text:s/>with<text:s/>increased<text:s/>labor<text:s/>shortages.<text:s/>Instead<text:s/>of<text:s/>the<text:s/>war<text:s/>ending<text:s/>as<text:s/>planned<text:s/>and<text:s/>the<text:s/>economy<text:s/>returning<text:s/>to<text:s/>normal<text:s/>production,<text:s/>war<text:s/>with<text:s/>the<text:s/>Soviet<text:s/>Union<text:s/>pulled<text:s/>the<text:s/>German<text:s/>economy<text:s/>into<text:s/>total<text:s/>war.<text:s/>Soldiers<text:s/>did<text:s/>not<text:s/>return<text:s/>home<text:s/>and<text:s/>beat<text:s/>swords<text:s/>into<text:s/>plowshares;<text:s/>instead<text:s/>even<text:s/>more<text:s/>men<text:s/>went<text:s/>to<text:s/>the<text:s/>front<text:s/>and<text:s/>they<text:s/>beat<text:s/>even<text:s/>more<text:s/>plows<text:s/>into<text:s/>swords.<text:s/>In<text:s/>order<text:s/>to<text:s/>keep,<text:s/>and<text:s/>send<text:s/>more,<text:s/>men<text:s/>to<text:s/>the<text:s/>battle<text:s/>fields,<text:s/>Germany<text:s/>again<text:s/>altered<text:s/>policy<text:s/>on<text:s/>labor<text:s/>usage<text:s/>and<text:s/>began<text:s/>to<text:s/>use<text:s/>more<text:s/>German<text:s/>women,<text:s/>millions<text:s/>of<text:s/>foreign<text:s/>workers,<text:s/>and<text:s/>in<text:s/>the<text:s/>end<text:s/>concentration<text:s/>camp<text:s/>inmates.<text:s/>Much<text:s/>to<text:s/>the<text:s/>benefit<text:s/>of<text:s/>Himmler’s<text:s/>economic<text:s/>plans,<text:s/>Germany’s<text:s/>struggling<text:s/>war<text:s/>economy<text:s/>also<text:s/>provided<text:s/>a<text:s/>means<text:s/>for<text:s/>the<text:s/>SS<text:s/>to<text:s/>integrate<text:s/>more<text:s/>closely<text:s/>with<text:s/>the<text:s/>war<text:s/>industries.</text:span><text:span text:style-name="T100_2"><text:note text:note-class="footnote"><text:note-citation/><text:note-body><text:p text:style-name="P101"><text:span text:style-name="T101_1"><text:s/></text:span><text:span text:style-name="T101_2">{<text:s/>|<text:s/>Allen,<text:s/>2002<text:s/>|<text:s/>p.<text:s/>165<text:s/>|<text:s/>|zu:312:DVWW3STE}</text:span></text:p></text:note-body></text:note></text:span></text:p>
      <text:p text:style-name="P102"><text:span text:style-name="T102_1">Literature<text:s/>about<text:s/>labor<text:s/>in<text:s/>Germany<text:s/>tends<text:s/>to<text:s/>use<text:s/>at<text:s/>least<text:s/>three<text:s/>different<text:s/>terms<text:s/>for<text:s/>the<text:s/>types<text:s/>of<text:s/>labor<text:s/>found<text:s/>during<text:s/>the<text:s/>Third<text:s/>Reich,<text:s/>but<text:s/>applications<text:s/>of<text:s/>the<text:s/>terms<text:s/>are<text:s/>often<text:s/>inconsistent<text:s/>and<text:s/>confusing.</text:span><text:span text:style-name="T102_2"><text:note text:note-class="footnote"><text:note-citation/><text:note-body><text:p text:style-name="P103"><text:span text:style-name="T103_1"><text:s/></text:span><text:span text:style-name="T103_2">Herbert<text:s/>classifies<text:s/>four<text:s/>different<text:s/>worker<text:s/>types,<text:s/>but<text:s/>calls<text:s/>them<text:s/>all<text:s/>forced<text:s/>laborers,<text:s/>see<text:s/>{<text:s/>|<text:s/>Herbert,<text:s/>2000<text:s/>|<text:s/>p.<text:s/>192<text:s/>|<text:s/>|zu:312:HHATTJ6U}<text:s/>See<text:s/>{<text:s/>|<text:s/>Buggeln,<text:s/>2008<text:s/>|<text:s/>|<text:s/>|zu:312:84Z3U947}@<text:s/>and<text:s/>{<text:s/>|<text:s/>Center<text:s/>for<text:s/>Advanced<text:s/>Holocaust<text:s/>Studies,<text:s/>2004<text:s/>|<text:s/>|<text:s/>|zu:312:TSNRMNQX}@<text:s/>for<text:s/>an<text:s/>argument<text:s/>that<text:s/>forced<text:s/>laborers<text:s/>were<text:s/>slaves.</text:span></text:p></text:note-body></text:note></text:span><text:span text:style-name="T103_3"><text:s/>This<text:s/>dissertation<text:s/>utilizes<text:s/>the<text:s/>organization<text:s/>described<text:s/>by<text:s/></text:span><text:span text:style-name="T103_4">Mark<text:s/>Spoerer<text:s/>and<text:s/>Jochen<text:s/>Fleischhacker</text:span><text:span text:style-name="T103_5"><text:s/>to<text:s/>classify<text:s/>workers<text:s/>in<text:s/>Nazi<text:s/>Germany.</text:span><text:span text:style-name="T103_6"><text:note text:note-class="footnote"><text:note-citation/><text:note-body><text:p text:style-name="P104"><text:span text:style-name="T104_1"><text:s/></text:span><text:span text:style-name="T104_2">{<text:s/>|<text:s/>Spoerer,<text:s/>&amp;<text:s/>Fleischhacker,<text:s/>2002<text:s/>|<text:s/>p.<text:s/>173-175<text:s/>|<text:s/>|zu:312:BQG2KA2C}</text:span></text:p></text:note-body></text:note></text:span><text:span text:style-name="T104_3"><text:s/>The<text:s/>authors<text:s/>agree<text:s/>that<text:s/>these<text:s/>organizations<text:s/>are<text:s/>restrictive<text:s/>and<text:s/>cannot<text:s/>describe<text:s/>all<text:s/>unique<text:s/>situations<text:s/>of<text:s/>workers<text:s/>in<text:s/>Germany<text:s/>at<text:s/>the<text:s/>time,<text:s/>but<text:s/>these<text:s/>definitions<text:s/>do<text:s/>make<text:s/>it<text:s/>easier<text:s/>to<text:s/>comprehend<text:s/>the<text:s/>myriad<text:s/>types<text:s/>of<text:s/>laborers<text:s/>analyzed<text:s/>in<text:s/>these<text:s/>types<text:s/>of<text:s/>studies.<text:s/>An<text:s/>understanding<text:s/>of<text:s/>the<text:s/>characterizations<text:s/>of<text:s/>laborers<text:s/>is<text:s/>also<text:s/>important<text:s/>in<text:s/>determining<text:s/>how<text:s/>the<text:s/>SS<text:s/>may<text:s/>have<text:s/>applied<text:s/>the<text:s/>ideology<text:s/>of<text:s/></text:span><text:span text:style-name="T104_4">Vernichtung<text:s/>durch<text:s/>Arbeit</text:span><text:span text:style-name="T104_5"><text:s/>to<text:s/>the<text:s/>situation<text:s/>at<text:s/>Porta<text:s/>Westfalica.<text:s/></text:span></text:p>
      <text:p text:style-name="P105"><text:span text:style-name="T105_1">Under<text:s/>this<text:s/>organization,<text:s/>there<text:s/>are<text:s/>five<text:s/>groups<text:s/>of<text:s/>laborers<text:s/>within<text:s/>three<text:s/>categories<text:s/>defined<text:s/>by<text:s/>four<text:s/>criteria.<text:s/>The<text:s/>five<text:s/>labor<text:s/>classifications<text:s/>come<text:s/>from<text:s/>two<text:s/>main<text:s/>groups,<text:s/>German<text:s/>citizens<text:s/>and<text:s/>foreign<text:s/>workers.<text:s/>Foreign<text:s/>workers<text:s/>are<text:s/>further<text:s/>subdivided<text:s/>into<text:s/>four<text:s/>classifications:<text:s/>privileged,<text:s/>forced,<text:s/>slave,<text:s/>and<text:s/>(what<text:s/>the<text:s/>authors<text:s/>call)<text:s/>less-than-slave.<text:s/>Within<text:s/>these<text:s/>groups<text:s/>there<text:s/>existed<text:s/>three<text:s/>categories<text:s/>of<text:s/>workers:<text:s/>citizens,<text:s/>POWs,<text:s/>and<text:s/>inmates.<text:s/>Spoerer<text:s/>and<text:s/>Fleischhacker<text:s/>describe<text:s/>four<text:s/>criteria<text:s/>that<text:s/>distinguish<text:s/>workers<text:s/>from<text:s/>each<text:s/>other:<text:s/>1)<text:s/>was<text:s/>a<text:s/>worker<text:s/>able<text:s/>to<text:s/>end<text:s/>employment<text:s/>in<text:s/>the<text:s/>short<text:s/>term<text:s/>(summarized<text:s/>by<text:s/>the<text:s/>term<text:s/></text:span><text:span text:style-name="T105_2">exit</text:span><text:span text:style-name="T105_3">);<text:s/>2)<text:s/>could<text:s/>a<text:s/>worker<text:s/>enforce<text:s/>legal<text:s/>standards<text:s/>on<text:s/>their<text:s/>work/life<text:s/>conditions<text:s/>(</text:span><text:span text:style-name="T105_4">standards</text:span><text:span text:style-name="T105_5">);<text:s/>3)<text:s/>did<text:s/>a<text:s/>worker's<text:s/>voice<text:s/>have<text:s/>any<text:s/>influence<text:s/>in<text:s/>matters<text:s/>of<text:s/>work/life<text:s/>conditions<text:s/>(</text:span><text:span text:style-name="T105_6">voice</text:span><text:span text:style-name="T105_7">);<text:s/>4)<text:s/>was<text:s/>the<text:s/>probability<text:s/>of<text:s/>surviving<text:s/>their<text:s/>“employment”<text:s/>similar<text:s/>to<text:s/>a<text:s/>normal<text:s/>native<text:s/>worker<text:s/>(</text:span><text:span text:style-name="T105_8">survival</text:span><text:span text:style-name="T105_9">).<text:s/></text:span></text:p>
      <text:p text:style-name="P106"><text:span text:style-name="T106_1">German<text:s/>citizens<text:s/>generally<text:s/>had<text:s/>all<text:s/>four<text:s/>criteria<text:s/>available<text:s/>to<text:s/>them.<text:s/>To<text:s/>a<text:s/>much<text:s/>lesser<text:s/>degree,<text:s/>some<text:s/>foreign<text:s/>laborers<text:s/>had<text:s/>a<text:s/>privileged<text:s/>status<text:s/>that<text:s/>allowed<text:s/>them<text:s/>to<text:s/>terminate<text:s/>employment<text:s/>(in<text:s/>the<text:s/>form<text:s/>of<text:s/>running<text:s/>away<text:s/>or<text:s/>requesting<text:s/>transfers),<text:s/>voice<text:s/>concern<text:s/>about<text:s/>issues<text:s/>in<text:s/>employment<text:s/>and<text:s/>have<text:s/>honest<text:s/>hope<text:s/>for<text:s/>survival.<text:s/>Most<text:s/>foreign<text:s/>laborers<text:s/>found<text:s/>themselves<text:s/>forced<text:s/>into<text:s/>labor,<text:s/>sometimes<text:s/>even<text:s/>after<text:s/>volunteering<text:s/>to<text:s/>work<text:s/>in<text:s/>Germany,<text:s/>and<text:s/>found<text:s/>themselves<text:s/>with<text:s/>no<text:s/>way<text:s/>to<text:s/>end<text:s/>employment<text:s/>and<text:s/>no<text:s/>legal<text:s/>base<text:s/>for<text:s/>support,<text:s/>but<text:s/>did<text:s/>have<text:s/>some<text:s/>voice<text:s/>in<text:s/>the<text:s/>matter<text:s/>and<text:s/>could<text:s/>hope<text:s/>for<text:s/>survival.<text:s/>Slaves<text:s/>were<text:s/>those<text:s/>who<text:s/>had<text:s/>no<text:s/>rights,<text:s/>but<text:s/>at<text:s/>least<text:s/>did<text:s/>not<text:s/>need<text:s/>to<text:s/>fear<text:s/>death.<text:s/>The<text:s/>authors<text:s/>use<text:s/>Benjamin<text:s/>Ferencz's<text:s/>definition<text:s/>of<text:s/>“less-than-slaves”<text:s/>as<text:s/>those<text:s/>who<text:s/>had<text:s/>no<text:s/>escape<text:s/>from<text:s/>labor,<text:s/>no<text:s/>standards<text:s/>to<text:s/>fall<text:s/>back<text:s/>on,<text:s/>no<text:s/>voice<text:s/>for<text:s/>improvement,<text:s/>and<text:s/>could<text:s/>not<text:s/>even<text:s/>hope<text:s/>for<text:s/>survival.<text:s/>See<text:s/>Table<text:s/>1-1<text:s/>for<text:s/>a<text:s/>classification<text:s/>of<text:s/>nationalities<text:s/>and<text:s/>their<text:s/>labor<text:s/>status,<text:s/>based<text:s/>on<text:s/>a<text:s/>chart<text:s/>by<text:s/>Spoerer<text:s/>and<text:s/>Fleischhacker.</text:span><text:span text:style-name="T106_2"><text:note text:note-class="footnote"><text:note-citation/><text:note-body><text:p text:style-name="P107"><text:span text:style-name="T107_1"><text:s/></text:span><text:span text:style-name="T107_2">{<text:s/>|<text:s/>Spoerer,<text:s/>&amp;<text:s/>Fleischhacker,<text:s/>2002<text:s/>|<text:s/>p.<text:s/>175<text:s/>|<text:s/>|zu:312:BQG2KA2C}</text:span></text:p></text:note-body></text:note></text:span><text:span text:style-name="T107_3"><text:s/></text:span><text:bookmark-start text:name="Foreign_forced_slave_labor"/><text:span text:style-name="T107_4">The</text:span><text:bookmark-end text:name="Foreign_forced_slave_labor"/><text:span text:style-name="T107_5"><text:s/>SS<text:s/>treated<text:s/>these<text:s/>individuals<text:s/>as<text:s/>machinery,<text:s/>rather<text:s/>than<text:s/>humans<text:s/>that<text:s/>performed<text:s/>labor.<text:s/></text:span></text:p>
      <text:p text:style-name="P108"><text:span text:style-name="T108_1">In<text:s/>many<text:s/>cases,<text:s/>authors<text:s/>use<text:s/>the<text:s/>terms<text:s/></text:span><text:span text:style-name="T108_2">forced<text:s/>labor</text:span><text:span text:style-name="T108_3"><text:s/>and<text:s/></text:span><text:span text:style-name="T108_4">slave<text:s/>labor</text:span><text:span text:style-name="T108_5"><text:s/>interchangeably<text:s/>to<text:s/>refer<text:s/>to<text:s/>any<text:s/>person<text:s/>who<text:s/>was<text:s/>not<text:s/>a<text:s/>civilian<text:s/>worker.<text:s/>These<text:s/>terms<text:s/>broadly<text:s/>include<text:s/>conscripted<text:s/>Jews<text:s/>forced<text:s/>to<text:s/>work<text:s/>in<text:s/>armaments<text:s/>factories,<text:s/>as<text:s/>well<text:s/>as<text:s/>concentration<text:s/>camp<text:s/>inmates,<text:s/>whether<text:s/>Jewish<text:s/>or<text:s/>not.<text:s/>To<text:s/>add<text:s/>to<text:s/>the<text:s/>confusion,<text:s/>some<text:s/>foreign<text:s/>laborers<text:s/>could<text:s/>become<text:s/>a<text:s/>forced<text:s/>or<text:s/>slave<text:s/>worker<text:s/>if<text:s/>caught<text:s/>trying<text:s/>to<text:s/>escape,<text:s/>failing<text:s/>to<text:s/>fulfill<text:s/>work<text:s/>quotas,<text:s/>engaging<text:s/>in<text:s/>relationships<text:s/>with<text:s/>Germans,<text:s/>or<text:s/>a<text:s/>myriad<text:s/>of<text:s/>other<text:s/>rules<text:s/>strictly<text:s/>placed<text:s/>on<text:s/>foreign<text:s/>workers.<text:s/>To<text:s/>avoid<text:s/>being<text:s/>too<text:s/>wordy,<text:s/>this<text:s/>dissertation<text:s/>will<text:s/>utilize<text:s/>the<text:s/>terms<text:s/>inmates,<text:s/>and<text:s/>prisoners,<text:s/>but<text:s/>may<text:s/>also<text:s/>use<text:s/>slave<text:s/>and<text:s/>forced<text:s/>labor<text:s/>when<text:s/>talking<text:s/>about<text:s/>the<text:s/>inmates<text:s/>used<text:s/>in<text:s/>Porta<text:s/>Westfalica.<text:s/>It<text:s/>must<text:s/>be<text:s/>remembered,<text:s/>though,<text:s/>that<text:s/>all<text:s/>inmates<text:s/>at<text:s/>Porta<text:s/>Westfalica<text:s/>were<text:s/>deemed<text:s/>expendable<text:s/>and<text:s/>had<text:s/>no<text:s/>hope<text:s/>for<text:s/>surviving<text:s/>their<text:s/>experience<text:s/>in<text:s/>the<text:s/>camp.<text:s/>For<text:s/>many,<text:s/>this<text:s/>was<text:s/>their<text:s/>last<text:s/>stop.</text:span></text:p>
      <text:p text:style-name="P109"><text:bookmark-start text:name="This_section_looks_at_the_chan"/><text:span text:style-name="T109_1">This</text:span><text:bookmark-end text:name="This_section_looks_at_the_chan"/><text:span text:style-name="T109_2"><text:s/>section<text:s/>looks<text:s/>at<text:s/>the<text:s/>changes<text:s/>in<text:s/>labor<text:s/>issues<text:s/>in<text:s/>Germany<text:s/>during<text:s/>three<text:s/>periods:<text:s/>before<text:s/>the<text:s/>war<text:s/>(1933-1938),<text:s/>the<text:s/>early<text:s/>war<text:s/>years<text:s/>(1939-1941),<text:s/>and<text:s/>the<text:s/>final<text:s/>war<text:s/>years<text:s/>(1942-1945).</text:span></text:p>
      <text:p text:style-name="P110"><text:bookmark-start text:name="Table_1nTableLaborersRubric"/><text:span text:style-name="T110_1">Table</text:span><text:bookmark-end text:name="Table_1nTableLaborersRubric"/><text:span text:style-name="T110_2"><text:s/>1-1<text:s/>Classification<text:s/>of<text:s/>Laborers<text:s/>in<text:s/>Nazi<text:s/>German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11"/>
          </table:table-cell>
          <table:table-cell table:style-name="Cell2">
            <text:p text:style-name="P112"><text:span text:style-name="T112_1">1.<text:s/>Privileged:<text:s/>exit<text:s/>and<text:s/>voice</text:span></text:p>
          </table:table-cell>
          <table:table-cell table:style-name="Cell3">
            <text:p text:style-name="P113"><text:span text:style-name="T113_1">2.<text:s/>Forced:<text:s/>no<text:s/>exit,<text:s/>but<text:s/>voice</text:span></text:p>
          </table:table-cell>
          <table:table-cell table:style-name="Cell4">
            <text:p text:style-name="P114"><text:span text:style-name="T114_1">3.<text:s/>Slave:<text:s/>no<text:s/>exit,<text:s/>no<text:s/>voice</text:span></text:p>
          </table:table-cell>
          <table:table-cell table:style-name="Cell5">
            <text:p text:style-name="P115"><text:span text:style-name="T115_1">4.<text:s/>Less-than-slave</text:span></text:p>
          </table:table-cell>
        </table:table-row>
        <table:table-row table:style-name="Row2">
          <table:table-cell table:style-name="Cell6">
            <text:p text:style-name="P116"><text:span text:style-name="T116_1">Civilian<text:s/>Laborers</text:span></text:p>
          </table:table-cell>
          <table:table-cell table:style-name="Cell7">
            <text:p text:style-name="P117"/>
          </table:table-cell>
          <table:table-cell table:style-name="Cell8">
            <text:p text:style-name="P118"/>
          </table:table-cell>
          <table:table-cell table:style-name="Cell9">
            <text:p text:style-name="P119"/>
          </table:table-cell>
          <table:table-cell table:style-name="Cell10">
            <text:p text:style-name="P120"/>
          </table:table-cell>
        </table:table-row>
        <table:table-row table:style-name="Row3">
          <table:table-cell table:style-name="Cell11">
            <text:p text:style-name="P121"><text:span text:style-name="T121_1">Croats</text:span></text:p>
          </table:table-cell>
          <table:table-cell table:style-name="Cell12">
            <text:p text:style-name="P122"><text:span text:style-name="T122_1">X</text:span></text:p>
          </table:table-cell>
          <table:table-cell table:style-name="Cell13">
            <text:p text:style-name="P123"/>
          </table:table-cell>
          <table:table-cell table:style-name="Cell14">
            <text:p text:style-name="P124"/>
          </table:table-cell>
          <table:table-cell table:style-name="Cell15">
            <text:p text:style-name="P125"/>
          </table:table-cell>
        </table:table-row>
        <table:table-row table:style-name="Row4">
          <table:table-cell table:style-name="Cell16">
            <text:p text:style-name="P126"><text:span text:style-name="T126_1">Italians</text:span></text:p>
          </table:table-cell>
          <table:table-cell table:style-name="Cell17">
            <text:p text:style-name="P127"><text:span text:style-name="T127_1">X<text:s/>(until<text:s/>Sept.<text:s/>1943)</text:span></text:p>
          </table:table-cell>
          <table:table-cell table:style-name="Cell18">
            <text:p text:style-name="P128"/>
          </table:table-cell>
          <table:table-cell table:style-name="Cell19">
            <text:p text:style-name="P129"><text:span text:style-name="T129_1">X<text:s/>(after<text:s/>Sept.<text:s/>1943)</text:span></text:p>
          </table:table-cell>
          <table:table-cell table:style-name="Cell20">
            <text:p text:style-name="P130"/>
          </table:table-cell>
        </table:table-row>
        <table:table-row table:style-name="Row5">
          <table:table-cell table:style-name="Cell21">
            <text:p text:style-name="P131"><text:span text:style-name="T131_1">Slovaks</text:span></text:p>
          </table:table-cell>
          <table:table-cell table:style-name="Cell22">
            <text:p text:style-name="P132"><text:span text:style-name="T132_1">X</text:span></text:p>
          </table:table-cell>
          <table:table-cell table:style-name="Cell23">
            <text:p text:style-name="P133"/>
          </table:table-cell>
          <table:table-cell table:style-name="Cell24">
            <text:p text:style-name="P134"/>
          </table:table-cell>
          <table:table-cell table:style-name="Cell25">
            <text:p text:style-name="P135"/>
          </table:table-cell>
        </table:table-row>
        <table:table-row table:style-name="Row6">
          <table:table-cell table:style-name="Cell26">
            <text:p text:style-name="P136"><text:span text:style-name="T136_1">Balts</text:span></text:p>
          </table:table-cell>
          <table:table-cell table:style-name="Cell27">
            <text:p text:style-name="P137"/>
          </table:table-cell>
          <table:table-cell table:style-name="Cell28">
            <text:p text:style-name="P138"><text:span text:style-name="T138_1">X</text:span></text:p>
          </table:table-cell>
          <table:table-cell table:style-name="Cell29">
            <text:p text:style-name="P139"/>
          </table:table-cell>
          <table:table-cell table:style-name="Cell30">
            <text:p text:style-name="P140"/>
          </table:table-cell>
        </table:table-row>
        <table:table-row table:style-name="Row7">
          <table:table-cell table:style-name="Cell31">
            <text:p text:style-name="P141"><text:span text:style-name="T141_1">Belgians</text:span></text:p>
          </table:table-cell>
          <table:table-cell table:style-name="Cell32">
            <text:p text:style-name="P142"/>
          </table:table-cell>
          <table:table-cell table:style-name="Cell33">
            <text:p text:style-name="P143"><text:span text:style-name="T143_1">X</text:span></text:p>
          </table:table-cell>
          <table:table-cell table:style-name="Cell34">
            <text:p text:style-name="P144"/>
          </table:table-cell>
          <table:table-cell table:style-name="Cell35">
            <text:p text:style-name="P145"/>
          </table:table-cell>
        </table:table-row>
        <table:table-row table:style-name="Row8">
          <table:table-cell table:style-name="Cell36">
            <text:p text:style-name="P146"><text:span text:style-name="T146_1">Czechs</text:span></text:p>
          </table:table-cell>
          <table:table-cell table:style-name="Cell37">
            <text:p text:style-name="P147"/>
          </table:table-cell>
          <table:table-cell table:style-name="Cell38">
            <text:p text:style-name="P148"><text:span text:style-name="T148_1">X</text:span></text:p>
          </table:table-cell>
          <table:table-cell table:style-name="Cell39">
            <text:p text:style-name="P149"/>
          </table:table-cell>
          <table:table-cell table:style-name="Cell40">
            <text:p text:style-name="P150"/>
          </table:table-cell>
        </table:table-row>
        <table:table-row table:style-name="Row9">
          <table:table-cell table:style-name="Cell41">
            <text:p text:style-name="P151"><text:span text:style-name="T151_1">Dutch</text:span></text:p>
          </table:table-cell>
          <table:table-cell table:style-name="Cell42">
            <text:p text:style-name="P152"/>
          </table:table-cell>
          <table:table-cell table:style-name="Cell43">
            <text:p text:style-name="P153"><text:span text:style-name="T153_1">X</text:span></text:p>
          </table:table-cell>
          <table:table-cell table:style-name="Cell44">
            <text:p text:style-name="P154"/>
          </table:table-cell>
          <table:table-cell table:style-name="Cell45">
            <text:p text:style-name="P155"/>
          </table:table-cell>
        </table:table-row>
        <table:table-row table:style-name="Row10">
          <table:table-cell table:style-name="Cell46">
            <text:p text:style-name="P156"><text:span text:style-name="T156_1">French</text:span></text:p>
          </table:table-cell>
          <table:table-cell table:style-name="Cell47">
            <text:p text:style-name="P157"/>
          </table:table-cell>
          <table:table-cell table:style-name="Cell48">
            <text:p text:style-name="P158"><text:span text:style-name="T158_1">X</text:span></text:p>
          </table:table-cell>
          <table:table-cell table:style-name="Cell49">
            <text:p text:style-name="P159"/>
          </table:table-cell>
          <table:table-cell table:style-name="Cell50">
            <text:p text:style-name="P160"/>
          </table:table-cell>
        </table:table-row>
        <table:table-row table:style-name="Row11">
          <table:table-cell table:style-name="Cell51">
            <text:p text:style-name="P161"><text:span text:style-name="T161_1">Serbs</text:span></text:p>
          </table:table-cell>
          <table:table-cell table:style-name="Cell52">
            <text:p text:style-name="P162"/>
          </table:table-cell>
          <table:table-cell table:style-name="Cell53">
            <text:p text:style-name="P163"><text:span text:style-name="T163_1">X</text:span></text:p>
          </table:table-cell>
          <table:table-cell table:style-name="Cell54">
            <text:p text:style-name="P164"/>
          </table:table-cell>
          <table:table-cell table:style-name="Cell55">
            <text:p text:style-name="P165"/>
          </table:table-cell>
        </table:table-row>
        <table:table-row table:style-name="Row12">
          <table:table-cell table:style-name="Cell56">
            <text:p text:style-name="P166"><text:span text:style-name="T166_1">Poles</text:span></text:p>
          </table:table-cell>
          <table:table-cell table:style-name="Cell57">
            <text:p text:style-name="P167"/>
          </table:table-cell>
          <table:table-cell table:style-name="Cell58">
            <text:p text:style-name="P168"/>
          </table:table-cell>
          <table:table-cell table:style-name="Cell59">
            <text:p text:style-name="P169"><text:span text:style-name="T169_1">X</text:span></text:p>
          </table:table-cell>
          <table:table-cell table:style-name="Cell60">
            <text:p text:style-name="P170"/>
          </table:table-cell>
        </table:table-row>
        <table:table-row table:style-name="Row13">
          <table:table-cell table:style-name="Cell61">
            <text:p text:style-name="P171"><text:span text:style-name="T171_1">USSR<text:s/>citizens</text:span></text:p>
          </table:table-cell>
          <table:table-cell table:style-name="Cell62">
            <text:p text:style-name="P172"/>
          </table:table-cell>
          <table:table-cell table:style-name="Cell63">
            <text:p text:style-name="P173"/>
          </table:table-cell>
          <table:table-cell table:style-name="Cell64">
            <text:p text:style-name="P174"><text:span text:style-name="T174_1">X</text:span></text:p>
          </table:table-cell>
          <table:table-cell table:style-name="Cell65">
            <text:p text:style-name="P175"/>
          </table:table-cell>
        </table:table-row>
        <table:table-row table:style-name="Row14">
          <table:table-cell table:style-name="Cell66">
            <text:p text:style-name="P176"/>
          </table:table-cell>
          <table:table-cell table:style-name="Cell67">
            <text:p text:style-name="P177"/>
          </table:table-cell>
          <table:table-cell table:style-name="Cell68">
            <text:p text:style-name="P178"/>
          </table:table-cell>
          <table:table-cell table:style-name="Cell69">
            <text:p text:style-name="P179"/>
          </table:table-cell>
          <table:table-cell table:style-name="Cell70">
            <text:p text:style-name="P180"/>
          </table:table-cell>
        </table:table-row>
        <table:table-row table:style-name="Row15">
          <table:table-cell table:style-name="Cell71">
            <text:p text:style-name="P181"><text:span text:style-name="T181_1">POWs</text:span></text:p>
          </table:table-cell>
          <table:table-cell table:style-name="Cell72">
            <text:p text:style-name="P182"/>
          </table:table-cell>
          <table:table-cell table:style-name="Cell73">
            <text:p text:style-name="P183"/>
          </table:table-cell>
          <table:table-cell table:style-name="Cell74">
            <text:p text:style-name="P184"/>
          </table:table-cell>
          <table:table-cell table:style-name="Cell75">
            <text:p text:style-name="P185"/>
          </table:table-cell>
        </table:table-row>
        <table:table-row table:style-name="Row16">
          <table:table-cell table:style-name="Cell76">
            <text:p text:style-name="P186"><text:span text:style-name="T186_1">French</text:span></text:p>
          </table:table-cell>
          <table:table-cell table:style-name="Cell77">
            <text:p text:style-name="P187"/>
          </table:table-cell>
          <table:table-cell table:style-name="Cell78">
            <text:p text:style-name="P188"><text:span text:style-name="T188_1">X</text:span></text:p>
          </table:table-cell>
          <table:table-cell table:style-name="Cell79">
            <text:p text:style-name="P189"/>
          </table:table-cell>
          <table:table-cell table:style-name="Cell80">
            <text:p text:style-name="P190"/>
          </table:table-cell>
        </table:table-row>
        <table:table-row table:style-name="Row17">
          <table:table-cell table:style-name="Cell81">
            <text:p text:style-name="P191"><text:span text:style-name="T191_1">Serbs</text:span></text:p>
          </table:table-cell>
          <table:table-cell table:style-name="Cell82">
            <text:p text:style-name="P192"/>
          </table:table-cell>
          <table:table-cell table:style-name="Cell83">
            <text:p text:style-name="P193"><text:span text:style-name="T193_1">X</text:span></text:p>
          </table:table-cell>
          <table:table-cell table:style-name="Cell84">
            <text:p text:style-name="P194"/>
          </table:table-cell>
          <table:table-cell table:style-name="Cell85">
            <text:p text:style-name="P195"/>
          </table:table-cell>
        </table:table-row>
        <table:table-row table:style-name="Row18">
          <table:table-cell table:style-name="Cell86">
            <text:p text:style-name="P196"><text:span text:style-name="T196_1">UK/US<text:s/>citizens</text:span></text:p>
          </table:table-cell>
          <table:table-cell table:style-name="Cell87">
            <text:p text:style-name="P197"/>
          </table:table-cell>
          <table:table-cell table:style-name="Cell88">
            <text:p text:style-name="P198"><text:span text:style-name="T198_1">X</text:span></text:p>
          </table:table-cell>
          <table:table-cell table:style-name="Cell89">
            <text:p text:style-name="P199"/>
          </table:table-cell>
          <table:table-cell table:style-name="Cell90">
            <text:p text:style-name="P200"/>
          </table:table-cell>
        </table:table-row>
        <table:table-row table:style-name="Row19">
          <table:table-cell table:style-name="Cell91">
            <text:p text:style-name="P201"><text:span text:style-name="T201_1">Italian</text:span></text:p>
          </table:table-cell>
          <table:table-cell table:style-name="Cell92">
            <text:p text:style-name="P202"/>
          </table:table-cell>
          <table:table-cell table:style-name="Cell93">
            <text:p text:style-name="P203"/>
          </table:table-cell>
          <table:table-cell table:style-name="Cell94">
            <text:p text:style-name="P204"><text:span text:style-name="T204_1">X</text:span></text:p>
          </table:table-cell>
          <table:table-cell table:style-name="Cell95">
            <text:p text:style-name="P205"/>
          </table:table-cell>
        </table:table-row>
        <table:table-row table:style-name="Row20">
          <table:table-cell table:style-name="Cell96">
            <text:p text:style-name="P206"><text:span text:style-name="T206_1">Poles</text:span></text:p>
          </table:table-cell>
          <table:table-cell table:style-name="Cell97">
            <text:p text:style-name="P207"/>
          </table:table-cell>
          <table:table-cell table:style-name="Cell98">
            <text:p text:style-name="P208"/>
          </table:table-cell>
          <table:table-cell table:style-name="Cell99">
            <text:p text:style-name="P209"><text:span text:style-name="T209_1">X<text:s/>(non-Jews)</text:span></text:p>
          </table:table-cell>
          <table:table-cell table:style-name="Cell100">
            <text:p text:style-name="P210"><text:span text:style-name="T210_1">X<text:s/>(Jews)</text:span></text:p>
          </table:table-cell>
        </table:table-row>
        <table:table-row table:style-name="Row21">
          <table:table-cell table:style-name="Cell101">
            <text:p text:style-name="P211"><text:span text:style-name="T211_1">USSR<text:s/>citizens</text:span></text:p>
          </table:table-cell>
          <table:table-cell table:style-name="Cell102">
            <text:p text:style-name="P212"/>
          </table:table-cell>
          <table:table-cell table:style-name="Cell103">
            <text:p text:style-name="P213"/>
          </table:table-cell>
          <table:table-cell table:style-name="Cell104">
            <text:p text:style-name="P214"/>
          </table:table-cell>
          <table:table-cell table:style-name="Cell105">
            <text:p text:style-name="P215"><text:span text:style-name="T215_1">X</text:span></text:p>
          </table:table-cell>
        </table:table-row>
        <table:table-row table:style-name="Row22">
          <table:table-cell table:style-name="Cell106">
            <text:p text:style-name="P216"/>
          </table:table-cell>
          <table:table-cell table:style-name="Cell107">
            <text:p text:style-name="P217"/>
          </table:table-cell>
          <table:table-cell table:style-name="Cell108">
            <text:p text:style-name="P218"/>
          </table:table-cell>
          <table:table-cell table:style-name="Cell109">
            <text:p text:style-name="P219"/>
          </table:table-cell>
          <table:table-cell table:style-name="Cell110">
            <text:p text:style-name="P220"/>
          </table:table-cell>
        </table:table-row>
        <table:table-row table:style-name="Row23">
          <table:table-cell table:style-name="Cell111">
            <text:p text:style-name="P221"><text:span text:style-name="T221_1">Inmates</text:span></text:p>
          </table:table-cell>
          <table:table-cell table:style-name="Cell112">
            <text:p text:style-name="P222"/>
          </table:table-cell>
          <table:table-cell table:style-name="Cell113">
            <text:p text:style-name="P223"/>
          </table:table-cell>
          <table:table-cell table:style-name="Cell114">
            <text:p text:style-name="P224"/>
          </table:table-cell>
          <table:table-cell table:style-name="Cell115">
            <text:p text:style-name="P225"/>
          </table:table-cell>
        </table:table-row>
        <table:table-row table:style-name="Row24">
          <table:table-cell table:style-name="Cell116">
            <text:p text:style-name="P226"><text:span text:style-name="T226_1">CC<text:s/>inmates</text:span></text:p>
          </table:table-cell>
          <table:table-cell table:style-name="Cell117">
            <text:p text:style-name="P227"/>
          </table:table-cell>
          <table:table-cell table:style-name="Cell118">
            <text:p text:style-name="P228"/>
          </table:table-cell>
          <table:table-cell table:style-name="Cell119">
            <text:p text:style-name="P229"/>
          </table:table-cell>
          <table:table-cell table:style-name="Cell120">
            <text:p text:style-name="P230"><text:span text:style-name="T230_1">X</text:span></text:p>
          </table:table-cell>
        </table:table-row>
        <table:table-row table:style-name="Row25">
          <table:table-cell table:style-name="Cell121">
            <text:p text:style-name="P231"><text:span text:style-name="T231_1">Working<text:s/>Jews</text:span></text:p>
          </table:table-cell>
          <table:table-cell table:style-name="Cell122">
            <text:p text:style-name="P232"/>
          </table:table-cell>
          <table:table-cell table:style-name="Cell123">
            <text:p text:style-name="P233"/>
          </table:table-cell>
          <table:table-cell table:style-name="Cell124">
            <text:p text:style-name="P234"/>
          </table:table-cell>
          <table:table-cell table:style-name="Cell125">
            <text:p text:style-name="P235"><text:span text:style-name="T235_1">X</text:span></text:p>
          </table:table-cell>
        </table:table-row>
        <table:table-row table:style-name="Row26">
          <table:table-cell table:style-name="Cell126">
            <text:p text:style-name="P236"><text:span text:style-name="T236_1">WEC<text:s/>inmates</text:span></text:p>
          </table:table-cell>
          <table:table-cell table:style-name="Cell127">
            <text:p text:style-name="P237"/>
          </table:table-cell>
          <table:table-cell table:style-name="Cell128">
            <text:p text:style-name="P238"/>
          </table:table-cell>
          <table:table-cell table:style-name="Cell129">
            <text:p text:style-name="P239"/>
          </table:table-cell>
          <table:table-cell table:style-name="Cell130">
            <text:p text:style-name="P240"><text:span text:style-name="T240_1">X</text:span></text:p>
          </table:table-cell>
        </table:table-row>
      </table:table>
      <text:p text:style-name="P241"><text:bookmark-start text:name="H2_PreWar_19321938"/><text:span text:style-name="T241_1">Pre</text:span><text:bookmark-end text:name="H2_PreWar_19321938"/><text:span text:style-name="T241_2">-War,<text:s/>1932-1938</text:span></text:p>
      <text:p text:style-name="P242"><text:bookmark-start text:name="SS_take_over_camps"/><text:span text:style-name="T242_1">Responsibi</text:span><text:bookmark-end text:name="SS_take_over_camps"/><text:span text:style-name="T242_2">lity<text:s/>for<text:s/>concentration<text:s/>camps<text:s/>and<text:s/>the<text:s/>number<text:s/>of<text:s/>inmates<text:s/>in<text:s/>the<text:s/>camps<text:s/>fluctuated<text:s/>during<text:s/>the<text:s/>first<text:s/>two<text:s/>years<text:s/>of<text:s/>NSDAP’s<text:s/>control<text:s/>of<text:s/>German<text:s/>government.<text:s/>From<text:s/>1933,<text:s/>local<text:s/>jurisdictions<text:s/>ran<text:s/>the<text:s/>concentration<text:s/>camps<text:s/>with<text:s/>oversight<text:s/>coming<text:s/>from<text:s/>the<text:s/>SA<text:s/>(</text:span><text:span text:style-name="T242_3">Sturmabteilung</text:span><text:span text:style-name="T242_4">).<text:s/>German<text:s/>states<text:s/>had<text:s/>legal<text:s/>responsibility<text:s/>and<text:s/>provided<text:s/>the<text:s/>funding<text:s/>for<text:s/>most<text:s/>of<text:s/>the<text:s/>camps<text:s/>within<text:s/>their<text:s/>borders;<text:s/>the<text:s/>SA<text:s/>provided<text:s/>guards.<text:s/>Local<text:s/>judiciaries<text:s/>and<text:s/>national<text:s/>government<text:s/>did<text:s/>not<text:s/>always<text:s/>align<text:s/>in<text:s/>purpose,<text:s/>though.<text:s/>The<text:s/>state<text:s/>judiciary<text:s/>investigated<text:s/>deaths<text:s/>of<text:s/>inmates<text:s/>in<text:s/>the<text:s/>camps,<text:s/>but<text:s/>prosecution<text:s/>of<text:s/>SA<text:s/>guards<text:s/>was<text:s/>often<text:s/>blocked<text:s/>by<text:s/>Hitler<text:s/>himself.</text:span><text:span text:style-name="T242_5"><text:note text:note-class="footnote"><text:note-citation/><text:note-body><text:p text:style-name="P243"><text:span text:style-name="T243_1"><text:s/></text:span><text:span text:style-name="T243_2">{<text:s/>|<text:s/>Wachsmann,<text:s/>2015<text:s/>|<text:s/>p.<text:s/>93<text:s/>|<text:s/>|zu:312:8CMWJHI4}</text:span></text:p></text:note-body></text:note></text:span><text:span text:style-name="T243_3"><text:s/>After<text:s/>the<text:s/>Nazi<text:s/>party<text:s/>seized<text:s/>firm<text:s/>control<text:s/>of<text:s/>the<text:s/>government,<text:s/>there<text:s/>was<text:s/>a<text:s/>decline<text:s/>in<text:s/>inmate<text:s/>totals<text:s/>as<text:s/>prisons<text:s/>closed<text:s/>down<text:s/>and<text:s/>released<text:s/>prisoners,<text:s/>leaving<text:s/>only<text:s/>a<text:s/>few<text:s/>hundred<text:s/>prisoners<text:s/>left<text:s/>in<text:s/>a<text:s/>few<text:s/>camps.<text:s/>To<text:s/>show<text:s/>a<text:s/>benevolent<text:s/>and<text:s/>caring<text:s/>side<text:s/>to<text:s/>the<text:s/>Nazi<text:s/>party,<text:s/>official<text:s/>propaganda<text:s/>claimed<text:s/>that<text:s/>there<text:s/>was<text:s/>no<text:s/>more<text:s/>need<text:s/>for<text:s/>concentration<text:s/>camps.<text:s/>After<text:s/>1934,<text:s/>Hitler<text:s/>gave<text:s/>complete<text:s/>control<text:s/>of<text:s/>the<text:s/>camps<text:s/>to<text:s/>Himmler<text:s/>and<text:s/>his<text:s/>SS,<text:s/>both<text:s/>in<text:s/>terms<text:s/>of<text:s/>management<text:s/>and<text:s/>surveillance.<text:s/>Himmler<text:s/>subsequently<text:s/>overtook<text:s/>funding<text:s/>and<text:s/>organizational<text:s/>responsibility<text:s/>from<text:s/>the<text:s/>local<text:s/>police<text:s/>and<text:s/>judicial<text:s/>systems.<text:s/>During<text:s/>this<text:s/>time,<text:s/>the<text:s/>SS<text:s/>used<text:s/>camp<text:s/>prisoners<text:s/>for<text:s/>labor,<text:s/>but<text:s/>only<text:s/>sporadically<text:s/>as<text:s/>punishment<text:s/>and<text:s/>not<text:s/>officially<text:s/>or<text:s/>for<text:s/>profit<text:s/>of<text:s/>SS<text:s/>businesses<text:s/>until<text:s/>later<text:s/>in<text:s/>1934.</text:span><text:span text:style-name="T243_4"><text:note text:note-class="footnote"><text:note-citation/><text:note-body><text:p text:style-name="P244"><text:span text:style-name="T244_1"><text:s/></text:span><text:span text:style-name="T244_2">{<text:s/>|<text:s/>Wachsmann,<text:s/>2015<text:s/>|<text:s/>p.<text:s/>161<text:s/>|<text:s/>|zu:312:8CMWJHI4}</text:span></text:p></text:note-body></text:note></text:span></text:p>
      <text:p text:style-name="P245"><text:bookmark-start text:name="propoganda_and_labor"/><text:span text:style-name="T245_1">The<text:s/>early</text:span><text:bookmark-end text:name="propoganda_and_labor"/><text:span text:style-name="T245_2"><text:s/>purpose<text:s/>of<text:s/>the<text:s/>camps<text:s/>was<text:s/>to<text:s/>confine<text:s/>political<text:s/>enemies<text:s/>and<text:s/>criminals<text:s/>with<text:s/>the<text:s/>goal<text:s/>to<text:s/>re-educate<text:s/>and<text:s/>re-introduce<text:s/>prisoners<text:s/>into<text:s/>civilian<text:s/>life;<text:s/>death<text:s/>and<text:s/>secrecy<text:s/>were<text:s/>not<text:s/>main<text:s/>goals.<text:s/>In<text:s/>1933,<text:s/>of<text:s/>the<text:s/>4,821<text:s/>men<text:s/>who<text:s/>passed<text:s/>through<text:s/>Dachau,<text:s/>only<text:s/>twenty-five<text:s/>died.</text:span><text:span text:style-name="T245_3"><text:note text:note-class="footnote"><text:note-citation/><text:note-body><text:p text:style-name="P246"><text:span text:style-name="T246_1"><text:s/></text:span><text:span text:style-name="T246_2">{<text:s/>|<text:s/>Wachsmann,<text:s/>2015<text:s/>|<text:s/>p.<text:s/>60<text:s/>|<text:s/>|zu:312:8CMWJHI4}</text:span></text:p></text:note-body></text:note></text:span><text:span text:style-name="T246_3"><text:s/>In<text:s/>contrast,<text:s/>in<text:s/>January<text:s/>1945,<text:s/>SS<text:s/>concentration<text:s/>camps<text:s/>held<text:s/>over<text:s/>714,000<text:s/>prisoners,<text:s/>and<text:s/>had<text:s/>killed<text:s/>over<text:s/>1.7<text:s/>million<text:s/>people<text:s/>throughout<text:s/>the<text:s/>war.</text:span><text:span text:style-name="T246_4"><text:note text:note-class="footnote"><text:note-citation/><text:note-body><text:p text:style-name="P247"><text:span text:style-name="T247_1"><text:s/></text:span><text:span text:style-name="T247_2">{<text:s/>|<text:s/>Wachsmann,<text:s/>2015<text:s/>|<text:s/>p.<text:s/>627-628<text:s/>|<text:s/>|zu:312:8CMWJHI4}</text:span></text:p></text:note-body></text:note></text:span><text:span text:style-name="T247_3"><text:s/>Before<text:s/>the<text:s/>war,<text:s/>knowledge<text:s/>of<text:s/>the<text:s/>camps<text:s/>was<text:s/>internationally<text:s/>known,<text:s/>and<text:s/>even<text:s/>part<text:s/>of<text:s/>Nazi<text:s/>propaganda.<text:s/>Family<text:s/>members<text:s/>could<text:s/>visit<text:s/>inmates,<text:s/>and<text:s/>released<text:s/>inmates<text:s/>often<text:s/>told<text:s/>their<text:s/>story<text:s/>to<text:s/>journalists.</text:span><text:span text:style-name="T247_4"><text:note text:note-class="footnote"><text:note-citation/><text:note-body><text:p text:style-name="P248"><text:span text:style-name="T248_1"><text:s/></text:span><text:span text:style-name="T248_2">{<text:s/>|<text:s/>Wachsmann,<text:s/>2015<text:s/>|<text:s/>p.<text:s/>64-71|<text:s/>|zu:312:8CMWJHI4}</text:span></text:p></text:note-body></text:note></text:span><text:span text:style-name="T248_3"><text:s/>NSDAP<text:s/>propaganda<text:s/>spread<text:s/>the<text:s/>news<text:s/>that<text:s/>they<text:s/>ran<text:s/>the<text:s/>camps<text:s/>in<text:s/>orderly<text:s/>fashion<text:s/>and<text:s/>treated<text:s/>prisoners<text:s/>humanely,<text:s/>although<text:s/>reality<text:s/>was<text:s/>much<text:s/>different.<text:s/>In<text:s/>these<text:s/>early<text:s/>days<text:s/>of<text:s/>concentration<text:s/>camps,<text:s/>prisoners<text:s/>were<text:s/>rarely<text:s/>used<text:s/>as<text:s/>labor<text:s/>because<text:s/>the<text:s/>government<text:s/>wanted<text:s/>to<text:s/>keep<text:s/>the<text:s/>work<text:s/>in<text:s/>the<text:s/>hands<text:s/>of<text:s/>needy<text:s/>Germans.<text:s/>Political<text:s/>and<text:s/>racial<text:s/>enemies,<text:s/>mostly<text:s/>communists<text:s/>and<text:s/>Jews,<text:s/>were<text:s/>the<text:s/>most<text:s/>likely<text:s/>to<text:s/>receive<text:s/>work<text:s/>as<text:s/>punishment.</text:span><text:span text:style-name="T248_4"><text:note text:note-class="footnote"><text:note-citation/><text:note-body><text:p text:style-name="P249"><text:span text:style-name="T249_1"><text:s/></text:span><text:span text:style-name="T249_2">{<text:s/>|<text:s/>Allen,<text:s/>2002<text:s/>|<text:s/>p.<text:s/>43|<text:s/>|zu:312:DVWW3STE}</text:span><text:span text:style-name="T249_3">,@<text:s/>{<text:s/>|<text:s/>Buggeln,<text:s/>&amp;<text:s/>Paul<text:s/>Cohen,<text:s/>2015<text:s/>|<text:s/>p.<text:s/>13<text:s/>|<text:s/>|zu:312:IX4ZG4IW},@<text:s/>{<text:s/>|<text:s/>Jaskot,<text:s/>2000<text:s/>|<text:s/>p.<text:s/>21<text:s/>|<text:s/>|zu:312:SS2XWXNE}</text:span></text:p></text:note-body></text:note></text:span><text:span text:style-name="T249_4"><text:s/>In<text:s/>general,<text:s/>the<text:s/>total<text:s/>number<text:s/>of<text:s/>prisoners<text:s/>used<text:s/>for<text:s/>industrial<text:s/>labor<text:s/>was<text:s/>far<text:s/>less<text:s/>than<text:s/>German<text:s/>civilians,<text:s/>but<text:s/>in<text:s/>certain<text:s/>industries<text:s/>(for<text:s/>example<text:s/>aircraft<text:s/>manufacture<text:s/>and<text:s/>chemical<text:s/>production)<text:s/>and<text:s/>by<text:s/>the<text:s/>underground<text:s/>facilities,<text:s/>the<text:s/>number<text:s/>of<text:s/>forced<text:s/>laborers<text:s/>exceeded<text:s/>the<text:s/>number<text:s/>of<text:s/>civilian<text:s/>laborers.</text:span><text:span text:style-name="T249_5"><text:note text:note-class="footnote"><text:note-citation/><text:note-body><text:p text:style-name="P250"><text:span text:style-name="T250_1"><text:s/></text:span><text:span text:style-name="T250_2">{<text:s/>|<text:s/>Herbert,<text:s/>2000<text:s/>|<text:s/>p.<text:s/>205<text:s/>|<text:s/>|zu:312:HHATTJ6U}</text:span></text:p></text:note-body></text:note></text:span></text:p>
      <text:p text:style-name="P251"><text:bookmark-start text:name="19361938"/><text:span text:style-name="T251_1">Throughout</text:span><text:bookmark-end text:name="19361938"/><text:span text:style-name="T251_2"><text:s/>the<text:s/>rest<text:s/>of<text:s/>the<text:s/>1930s,<text:s/>the<text:s/>purpose<text:s/>of<text:s/>the<text:s/>camps<text:s/>remained<text:s/>relatively<text:s/>the<text:s/>same:<text:s/>imprison<text:s/>political<text:s/>enemies,<text:s/>asocial<text:s/>citizens<text:s/>and<text:s/>criminals.<text:s/>Numbers<text:s/>of<text:s/>inmates<text:s/>were<text:s/>low<text:s/>during<text:s/>this<text:s/>time,<text:s/>compared<text:s/>to<text:s/>the<text:s/>hundreds<text:s/>of<text:s/>thousands<text:s/>interned<text:s/>a<text:s/>decade<text:s/>later.<text:s/>The<text:s/>November<text:s/>Pogrom<text:s/>against<text:s/>Jews<text:s/>in<text:s/>1938,<text:s/>doubled<text:s/>the<text:s/>number<text:s/>of<text:s/>camp<text:s/>inmates<text:s/>to<text:s/>50,000,<text:s/>but<text:s/>only<text:s/>for<text:s/>a<text:s/>short<text:s/>time.<text:s/>A<text:s/>year<text:s/>later<text:s/>only<text:s/>1500<text:s/>Jews<text:s/>remained<text:s/>in<text:s/>concentration<text:s/>camps,<text:s/>and<text:s/>these<text:s/>were<text:s/>only<text:s/>the<text:s/>asocial,<text:s/>political<text:s/>prisoners,<text:s/>and<text:s/>criminals.</text:span><text:span text:style-name="T251_3"><text:note text:note-class="footnote"><text:note-citation/><text:note-body><text:p text:style-name="P252"><text:span text:style-name="T252_1"><text:s/></text:span><text:span text:style-name="T252_2">{<text:s/>|<text:s/>Wachsmann,<text:s/>2015<text:s/>|<text:s/>p.<text:s/>186<text:s/>|<text:s/>|zu:312:8CMWJHI4}</text:span></text:p></text:note-body></text:note></text:span><text:span text:style-name="T252_3"><text:s/>During<text:s/>the<text:s/>late<text:s/>1930s<text:s/>the<text:s/>labor<text:s/>situation<text:s/>had<text:s/>also<text:s/>reversed.<text:s/>Whereas<text:s/>during<text:s/>the<text:s/>early<text:s/>1930s<text:s/>there<text:s/>was<text:s/>a<text:s/>surplus<text:s/>of<text:s/>out<text:s/>of<text:s/>work<text:s/>Germans,<text:s/>during<text:s/>1936-38<text:s/>there<text:s/>was<text:s/>a<text:s/>labor<text:s/>shortage<text:s/>and<text:s/>Nazi<text:s/>and<text:s/>SS<text:s/>leadership<text:s/>considered<text:s/>making<text:s/>prisoners<text:s/>earn<text:s/>their<text:s/>keep.</text:span><text:span text:style-name="T252_4"><text:note text:note-class="footnote"><text:note-citation/><text:note-body><text:p text:style-name="P253"><text:span text:style-name="T253_1"><text:s/></text:span><text:span text:style-name="T253_2">{<text:s/>|<text:s/>Allen,<text:s/>2002<text:s/>|<text:s/>p.<text:s/>57<text:s/>|<text:s/>|zu:312:DVWW3STE}</text:span></text:p></text:note-body></text:note></text:span></text:p>
      <text:p text:style-name="P254"><text:bookmark-start text:name="Jews_for_Labor_before_the_war"/><text:span text:style-name="T254_1">Before<text:s/>194</text:span><text:bookmark-end text:name="Jews_for_Labor_before_the_war"/><text:span text:style-name="T254_2">2<text:s/>Jewish<text:s/>laborers<text:s/>followed<text:s/>a<text:s/>parallel<text:s/>but<text:s/>separate<text:s/>path<text:s/>towards<text:s/>labor<text:s/>than<text:s/>inmates<text:s/>in<text:s/>concentration<text:s/>camps.<text:s/>Jews<text:s/>were<text:s/>not<text:s/>used<text:s/>as<text:s/>forced<text:s/>laborers<text:s/>until<text:s/>after<text:s/>the<text:s/>November<text:s/>1938<text:s/>Pogroms.<text:s/>Nazi<text:s/>policy<text:s/>was<text:s/>to<text:s/>expel<text:s/>Jews<text:s/>from<text:s/>Germany,<text:s/>and<text:s/>the<text:s/>Nazis<text:s/>hoped<text:s/>the<text:s/>Pogroms<text:s/>would<text:s/>influence<text:s/>Jews<text:s/>to<text:s/>relocate<text:s/>outside<text:s/>of<text:s/>Germany.<text:s/>The<text:s/>annexation<text:s/>of<text:s/>Austria<text:s/>in<text:s/>1938<text:s/>confounded<text:s/>this<text:s/>Nazi<text:s/>policy<text:s/>as<text:s/>200,000<text:s/>more<text:s/>Jews<text:s/>were<text:s/>now<text:s/>within<text:s/>Nazi<text:s/>borders.<text:s/>After<text:s/>losing<text:s/>jobs,<text:s/>property<text:s/>and<text:s/>savings<text:s/>to<text:s/>the<text:s/>Pogroms,<text:s/>Jews<text:s/>were<text:s/>for<text:s/>the<text:s/>most<text:s/>part<text:s/>financially<text:s/>unable<text:s/>to<text:s/>afford<text:s/>the<text:s/>costs<text:s/>of<text:s/>leaving<text:s/>Germany,<text:s/>and<text:s/>neighboring<text:s/>countries<text:s/>were<text:s/>unwilling<text:s/>to<text:s/>accept<text:s/>them.<text:s/>In<text:s/>December<text:s/>1938,<text:s/>the<text:s/>Reich<text:s/>Institute<text:s/>for<text:s/>Labor<text:s/>Placement<text:s/>and<text:s/>Unemployment<text:s/>Insurance<text:s/>handled<text:s/>the<text:s/>issue<text:s/>of<text:s/>unemployed<text:s/>Jews,<text:s/>forcing<text:s/>them<text:s/>into<text:s/>contracts<text:s/>and<text:s/>placing<text:s/>them<text:s/>in<text:s/>segregated<text:s/>working<text:s/>brigades<text:s/>where<text:s/>they<text:s/>received<text:s/>minimal<text:s/>pay<text:s/>for<text:s/>local<text:s/>menial<text:s/>labor<text:s/>tasks:<text:s/>snow<text:s/>removal,<text:s/>garbage<text:s/>disposal,<text:s/>local<text:s/>and<text:s/>regional<text:s/>construction.</text:span><text:span text:style-name="T254_3"><text:note text:note-class="footnote"><text:note-citation/><text:note-body><text:p text:style-name="P255"><text:span text:style-name="T255_1"><text:s/></text:span><text:span text:style-name="T255_2">{<text:s/>|<text:s/>Gruner,<text:s/>&amp;<text:s/>Dell'Orto,<text:s/>2006<text:s/>|<text:s/>p.<text:s/>30<text:s/>|<text:s/>|zu:312:K8KATHAN}</text:span></text:p></text:note-body></text:note></text:span><text:span text:style-name="T255_3"><text:s/></text:span></text:p>
      <text:p text:style-name="P256"><text:span text:style-name="T256_1">As<text:s/>the<text:s/>Nazis<text:s/>geared<text:s/>up<text:s/>for<text:s/>war<text:s/>in<text:s/>1939,<text:s/>they<text:s/>found<text:s/>it<text:s/>uneconomical<text:s/>to<text:s/>continue<text:s/>their<text:s/>policy<text:s/>of<text:s/>expelling<text:s/>Jews<text:s/>from<text:s/>Germany.<text:s/>In<text:s/>a<text:s/>change<text:s/>of<text:s/>policy,<text:s/>Nazis<text:s/>now<text:s/>allowed<text:s/>Jews<text:s/>to<text:s/>perform<text:s/>menial<text:s/>jobs<text:s/>and<text:s/>limited<text:s/>industrial<text:s/>work.<text:s/>By<text:s/>the<text:s/>summer<text:s/>of<text:s/>1939<text:s/>there<text:s/>were<text:s/>20,000<text:s/>forced<text:s/>Jewish<text:s/>laborers<text:s/>working<text:s/>in<text:s/>Germany.<text:s/>After<text:s/>spring<text:s/>1940,<text:s/>the<text:s/>labor<text:s/>offices<text:s/>recruited<text:s/>all<text:s/>male<text:s/>and<text:s/>female<text:s/>German<text:s/>Jews<text:s/>to<text:s/>work,<text:s/>primarily<text:s/>in<text:s/>the<text:s/>armaments<text:s/>industries.<text:s/>By<text:s/>1941<text:s/>they<text:s/>employed<text:s/>50,000<text:s/>Jews.<text:s/>Most<text:s/>Jewish<text:s/>forced<text:s/>laborers<text:s/>were<text:s/>under<text:s/>the<text:s/>control<text:s/>of<text:s/>the<text:s/>Reich<text:s/>labor<text:s/>administration,<text:s/>which<text:s/>operated<text:s/>separately<text:s/>from<text:s/>the<text:s/>SS<text:s/>and<text:s/>the<text:s/>concentration<text:s/>camp<text:s/>system.</text:span><text:span text:style-name="T256_2"><text:note text:note-class="footnote"><text:note-citation/><text:note-body><text:p text:style-name="P257"><text:span text:style-name="T257_1"><text:s/></text:span><text:span text:style-name="T257_2">{<text:s/>|<text:s/>Gruner,<text:s/>&amp;<text:s/>Dell'Orto,<text:s/>2006<text:s/>|<text:s/>p.<text:s/>30<text:s/>|<text:s/>|zu:312:K8KATHAN}</text:span></text:p></text:note-body></text:note></text:span></text:p>
      <text:p text:style-name="P258"><text:bookmark-start text:name="H2_Early_War_19391941"/><text:span text:style-name="T258_1">Early</text:span><text:bookmark-end text:name="H2_Early_War_19391941"/><text:span text:style-name="T258_2"><text:s/>War<text:s/>Years,<text:s/>1939-1941</text:span></text:p>
      <text:p text:style-name="P259"><text:bookmark-start text:name="Two_reasons_for_camp_changes"/><text:span text:style-name="T259_1">Camps</text:span><text:bookmark-end text:name="Two_reasons_for_camp_changes"/><text:span text:style-name="T259_2"><text:s/>in<text:s/>the<text:s/>early<text:s/>war<text:s/>years<text:s/>saw<text:s/>changes<text:s/>resulting<text:s/>from<text:s/>two<text:s/>specific<text:s/>consequences<text:s/>of<text:s/>the<text:s/>war.<text:s/>First,<text:s/>with<text:s/>armaments<text:s/>production<text:s/>and<text:s/>military<text:s/>inscription,<text:s/>the<text:s/>German<text:s/>labor<text:s/>force<text:s/>was<text:s/>quickly<text:s/>strained<text:s/>and<text:s/>found<text:s/>lacking.<text:s/>Second,<text:s/>war<text:s/>with<text:s/>the<text:s/>Soviet<text:s/>Union<text:s/>meant<text:s/>a<text:s/>huge<text:s/>increase<text:s/>in<text:s/>the<text:s/>number<text:s/>of<text:s/>prisoners<text:s/>of<text:s/>war<text:s/>kept<text:s/>in<text:s/>POW<text:s/>camps.</text:span></text:p>
      <text:p text:style-name="P260"><text:bookmark-start text:name="Russian_loss_and_changes_Herbe"/><text:span text:style-name="T260_1">Defeat<text:s/>on</text:span><text:bookmark-end text:name="Russian_loss_and_changes_Herbe"/><text:span text:style-name="T260_2"><text:s/>the<text:s/>eastern<text:s/>front<text:s/>in<text:s/>1941<text:s/>not<text:s/>only<text:s/>caused<text:s/>a<text:s/>reorganization<text:s/>in<text:s/>German<text:s/>military<text:s/>strategy,<text:s/>but<text:s/>also<text:s/>of<text:s/>armament<text:s/>production,<text:s/>which<text:s/>now<text:s/>needed<text:s/>to<text:s/>accommodate<text:s/>a<text:s/>long-term<text:s/>war.<text:s/>With<text:s/>this<text:s/>change,<text:s/>the<text:s/>Nazi<text:s/>leadership<text:s/>gave<text:s/>the<text:s/>SS<text:s/>a<text:s/>larger<text:s/>part<text:s/>in<text:s/>the<text:s/>production<text:s/>of<text:s/>armaments,<text:s/>under<text:s/>a<text:s/>newly<text:s/>created<text:s/>SS<text:s/>Main<text:s/>Economic<text:s/>and<text:s/>Administrative<text:s/>Office<text:s/>(</text:span><text:span text:style-name="T260_3">SS-Wirtschafts-<text:s/>und<text:s/>Verwaltungshauptampt,<text:s/></text:span><text:span text:style-name="T260_4">WVHA),<text:s/>due<text:s/>to<text:s/>their<text:s/>control<text:s/>over<text:s/>a<text:s/>seemingly<text:s/>abundant<text:s/>source<text:s/>of<text:s/>labor.<text:s/>Practical<text:s/>implementation<text:s/>of<text:s/>prisoners<text:s/>in<text:s/>factories<text:s/>did<text:s/>not<text:s/>occur<text:s/>until<text:s/>late<text:s/>1942,<text:s/>with<text:s/>help<text:s/>from<text:s/>a<text:s/>decree<text:s/>from<text:s/>Hitler<text:s/>(with<text:s/>encouragement<text:s/>from<text:s/>Speer)<text:s/>which<text:s/>provided<text:s/>concentration<text:s/>camp<text:s/>inmates<text:s/>as<text:s/>loanable<text:s/>labor<text:s/>to<text:s/>private<text:s/>enterprises.</text:span><text:span text:style-name="T260_5"><text:note text:note-class="footnote"><text:note-citation/><text:note-body><text:p text:style-name="P261"><text:span text:style-name="T261_1"><text:s/></text:span><text:span text:style-name="T261_2">{<text:s/>|<text:s/>Herbert,<text:s/>2000<text:s/>|<text:s/>p.<text:s/>200<text:s/>|<text:s/>|zu:312:HHATTJ6U}</text:span></text:p></text:note-body></text:note></text:span><text:span text:style-name="T261_3"><text:s/>Focus<text:s/>for<text:s/>the<text:s/>SS<text:s/>changed<text:s/>from<text:s/>providing<text:s/>a<text:s/>labor<text:s/>force<text:s/>to<text:s/>produce<text:s/>materials<text:s/>for<text:s/>architectural<text:s/>projects<text:s/>to<text:s/>providing<text:s/>a<text:s/>labor<text:s/>force<text:s/>that<text:s/>could<text:s/>produce<text:s/>materials<text:s/>for<text:s/>armaments<text:s/>production.</text:span><text:span text:style-name="T261_4"><text:note text:note-class="footnote"><text:note-citation/><text:note-body><text:p text:style-name="P262"><text:span text:style-name="T262_1"><text:s/></text:span><text:span text:style-name="T262_2">{<text:s/>|<text:s/>Jaskot,<text:s/>2000<text:s/>|<text:s/>p.<text:s/>33<text:s/>|<text:s/>|zu:312:SS2XWXNE}</text:span></text:p></text:note-body></text:note></text:span></text:p>
      <text:p text:style-name="P263"><text:span text:style-name="T263_1">Before<text:s/>defeat<text:s/>in<text:s/>Soviet<text:s/>Russia,<text:s/>the<text:s/>Wehrmacht<text:s/>had<text:s/>captured<text:s/>over<text:s/>3<text:s/>million<text:s/>Soviet<text:s/>POWs,<text:s/>and<text:s/>Himmler<text:s/>had<text:s/>hoped<text:s/>to<text:s/>feed<text:s/>these<text:s/>into<text:s/>the<text:s/>concentration<text:s/>camp<text:s/>system<text:s/>as<text:s/>an<text:s/>“unlimited”<text:s/>supply<text:s/>of<text:s/>labor.<text:s/>In<text:s/>September<text:s/>1941,<text:s/>the<text:s/>General<text:s/>Staff<text:s/>agreed<text:s/>to<text:s/>send<text:s/>350,000<text:s/>Soviet<text:s/>POWs<text:s/>to<text:s/>SS<text:s/>camps,<text:s/>which<text:s/>Himmler<text:s/>was<text:s/>to<text:s/>split<text:s/>evenly<text:s/>between<text:s/>Auschwitz<text:s/>and<text:s/>Lublin,<text:s/>ordering<text:s/>the<text:s/>expansion<text:s/>of<text:s/>the<text:s/>camps<text:s/>to<text:s/>accommodate<text:s/>them.<text:s/>Most<text:s/>of<text:s/>these<text:s/>prisoners<text:s/>never<text:s/>made<text:s/>it<text:s/>to<text:s/>the<text:s/>camps.<text:s/>Malnutrition<text:s/>and<text:s/>mistreatment<text:s/>in<text:s/>the<text:s/>POW<text:s/>camps<text:s/>left<text:s/>most<text:s/>of<text:s/>the<text:s/>prisoners<text:s/>dead<text:s/>by<text:s/>the<text:s/>end<text:s/>of<text:s/>the<text:s/>year.</text:span><text:span text:style-name="T263_2"><text:note text:note-class="footnote"><text:note-citation/><text:note-body><text:p text:style-name="P264"><text:span text:style-name="T264_1"><text:s/></text:span><text:span text:style-name="T264_2">{<text:s/>|<text:s/>Herbert,<text:s/>1993<text:s/>|<text:s/>p.<text:s/>151<text:s/>|<text:s/>|zu:312:JKA7KXZD}</text:span></text:p></text:note-body></text:note></text:span><text:span text:style-name="T264_3"><text:s/></text:span></text:p>
      <text:p text:style-name="P265"><text:span text:style-name="T265_1">This<text:s/>large<text:s/>increase<text:s/>of<text:s/>malnourished<text:s/>POWs<text:s/>put<text:s/>a<text:s/>strain<text:s/>on<text:s/>the<text:s/>resources<text:s/>and<text:s/>capacity<text:s/>of<text:s/>the<text:s/>camps.<text:s/>Disease<text:s/>and<text:s/>unsanitary<text:s/>conditions<text:s/>were<text:s/>running<text:s/>rampant.<text:s/>To<text:s/>deal<text:s/>with<text:s/>this<text:s/>situation<text:s/>the<text:s/>SS<text:s/>began<text:s/>exterminating<text:s/>Soviet<text:s/>POWs<text:s/>en<text:s/>masse.<text:s/>This<text:s/>systematic<text:s/>killing<text:s/>was<text:s/>separate<text:s/>and<text:s/>without<text:s/>thought<text:s/>to<text:s/>a<text:s/>wholesale<text:s/>extermination<text:s/>of<text:s/>Jews.<text:s/>The<text:s/>SS<text:s/>developed<text:s/>and<text:s/>refined<text:s/>their<text:s/>methods<text:s/>of<text:s/>mass<text:s/>murder<text:s/>in<text:s/>the<text:s/>Soviet<text:s/>POW<text:s/>camps<text:s/>during<text:s/>1940-41,<text:s/>gassing<text:s/>becoming<text:s/>the<text:s/>most<text:s/>used<text:s/>method<text:s/>for<text:s/>mass<text:s/>murder.</text:span><text:span text:style-name="T265_2"><text:note text:note-class="footnote"><text:note-citation/><text:note-body><text:p text:style-name="P266"><text:span text:style-name="T266_1"><text:s/></text:span><text:span text:style-name="T266_2">{<text:s/>|<text:s/>Wachsmann,<text:s/>2015<text:s/>|<text:s/>p.<text:s/>288<text:s/>|<text:s/>|zu:312:8CMWJHI4}</text:span></text:p></text:note-body></text:note></text:span><text:span text:style-name="T266_3"><text:s/></text:span><text:bookmark-start text:name="POWs_for_labor"/><text:span text:style-name="T266_4">These</text:span><text:bookmark-end text:name="POWs_for_labor"/><text:span text:style-name="T266_5"><text:s/>methods<text:s/>and<text:s/>processes<text:s/>of<text:s/>mass<text:s/>murder<text:s/>were<text:s/>then<text:s/>later<text:s/>used<text:s/>with<text:s/>devastation<text:s/>as<text:s/>the<text:s/>modus<text:s/>operandi<text:s/>for<text:s/>the<text:s/>answer<text:s/>to<text:s/>the<text:s/>Jewish<text:s/>question.</text:span></text:p>
      <text:p text:style-name="P267"><text:span text:style-name="T267_1">Himmler<text:s/>replaced<text:s/>the<text:s/>expected<text:s/>Soviet<text:s/>POWs<text:s/>with<text:s/>150,000<text:s/>male<text:s/>and<text:s/>female<text:s/>Jews.</text:span><text:span text:style-name="T267_2"><text:note text:note-class="footnote"><text:note-citation/><text:note-body><text:p text:style-name="P268"><text:span text:style-name="T268_1"><text:s/></text:span><text:span text:style-name="T268_2">{<text:s/>|<text:s/>Allen,<text:s/>2002<text:s/>|<text:s/>p.<text:s/>150<text:s/>|<text:s/>|zu:312:DVWW3STE},@<text:s/>{<text:s/>|<text:s/>Wachsmann,<text:s/>2015<text:s/>|<text:s/>p.<text:s/>295<text:s/>|<text:s/>|zu:312:8CMWJHI4}</text:span></text:p></text:note-body></text:note></text:span><text:span text:style-name="T268_3"><text:s/>Redirecting<text:s/>Jews<text:s/>into<text:s/>the<text:s/>labor<text:s/>force<text:s/>was<text:s/>not<text:s/>meant<text:s/>to<text:s/>undermine<text:s/>the<text:s/>“Final<text:s/>Solution<text:s/>to<text:s/>the<text:s/>Jewish<text:s/>Question,”<text:s/>which<text:s/>did<text:s/>not<text:s/>begin<text:s/>until<text:s/>1942.<text:s/>The<text:s/>SS<text:s/>intended<text:s/>to<text:s/>kill<text:s/>more<text:s/>than<text:s/>they<text:s/>would<text:s/>need<text:s/>for<text:s/>labor.</text:span><text:span text:style-name="T268_4"><text:note text:note-class="footnote"><text:note-citation/><text:note-body><text:p text:style-name="P269"><text:span text:style-name="T269_1"><text:s/></text:span><text:span text:style-name="T269_2">{<text:s/>|<text:s/>Allen,<text:s/>2002<text:s/>|<text:s/>p.<text:s/>151<text:s/>|<text:s/>|zu:312:DVWW3STE}</text:span></text:p></text:note-body></text:note></text:span><text:span text:style-name="T269_3"><text:s/></text:span><text:bookmark-start text:name="Jews_for_labor"/><text:span text:style-name="T269_4">During</text:span><text:bookmark-end text:name="Jews_for_labor"/><text:span text:style-name="T269_5"><text:s/>this<text:s/>early<text:s/>war<text:s/>period,<text:s/>plans<text:s/>for<text:s/>concentration<text:s/>camps<text:s/>changed<text:s/>and<text:s/>evolved<text:s/>from<text:s/>serving<text:s/>as<text:s/>Jewish<text:s/>reservations<text:s/>to<text:s/>centers<text:s/>for<text:s/>immediate<text:s/>extermination.<text:s/>By<text:s/>the<text:s/>end<text:s/>of<text:s/>1942,<text:s/>concentration<text:s/>camps<text:s/>now<text:s/>had<text:s/>a<text:s/>dual<text:s/>purpose:<text:s/>persecution<text:s/>and<text:s/>elimination<text:s/>of<text:s/>those<text:s/>opposed<text:s/>to<text:s/>fascism<text:s/>and<text:s/>extermination<text:s/>of<text:s/>the<text:s/>Jews,<text:s/>and<text:s/>the<text:s/>preparation<text:s/>of<text:s/>exploitable<text:s/>concentration<text:s/>camp<text:s/>prisoners<text:s/>for<text:s/>the<text:s/>purpose<text:s/>of<text:s/>armaments<text:s/>production.</text:span></text:p>
      <text:p text:style-name="P270"><text:bookmark-start text:name="H2_Final_War_19421945"/><text:span text:style-name="T270_1">Final</text:span><text:bookmark-end text:name="H2_Final_War_19421945"/><text:span text:style-name="T270_2"><text:s/>War<text:s/>Years,<text:s/>1942-1945</text:span></text:p>
      <text:p text:style-name="P271"><text:bookmark-start text:name="19421945_Intro"/><text:span text:style-name="T271_1">During</text:span><text:bookmark-end text:name="19421945_Intro"/><text:span text:style-name="T271_2"><text:s/>the<text:s/>last<text:s/>three<text:s/>years<text:s/>of<text:s/>the<text:s/>war,<text:s/>the<text:s/>SS<text:s/>focused<text:s/>the<text:s/>concentration<text:s/>camp<text:s/>system<text:s/>on<text:s/>two<text:s/>seemingly<text:s/>contradictory<text:s/>goals:<text:s/>the<text:s/>increase<text:s/>of<text:s/>prisoners<text:s/>for<text:s/>use<text:s/>as<text:s/>labor<text:s/>in<text:s/>armaments<text:s/>production,<text:s/>and<text:s/>the<text:s/>systematic<text:s/>and<text:s/>methodical<text:s/>annihilation<text:s/>of<text:s/>a<text:s/>major<text:s/>portion<text:s/>of<text:s/>those<text:s/>prisoners,<text:s/>the<text:s/>Jews<text:s/>in<text:s/>Europe.<text:s/>Himmler<text:s/>found<text:s/>the<text:s/>solution<text:s/>to<text:s/>the<text:s/>contradictory<text:s/>goals<text:s/>of<text:s/>Final<text:s/>Solution<text:s/>and<text:s/>production<text:s/>needs<text:s/>in<text:s/>the<text:s/>construction<text:s/>of<text:s/>hundreds<text:s/>of<text:s/>smaller<text:s/>satellite<text:s/>camps,<text:s/>located<text:s/>near<text:s/>businesses<text:s/>and<text:s/>factories.</text:span></text:p>
      <text:p text:style-name="P272"><text:bookmark-start text:name="Saukel_27_million_foreign_work"/><text:span text:style-name="T272_1">In<text:s/>competi</text:span><text:bookmark-end text:name="Saukel_27_million_foreign_work"/><text:span text:style-name="T272_2">tion<text:s/>for<text:s/>labor<text:s/>with<text:s/>Himmler’s<text:s/>concentration<text:s/>camp<text:s/>inmates,<text:s/>were<text:s/>the<text:s/>workers<text:s/>brought<text:s/>to<text:s/>Germany<text:s/>by<text:s/>Fritz<text:s/>Sauckel,<text:s/>General<text:s/>Plenipotentiary<text:s/>for<text:s/>the<text:s/>Employment<text:s/>of<text:s/>Labor.<text:s/>During<text:s/>first<text:s/>eight<text:s/>months<text:s/>of<text:s/>1942,<text:s/>Sauckel<text:s/>brought<text:s/>in<text:s/>2.7<text:s/>million<text:s/>workers:<text:s/>1.37<text:s/>million<text:s/>Soviet<text:s/>forced<text:s/>laborers,<text:s/>417,000<text:s/>prisoners<text:s/>of<text:s/>war,<text:s/>291,000<text:s/>Polish<text:s/>nationals,<text:s/>and<text:s/>168,000<text:s/>French.</text:span><text:span text:style-name="T272_3"><text:note text:note-class="footnote"><text:note-citation/><text:note-body><text:p text:style-name="P273"><text:span text:style-name="T273_1"><text:s/></text:span><text:span text:style-name="T273_2">{<text:s/>|<text:s/>Buggeln,<text:s/>&amp;<text:s/>Cohen,<text:s/>2015<text:s/>|<text:s/>p.<text:s/>15<text:s/>|<text:s/>|zu:312:IX4ZG4IW}</text:span></text:p></text:note-body></text:note></text:span></text:p>
      <text:p text:style-name="P274"><text:bookmark-start text:name="SS_inmates_for_rent"/><text:span text:style-name="T274_1">The<text:s/>influx</text:span><text:bookmark-end text:name="SS_inmates_for_rent"/><text:span text:style-name="T274_2"><text:s/>of<text:s/>Soviet<text:s/>forced<text:s/>workers<text:s/>in<text:s/>1941<text:s/>through<text:s/>1942,<text:s/>in<text:s/>the<text:s/>form<text:s/>of<text:s/>conscripted<text:s/>civilians<text:s/>and<text:s/>POWs,<text:s/>temporarily<text:s/>satiated<text:s/>the<text:s/>labor<text:s/>needs<text:s/>in<text:s/>Germany,<text:s/>and<text:s/>kept<text:s/>the<text:s/>SS<text:s/>from<text:s/>using<text:s/>camp<text:s/>inmates<text:s/>in<text:s/>armaments<text:s/>production.<text:s/>As<text:s/>armaments<text:s/>production<text:s/>ramped<text:s/>up,<text:s/>though,<text:s/>even<text:s/>the<text:s/>great<text:s/>numbers<text:s/>of<text:s/>POW<text:s/>and<text:s/>forced<text:s/>workers<text:s/>from<text:s/>the<text:s/>Soviet<text:s/>were<text:s/>not<text:s/>enough<text:s/>to<text:s/>keep<text:s/>up<text:s/>with<text:s/>demand.<text:s/>Hitler<text:s/>decided<text:s/>on<text:s/>Sept.<text:s/>22,<text:s/>1942,<text:s/>after<text:s/>suggestions<text:s/>by<text:s/>Speer,<text:s/>to<text:s/>utilize<text:s/>camp<text:s/>inmates<text:s/>for<text:s/>labor<text:s/>on<text:s/>loan.<text:s/>Businesses<text:s/>in<text:s/>need<text:s/>of<text:s/>workers,<text:s/>could<text:s/>apply<text:s/>to<text:s/>the<text:s/>SS<text:s/>and<text:s/>receive<text:s/>the<text:s/>requested<text:s/>number<text:s/>at<text:s/>the<text:s/>price<text:s/>of<text:s/>six<text:s/>Reich<text:s/>marks<text:s/>(RM)<text:s/>per<text:s/>skilled<text:s/>inmate,<text:s/>and<text:s/>four<text:s/>RM<text:s/>for<text:s/>women<text:s/>and<text:s/>general<text:s/>laborers.</text:span><text:span text:style-name="T274_3"><text:note text:note-class="footnote"><text:note-citation/><text:note-body><text:p text:style-name="P275"><text:span text:style-name="T275_1"><text:s/></text:span><text:span text:style-name="T275_2">{<text:s/>|<text:s/>Herbert,<text:s/>2000<text:s/>|<text:s/>p.<text:s/>201<text:s/>|<text:s/>|zu:312:HHATTJ6U}</text:span></text:p></text:note-body></text:note></text:span><text:span text:style-name="T275_3"><text:s/>As<text:s/>a<text:s/>result,<text:s/>the<text:s/>WVHA<text:s/>sought<text:s/>to<text:s/>increase<text:s/>their<text:s/>number<text:s/>of<text:s/>prisoners<text:s/>to<text:s/>meet<text:s/>the<text:s/>new<text:s/>demand<text:s/>for<text:s/>camp<text:s/>inmates<text:s/>as<text:s/>laborers,<text:s/>which<text:s/>is<text:s/>seen<text:s/>in<text:s/>the<text:s/>nearly<text:s/>annual<text:s/>doubling<text:s/>of<text:s/>inmate<text:s/>numbers<text:s/>from<text:s/>1942<text:s/>until<text:s/>1945.<text:s/>In<text:s/>September<text:s/>1942,<text:s/>the<text:s/>camps<text:s/>held<text:s/>110,000<text:s/>inmates;<text:s/>203,000<text:s/>in<text:s/>April<text:s/>1943,<text:s/>524,268<text:s/>in<text:s/>August<text:s/>1944,<text:s/>and<text:s/>in<text:s/>January<text:s/>1945<text:s/>over<text:s/>700,000<text:s/>inmates<text:s/>were<text:s/>in<text:s/>SS<text:s/>concentration<text:s/>camps.<text:s/>The<text:s/>death<text:s/>rate<text:s/>seemed<text:s/>to<text:s/>decline<text:s/>in<text:s/>the<text:s/>camps<text:s/>from<text:s/>1942<text:s/>to<text:s/>1943,<text:s/>but<text:s/>this<text:s/>is<text:s/>due<text:s/>to<text:s/>the<text:s/>large<text:s/>increase<text:s/>of<text:s/>inmates,<text:s/>not<text:s/>the<text:s/>total<text:s/>number<text:s/>of<text:s/>deaths.</text:span><text:span text:style-name="T275_4"><text:note text:note-class="footnote"><text:note-citation/><text:note-body><text:p text:style-name="P276"><text:span text:style-name="T276_1"><text:s/></text:span><text:span text:style-name="T276_2">{<text:s/>|<text:s/>Herbert,<text:s/>2000<text:s/>|<text:s/>p.<text:s/>201<text:s/>|<text:s/>|zu:312:HHATTJ6U}</text:span></text:p></text:note-body></text:note></text:span></text:p>
      <text:p text:style-name="P277"><text:span text:style-name="T277_1">A<text:s/>large<text:s/>increase<text:s/>of<text:s/>inmates<text:s/>for<text:s/>labor<text:s/>did<text:s/>not<text:s/>mean<text:s/>a<text:s/>decrease<text:s/>in<text:s/>genocide.<text:s/>The<text:s/>shift<text:s/>to<text:s/>a<text:s/>long<text:s/>term<text:s/>war<text:s/>did<text:s/>little<text:s/>to<text:s/>change<text:s/>the<text:s/>policy<text:s/>of<text:s/>Jewish<text:s/>extermination<text:s/>until<text:s/>1944.<text:s/>As<text:s/>the<text:s/>labor<text:s/>pool<text:s/>of<text:s/>foreign<text:s/>workers<text:s/>dried<text:s/>up<text:s/>in<text:s/>1944,<text:s/>the<text:s/>National<text:s/>Socialist<text:s/>leadership<text:s/>began<text:s/>to<text:s/>rethink<text:s/>the<text:s/>economic<text:s/>value<text:s/>of<text:s/>European<text:s/>Jews.<text:s/>After<text:s/>conquering<text:s/>Hungary<text:s/>in<text:s/>1944,<text:s/>instead<text:s/>of<text:s/>sending<text:s/>all<text:s/>Jews<text:s/>to<text:s/>extermination,<text:s/>the<text:s/>SS<text:s/>culled<text:s/>some<text:s/>108,000<text:s/>of<text:s/>the<text:s/>458,000<text:s/>Hungarian<text:s/>Jews<text:s/>sent<text:s/>to<text:s/>Auschwitz<text:s/>for<text:s/>labor<text:s/>in<text:s/>the<text:s/>SS<text:s/>armament<text:s/>production<text:s/>facilities.</text:span><text:span text:style-name="T277_2"><text:note text:note-class="footnote"><text:note-citation/><text:note-body><text:p text:style-name="P278"><text:span text:style-name="T278_1"><text:s/></text:span><text:span text:style-name="T278_2">{<text:s/>|<text:s/>Herbert,<text:s/>2000<text:s/>|<text:s/>p.<text:s/>205<text:s/>|<text:s/>|zu:312:HHATTJ6U}</text:span></text:p></text:note-body></text:note></text:span><text:span text:style-name="T278_3"><text:s/></text:span><text:bookmark-start text:name="The_shift_to_a_long_term_war_d"/><text:span text:style-name="T278_4">The</text:span><text:bookmark-end text:name="The_shift_to_a_long_term_war_d"/><text:span text:style-name="T278_5"><text:s/>remaining<text:s/>Jews<text:s/>were<text:s/>sent<text:s/>to<text:s/>the<text:s/>gas<text:s/>chambers<text:s/>immediately<text:s/>upon<text:s/>arrival<text:s/>in<text:s/>Auschwitz.</text:span></text:p>
      <text:p text:style-name="P279"><text:bookmark-start text:name="Businesses_wanted_to_use_force"/><text:span text:style-name="T279_1">This<text:s/>time</text:span><text:bookmark-end text:name="Businesses_wanted_to_use_force"/><text:span text:style-name="T279_2"><text:s/>period<text:s/>also<text:s/>saw<text:s/>a<text:s/>rise<text:s/>in<text:s/>collaboration<text:s/>between<text:s/>industry<text:s/>and<text:s/>the<text:s/>Nazi<text:s/>government.<text:s/>Businesses<text:s/>were<text:s/>actively<text:s/>involved<text:s/>at<text:s/>every<text:s/>level<text:s/>with<text:s/>the<text:s/>Nazi<text:s/>government.</text:span><text:span text:style-name="T279_3"><text:note text:note-class="footnote"><text:note-citation/><text:note-body><text:p text:style-name="P280"><text:span text:style-name="T280_1"><text:s/></text:span><text:span text:style-name="T280_2">{<text:s/>|<text:s/>Tooze,<text:s/>2007<text:s/>|<text:s/>p.<text:s/>134<text:s/>|<text:s/>|zu:312:7HNIB54J}</text:span></text:p></text:note-body></text:note></text:span><text:span text:style-name="T280_3"><text:s/></text:span><text:span text:style-name="T280_4">A<text:s/>major<text:s/>concern<text:s/>for<text:s/>industry<text:s/>leaders<text:s/>going<text:s/>into<text:s/>the<text:s/>war<text:s/>was<text:s/>the<text:s/>need<text:s/>to<text:s/>balance<text:s/>the<text:s/>desire<text:s/>to<text:s/>supply<text:s/>the<text:s/>required<text:s/>needs<text:s/>for<text:s/>armament,<text:s/>thereby<text:s/>increasing<text:s/>profits,<text:s/>but<text:s/>also<text:s/>keep<text:s/>from<text:s/>increasing<text:s/>capital<text:s/>beyond<text:s/>post-war<text:s/>needs,<text:s/>which<text:s/>would<text:s/>saddle<text:s/>them<text:s/>with<text:s/>useless<text:s/>machines<text:s/>and<text:s/>loss<text:s/>of<text:s/>invested<text:s/>money.</text:span><text:span text:style-name="T280_5"><text:note text:note-class="footnote"><text:note-citation/><text:note-body><text:p text:style-name="P281"><text:span text:style-name="T281_1"><text:s/></text:span><text:span text:style-name="T281_2">{<text:s/>|<text:s/>Gregor,<text:s/>1998<text:s/>|<text:s/>p.<text:s/>109<text:s/>|<text:s/>|zu:312:2VX5JZD9}</text:span></text:p></text:note-body></text:note></text:span><text:span text:style-name="T281_3"><text:s/>As<text:s/>mid-<text:s/>and<text:s/>long-term<text:s/>market<text:s/>options<text:s/>increasingly<text:s/>blew<text:s/>up<text:s/>after<text:s/>1942,<text:s/>German<text:s/>business<text:s/>owners<text:s/>found<text:s/>a<text:s/>greater<text:s/>need<text:s/>to<text:s/>produce<text:s/>for<text:s/>the<text:s/>war<text:s/>economy,<text:s/>and<text:s/>eventually<text:s/>looked<text:s/>to<text:s/>the<text:s/>government<text:s/>for<text:s/>help<text:s/>in<text:s/>protecting<text:s/>their<text:s/>depleting<text:s/>assets.<text:s/>German<text:s/>businesses<text:s/>actively<text:s/>and<text:s/>anxiously<text:s/>sought<text:s/>government<text:s/>protection<text:s/>and<text:s/>were<text:s/>eventually<text:s/>willing<text:s/>to<text:s/>overlook<text:s/>the<text:s/>use<text:s/>of<text:s/>forced<text:s/>and<text:s/>slave<text:s/>laborers<text:s/>who<text:s/>relocated<text:s/>machinery,<text:s/>produced<text:s/>their<text:s/>goods,<text:s/>and<text:s/>built<text:s/>their<text:s/>tunnels<text:s/>and<text:s/>bunkers,<text:s/>as<text:s/>long<text:s/>as<text:s/>it<text:s/>saved<text:s/>their<text:s/>machinery.<text:s/></text:span><text:span text:style-name="T281_4">In<text:s/>a<text:s/>study<text:s/>of<text:s/>slave<text:s/>labor<text:s/>usage<text:s/>in<text:s/>thirty-three<text:s/>cases<text:s/>of<text:s/>industries<text:s/>employing<text:s/>slave<text:s/>labor,<text:s/>Spoerer<text:s/>found<text:s/>that<text:s/>the<text:s/>SS<text:s/>forced<text:s/>only<text:s/>one,<text:s/>the<text:s/>Akkumluatorenfabirk<text:s/>AG<text:s/>Stöcken<text:s/>a<text:s/>battery<text:s/>factory<text:s/>for<text:s/>U-boats,<text:s/>to<text:s/>use<text:s/>slave<text:s/>labor.<text:s/>Twenty-two<text:s/>factories,<text:s/>state<text:s/>and<text:s/>private<text:s/>corporations,<text:s/>employed<text:s/>slave<text:s/>labor<text:s/>after<text:s/>direct<text:s/>request<text:s/>and<text:s/>deals<text:s/>engaged<text:s/>in<text:s/>by<text:s/>the<text:s/>managers.<text:s/>In<text:s/>most<text:s/>cases,<text:s/>the<text:s/>businesses<text:s/>requested<text:s/>concentration<text:s/>camp<text:s/>laborers,<text:s/>they<text:s/>were<text:s/>not<text:s/>forced<text:s/>upon<text:s/>them<text:s/>by<text:s/>the<text:s/>SS.</text:span><text:span text:style-name="T281_5"><text:note text:note-class="footnote"><text:note-citation/><text:note-body><text:p text:style-name="P282"><text:span text:style-name="T282_1"><text:s/></text:span><text:span text:style-name="T282_2">{<text:s/>|<text:s/>Spoerer,<text:s/>2001<text:s/>|<text:s/>|<text:s/>|zu:312:3NENPKGF}</text:span></text:p></text:note-body></text:note></text:span></text:p>
      <text:p text:style-name="P283"><text:bookmark-start text:name="May_used_for_patriotic_rather_"/><text:span text:style-name="T283_1">Industry<text:s/>u</text:span><text:bookmark-end text:name="May_used_for_patriotic_rather_"/><text:span text:style-name="T283_2">sed<text:s/>forced<text:s/>labor<text:s/>for<text:s/>various<text:s/>reasons.<text:s/>Economic<text:s/>concerns<text:s/>may<text:s/>not<text:s/>have<text:s/>been<text:s/>the<text:s/>driving<text:s/>force<text:s/>for<text:s/>many<text:s/>businesses,<text:s/>as<text:s/>some<text:s/>studies<text:s/>show<text:s/>that<text:s/>it<text:s/>cost<text:s/>less<text:s/>to<text:s/>use<text:s/>German<text:s/>labor<text:s/>than<text:s/>pay<text:s/>the<text:s/>SS<text:s/>for<text:s/>forced<text:s/>or<text:s/>slave<text:s/>laborers.<text:s/>Contributing<text:s/>factors<text:s/>to<text:s/>the<text:s/>use<text:s/>of<text:s/>slave<text:s/>laborer<text:s/>were<text:s/>political,<text:s/>social,<text:s/>and<text:s/>the<text:s/>basic<text:s/>fact<text:s/>that<text:s/>these<text:s/>were<text:s/>the<text:s/>only<text:s/>laborers<text:s/>available.<text:s/>Businesses<text:s/>often<text:s/>used<text:s/>slave<text:s/>labor<text:s/>to<text:s/>show<text:s/>support<text:s/>of<text:s/>the<text:s/>regime,<text:s/>to<text:s/>show<text:s/>a<text:s/>social<text:s/>allegiance<text:s/>to<text:s/>the<text:s/>war<text:s/>cause,<text:s/>and,<text:s/>practically,<text:s/>to<text:s/>reach<text:s/>their<text:s/>production<text:s/>goals.</text:span><text:span text:style-name="T283_3"><text:note text:note-class="footnote"><text:note-citation/><text:note-body><text:p text:style-name="P284"><text:span text:style-name="T284_1"><text:s/></text:span><text:span text:style-name="T284_2">{<text:s/>|<text:s/>Center<text:s/>for<text:s/>Advanced<text:s/>Holocaust<text:s/>Studies,<text:s/>2004<text:s/>|<text:s/>p.<text:s/>5<text:s/>|<text:s/>|zu:312:TSNRMNQX}</text:span></text:p></text:note-body></text:note></text:span><text:span text:style-name="T284_3"><text:s/>Historian<text:s/>of<text:s/>German<text:s/>labor,<text:s/>Ulrich<text:s/>Herbert,<text:s/>notes<text:s/>that<text:s/>every<text:s/>single<text:s/>business<text:s/>that<text:s/>utilized<text:s/>slave<text:s/>labor<text:s/>did<text:s/>so<text:s/>of<text:s/>their<text:s/>own<text:s/>volition.<text:s/>Only<text:s/>those<text:s/>companies<text:s/>that<text:s/>asked<text:s/>for<text:s/>workers,<text:s/>received<text:s/>workers.</text:span><text:span text:style-name="T284_4"><text:note text:note-class="footnote"><text:note-citation/><text:note-body><text:p text:style-name="P285"><text:span text:style-name="T285_1"><text:s/></text:span><text:span text:style-name="T285_2">{<text:s/>|<text:s/>Herbert,<text:s/>2000<text:s/>|<text:s/>p.<text:s/>206<text:s/>|<text:s/>|zu:312:HHATTJ6U}</text:span></text:p></text:note-body></text:note></text:span></text:p>
      <text:p text:style-name="P286"><text:span text:style-name="T286_1">The<text:s/>effort<text:s/>to<text:s/>increase<text:s/>military<text:s/>production<text:s/>grew<text:s/>inversely<text:s/>proportional<text:s/>to<text:s/>the<text:s/>available<text:s/>labor<text:s/>force.<text:s/>The<text:s/>Reich<text:s/>labor<text:s/>office<text:s/>brought<text:s/>in<text:s/>foreign<text:s/>laborers<text:s/>to<text:s/>fill<text:s/>the<text:s/>staggering<text:s/>labor<text:s/>needs.<text:s/>By<text:s/>the<text:s/>summer<text:s/>of<text:s/>1940,<text:s/>Germany<text:s/>employed<text:s/>310,000<text:s/>Polish<text:s/>workers,<text:s/>nearly<text:s/>90%<text:s/>of<text:s/>them<text:s/>in<text:s/>agricultural<text:s/>positions,<text:s/>and<text:s/>had<text:s/>classified<text:s/>another<text:s/>390,000<text:s/>Polish<text:s/>prisoners<text:s/>of<text:s/>war<text:s/>as<text:s/>civil<text:s/>workers<text:s/>in<text:s/>Germany.</text:span><text:span text:style-name="T286_2"><text:note text:note-class="footnote"><text:note-citation/><text:note-body><text:p text:style-name="P287"><text:span text:style-name="T287_1"><text:s/></text:span><text:span text:style-name="T287_2">{<text:s/>|<text:s/>Herbert,<text:s/>2001<text:s/>|<text:s/>p.<text:s/>130-132<text:s/>|<text:s/>|zu:312:NX3XF3Z3}</text:span></text:p></text:note-body></text:note></text:span></text:p>
      <text:p text:style-name="P288"><text:span text:style-name="T288_1">Slave<text:s/>labor,<text:s/>those<text:s/>from<text:s/>concentration<text:s/>camps,<text:s/>remained<text:s/>relatively<text:s/>low<text:s/>throughout<text:s/>1943.<text:s/>Only<text:s/>30,000<text:s/>of<text:s/>200,000<text:s/>inmates<text:s/>worked<text:s/>at<text:s/>satellite<text:s/>camps.<text:s/>Industry<text:s/>managers<text:s/>still<text:s/>wanted<text:s/>foreign<text:s/>labor<text:s/>instead<text:s/>of<text:s/>prisoners,<text:s/>a<text:s/>situation<text:s/>that<text:s/>did<text:s/>not<text:s/>change<text:s/>until<text:s/>the<text:s/>fall<text:s/>of<text:s/>1943.</text:span><text:span text:style-name="T288_2"><text:note text:note-class="footnote"><text:note-citation/><text:note-body><text:p text:style-name="P289"><text:span text:style-name="T289_1"><text:s/></text:span><text:span text:style-name="T289_2">{<text:s/>|<text:s/>Wachsmann,<text:s/>2015<text:s/>|<text:s/>p.<text:s/>409<text:s/>|<text:s/>|zu:312:8CMWJHI4}</text:span></text:p></text:note-body></text:note></text:span><text:span text:style-name="T289_3"><text:s/>During<text:s/>the<text:s/>summer<text:s/>of<text:s/>1944,<text:s/>a<text:s/>peak<text:s/>of<text:s/>7.6<text:s/>million<text:s/>foreigners<text:s/>worked<text:s/>in<text:s/>Germany,<text:s/>mostly<text:s/>from<text:s/>the<text:s/>Soviet<text:s/>Union<text:s/>and<text:s/>Poland.</text:span><text:span text:style-name="T289_4"><text:note text:note-class="footnote"><text:note-citation/><text:note-body><text:p text:style-name="P290"><text:span text:style-name="T290_1"><text:s/></text:span><text:span text:style-name="T290_2">{<text:s/>|<text:s/>Herbert,<text:s/>2000<text:s/>|<text:s/>p.<text:s/>205|<text:s/>|zu:312:HHATTJ6U}</text:span></text:p></text:note-body></text:note></text:span><text:span text:style-name="T290_3"><text:s/></text:span><text:bookmark-start text:name="Foreign_labor_194345"/><text:span text:style-name="T290_4">The</text:span><text:bookmark-end text:name="Foreign_labor_194345"/><text:span text:style-name="T290_5"><text:s/>increase<text:s/>in<text:s/>foreign<text:s/>workers<text:s/>led<text:s/>to<text:s/>more<text:s/>of<text:s/>them<text:s/>being<text:s/>arrested<text:s/>and<text:s/>sent<text:s/>to<text:s/>concentration<text:s/>camps.</text:span></text:p>
      <text:p text:style-name="P291"><text:bookmark-start text:name="Use_of_prisoners_in_air_indust"/><text:span text:style-name="T291_1">The<text:s/>air<text:s/>in</text:span><text:bookmark-end text:name="Use_of_prisoners_in_air_indust"/><text:span text:style-name="T291_2">dustry<text:s/>was<text:s/>a<text:s/>large<text:s/>supporter<text:s/>of<text:s/>forced<text:s/>and<text:s/>slave<text:s/>labor.<text:s/>Himmler<text:s/>sent<text:s/>a<text:s/>report<text:s/>to<text:s/>Göring<text:s/>in<text:s/>February<text:s/>1944<text:s/>showing<text:s/>that<text:s/>the<text:s/>use<text:s/>of<text:s/>forced<text:s/>laborers<text:s/>had<text:s/>already<text:s/>proved<text:s/>a<text:s/>great<text:s/>asset<text:s/>to<text:s/>the<text:s/>airplane<text:s/>manufacturing<text:s/>industry.</text:span><text:span text:style-name="T291_3"><text:note text:note-class="footnote"><text:note-citation/><text:note-body><text:p text:style-name="P292"><text:span text:style-name="T292_1"><text:s/></text:span><text:span text:style-name="T292_2">{<text:s/>|<text:s/>Himmler,<text:s/>1944<text:s/>|<text:s/>|<text:s/>|zu:312:ET2JIFUB}</text:span></text:p></text:note-body></text:note></text:span><text:span text:style-name="T292_3"><text:s/>In<text:s/>the<text:s/>report,<text:s/>Himmler<text:s/>noted<text:s/>how<text:s/>he<text:s/>assigned<text:s/>Pohl<text:s/>to<text:s/>work<text:s/>with<text:s/>the<text:s/></text:span><text:span text:style-name="T292_4">Reichsluffahrtministerium</text:span><text:span text:style-name="T292_5"><text:s/>(Reich<text:s/>Air<text:s/>Ministry,<text:s/>RLM)<text:s/>in<text:s/>the<text:s/>planning<text:s/>and<text:s/>implementation<text:s/>of<text:s/>concentration<text:s/>camp<text:s/>prisoners.<text:s/>By<text:s/>the<text:s/>time<text:s/>of<text:s/>the<text:s/>letter,<text:s/>two<text:s/>thousand<text:s/>inmates<text:s/>were<text:s/>already<text:s/>manufacturing<text:s/>nine<text:s/>hundred<text:s/>nose<text:s/>cones<text:s/>and<text:s/>fire<text:s/>shields,<text:s/>as<text:s/>well<text:s/>as<text:s/>120,000<text:s/>various<text:s/>other<text:s/>parts<text:s/>for<text:s/>the<text:s/>Jäger<text:s/>Me<text:s/>109.<text:s/>In<text:s/>Oranienburg,<text:s/>six<text:s/>thousand<text:s/>inmates<text:s/>accounted<text:s/>for<text:s/>60%<text:s/>of<text:s/>the<text:s/>workforce<text:s/>of<text:s/>the<text:s/>Heinkel-Werken<text:s/>plant<text:s/>which<text:s/>built<text:s/>the<text:s/>He<text:s/>177.<text:s/>The<text:s/>inmates<text:s/>worked<text:s/>perfectly<text:s/>there,<text:s/>claimed<text:s/>Himmler,<text:s/>so<text:s/>he<text:s/>planned<text:s/>increasing<text:s/>the<text:s/>number<text:s/>to<text:s/>eight<text:s/>thousand.</text:span></text:p>
      <text:p text:style-name="P293"><text:span text:style-name="T293_1">Female<text:s/>inmates<text:s/>were<text:s/>also<text:s/>used<text:s/>for<text:s/>aircraft<text:s/>production.<text:s/>In<text:s/>his<text:s/>report,<text:s/>Himmler<text:s/>boasted<text:s/>about<text:s/>a<text:s/>production<text:s/>plant<text:s/>in<text:s/>Neubrandenburg<text:s/>that<text:s/>used<text:s/>twenty-five<text:s/>hundred<text:s/>female<text:s/>inmates<text:s/>at<text:s/>mechanical<text:s/>workstations<text:s/>to<text:s/>produce<text:s/>bombing<text:s/>equipment<text:s/>and<text:s/>rudder<text:s/>machinery.<text:s/>Completely<text:s/>composed<text:s/>of<text:s/>women<text:s/>inmates,<text:s/>the<text:s/>plant<text:s/>produced<text:s/>30,500<text:s/>pieces<text:s/>in<text:s/>the<text:s/>month<text:s/>of<text:s/>January.<text:s/>The<text:s/>project<text:s/>worked<text:s/>so<text:s/>well<text:s/>that<text:s/>Himmler<text:s/>proposed<text:s/>an<text:s/>increase<text:s/>of<text:s/>fifteen<text:s/>hundred<text:s/>inmates.<text:s/>The<text:s/>work<text:s/>produced<text:s/>by<text:s/>these<text:s/>inmates,<text:s/>declared<text:s/>Himmler,<text:s/>was<text:s/>excellent<text:s/>(</text:span><text:span text:style-name="T293_2">ausgezeichnet</text:span><text:span text:style-name="T293_3">).<text:s/>Himmler<text:s/>concluded<text:s/>the<text:s/>letter<text:s/>with<text:s/>the<text:s/>outlook<text:s/>that<text:s/>the<text:s/>implementation<text:s/>of<text:s/>underground<text:s/>production<text:s/>facilities<text:s/>would<text:s/>require<text:s/>an<text:s/>additional<text:s/>one<text:s/>hundred<text:s/>thousand<text:s/>inmates,<text:s/>plans<text:s/>for<text:s/>which<text:s/>were<text:s/>already<text:s/>underway.</text:span></text:p>
      <text:p text:style-name="P294"><text:span text:style-name="T294_1">Throughout<text:s/>the<text:s/>letter,<text:s/>Himmler<text:s/>emphasized<text:s/>the<text:s/>role<text:s/>of<text:s/>the<text:s/>SS<text:s/>in<text:s/>implementing<text:s/>the<text:s/>Reich’s<text:s/>plan<text:s/>to<text:s/>use<text:s/>concentration<text:s/>camp<text:s/>prisoners<text:s/>for<text:s/>labor,<text:s/>specifically<text:s/>in<text:s/>the<text:s/>airplane<text:s/>manufacturing<text:s/>industry.<text:s/>Thirty-six<text:s/>thousand<text:s/>prisoners<text:s/>were<text:s/>already<text:s/>in<text:s/>use<text:s/>for<text:s/>Luftwaffe<text:s/>purposes,<text:s/>wrote<text:s/>Himmler,<text:s/>and<text:s/>he<text:s/>expected<text:s/>the<text:s/>number<text:s/>to<text:s/>increase<text:s/>to<text:s/>ninety<text:s/>thousand.<text:s/></text:span></text:p>
      <text:p text:style-name="P295"><text:span text:style-name="T295_1">A<text:s/>January<text:s/>1944<text:s/>report<text:s/>from<text:s/>Pohl<text:s/>to<text:s/>Himmler<text:s/>shows<text:s/>the<text:s/>total<text:s/>number<text:s/>of<text:s/>inmates<text:s/>for<text:s/>January<text:s/>1944<text:s/>to<text:s/>be<text:s/>35,839,<text:s/>spread<text:s/>throughout<text:s/>45<text:s/>factories.<text:s/>Heinkel-Werke’s<text:s/>Oranienburg<text:s/>plant<text:s/>had<text:s/>the<text:s/>largest<text:s/>number<text:s/>of<text:s/>inmates<text:s/>at<text:s/>5,939,<text:s/>with<text:s/>BMW’s<text:s/>München-Allach<text:s/>plant<text:s/>with<text:s/>the<text:s/>second<text:s/>largest<text:s/>group<text:s/>of<text:s/>inmates<text:s/>at<text:s/>3,434,<text:s/>and<text:s/>the<text:s/>smallest<text:s/>factories<text:s/>assigned<text:s/>15-20<text:s/>inmates,<text:s/>as<text:s/>at<text:s/>Bev.<text:s/>F.<text:s/>Hochfrequenzforschung.<text:s/>The<text:s/>report<text:s/>noted<text:s/>plans<text:s/>for<text:s/>a<text:s/>further<text:s/>59,946<text:s/>inmates,<text:s/>with<text:s/>an<text:s/>additional<text:s/>five<text:s/>factory<text:s/>locations.<text:s/>Pohl<text:s/>recorded<text:s/>a<text:s/>total<text:s/>8,733,495<text:s/>hours<text:s/>worked<text:s/>by<text:s/>inmates<text:s/>for<text:s/>the<text:s/>month<text:s/>of<text:s/>January<text:s/>1944.</text:span><text:span text:style-name="T295_2"><text:note text:note-class="footnote"><text:note-citation/><text:note-body><text:p text:style-name="P296"><text:span text:style-name="T296_1"><text:s/></text:span><text:span text:style-name="T296_2">{<text:s/>|<text:s/>Pohl,<text:s/>1944<text:s/>|<text:s/>|<text:s/>|zu:312:M9C8NAEP}</text:span></text:p></text:note-body></text:note></text:span></text:p>
      <text:p text:style-name="P297"><text:span text:style-name="T297_1">The<text:s/>number<text:s/>of<text:s/>camps<text:s/>rose<text:s/>dramatically<text:s/>during<text:s/>1944<text:s/>to<text:s/>match<text:s/>the<text:s/>mounting<text:s/>demand<text:s/>for<text:s/>laborers.<text:s/>March<text:s/>of<text:s/>that<text:s/>year<text:s/>began<text:s/>with<text:s/>twenty<text:s/>main<text:s/>camps<text:s/>and<text:s/>one<text:s/>hundred<text:s/>sixty-five<text:s/>satellite<text:s/>camps,<text:s/>by<text:s/>the<text:s/>end<text:s/>of<text:s/>the<text:s/>year<text:s/>there<text:s/>were<text:s/>fewer<text:s/>main<text:s/>camps,<text:s/>but<text:s/>satellite<text:s/>camps<text:s/>grew<text:s/>to<text:s/>number<text:s/>over<text:s/>five<text:s/>hundred<text:s/>fifty,<text:s/>with<text:s/>over<text:s/>714,000<text:s/>inmates<text:s/>in<text:s/>the<text:s/>concentration<text:s/>camp<text:s/>system.</text:span><text:span text:style-name="T297_2"><text:note text:note-class="footnote"><text:note-citation/><text:note-body><text:p text:style-name="P298"><text:span text:style-name="T298_1"><text:s/></text:span><text:span text:style-name="T298_2">{<text:s/>|<text:s/>KZ-Gedenkstätte<text:s/>Neuengamme,<text:s/>1995<text:s/>|<text:s/>p.<text:s/>5<text:s/>(412)<text:s/>|<text:s/>|zu:312:7UQ6AMD8},@<text:s/>{<text:s/>|<text:s/>Wachsmann,<text:s/>2015<text:s/>|<text:s/>p.<text:s/>446<text:s/>|<text:s/>|zu:312:8CMWJHI4}</text:span></text:p></text:note-body></text:note></text:span><text:span text:style-name="T298_3"><text:s/></text:span><text:bookmark-start text:name="Rise_in_Satellite_camps_as_res"/><text:span text:style-name="T298_4">This</text:span><text:bookmark-end text:name="Rise_in_Satellite_camps_as_res"/><text:span text:style-name="T298_5"><text:s/>shows<text:s/>a<text:s/>restructuring<text:s/>of<text:s/>the<text:s/>concentration<text:s/>camp<text:s/>system<text:s/>as<text:s/>the<text:s/>SS<text:s/>sought<text:s/>to<text:s/>fulfill<text:s/>their<text:s/>new<text:s/>role<text:s/>to<text:s/>disperse<text:s/>factories<text:s/>important<text:s/>to<text:s/>war<text:s/>production,<text:s/>but<text:s/>likewise<text:s/>disperse<text:s/>their<text:s/>new<text:s/>labor<text:s/>force<text:s/>to<text:s/>meet<text:s/>the<text:s/>demand<text:s/>for<text:s/>armaments<text:s/>production.</text:span></text:p>
      <text:p text:style-name="P299"><text:bookmark-start text:name="Number_of_forced_laborers"/><text:span text:style-name="T299_1">Numbers<text:s/>of</text:span><text:bookmark-end text:name="Number_of_forced_laborers"/><text:span text:style-name="T299_2"><text:s/>forced<text:s/>and<text:s/>slave<text:s/>laborers<text:s/>during<text:s/>the<text:s/>war<text:s/>are<text:s/>staggering.<text:s/>Herbert<text:s/>reports<text:s/>that<text:s/>the<text:s/>Nazis<text:s/>used<text:s/>nine<text:s/>to<text:s/>ten<text:s/>million<text:s/>foreign<text:s/>civilian<text:s/>workers<text:s/>and<text:s/>prisoners<text:s/>of<text:s/>war<text:s/>in<text:s/>Germany<text:s/>at<text:s/>any<text:s/>given<text:s/>time,<text:s/>with<text:s/>a<text:s/>peak<text:s/>usage<text:s/>of<text:s/>7.6<text:s/>million<text:s/>during<text:s/>the<text:s/>summer<text:s/>of<text:s/>1944.</text:span><text:span text:style-name="T299_3"><text:note text:note-class="footnote"><text:note-citation/><text:note-body><text:p text:style-name="P300"><text:span text:style-name="T300_1"><text:s/></text:span><text:span text:style-name="T300_2">{<text:s/>|<text:s/>Herbert,<text:s/>2000<text:s/>|<text:s/>p.<text:s/>205<text:s/>|<text:s/>|zu:312:HHATTJ6U}</text:span></text:p></text:note-body></text:note></text:span><text:span text:style-name="T300_3"><text:s/>An<text:s/>accurate<text:s/>number<text:s/>of<text:s/>concentration<text:s/>camp<text:s/>inmates<text:s/>as<text:s/>laborers<text:s/>is<text:s/>impossible<text:s/>to<text:s/>calculate,<text:s/>but<text:s/>Herbert<text:s/>calculates<text:s/>that<text:s/>Germany<text:s/>used<text:s/>roughly<text:s/>2.5<text:s/>million<text:s/>between<text:s/>1939<text:s/>and<text:s/>1945,<text:s/>and<text:s/>of<text:s/>these,<text:s/>a<text:s/>conservative<text:s/>estimate<text:s/>of<text:s/>836,000<text:s/>to<text:s/>995,000<text:s/>of<text:s/>these<text:s/>people<text:s/>died.<text:s/>Others<text:s/>calculate<text:s/>the<text:s/>total<text:s/>number<text:s/>of<text:s/>foreign,<text:s/>forced<text:s/>and<text:s/>slave<text:s/>laborers<text:s/>in<text:s/>Germany<text:s/>at<text:s/>13.5<text:s/>million,<text:s/>which<text:s/>includes<text:s/>prisoners<text:s/>of<text:s/>war<text:s/>and<text:s/>civilians<text:s/>forced<text:s/>to<text:s/>work<text:s/>in<text:s/>public<text:s/>and<text:s/>private<text:s/>industry,<text:s/>as<text:s/>well<text:s/>as<text:s/>inmates<text:s/>from<text:s/>concentration<text:s/>camps.</text:span><text:span text:style-name="T300_4"><text:note text:note-class="footnote"><text:note-citation/><text:note-body><text:p text:style-name="P301"><text:span text:style-name="T301_1"><text:s/></text:span><text:span text:style-name="T301_2">{<text:s/>|<text:s/>Plato,<text:s/>et<text:s/>al.,<text:s/>2010<text:s/>|<text:s/>p.<text:s/>3-6<text:s/>|<text:s/>|zu:312:CW9VTWBJ}</text:span></text:p></text:note-body></text:note></text:span></text:p>
      <text:p text:style-name="P302"><text:bookmark-start text:name="Section_Conclusion"/><text:span text:style-name="T302_1">Changes</text:span><text:bookmark-end text:name="Section_Conclusion"/><text:span text:style-name="T302_2"><text:s/>in<text:s/>concentration<text:s/>camps<text:s/>were<text:s/>directly<text:s/>influenced<text:s/>by<text:s/>the<text:s/>number<text:s/>of<text:s/>laborers<text:s/>available<text:s/>for<text:s/>German<text:s/>war<text:s/>production,<text:s/>and<text:s/>changes<text:s/>in<text:s/>Nazi<text:s/>policy.<text:s/>When<text:s/>German<text:s/>laborers<text:s/>were<text:s/>plentiful,<text:s/>as<text:s/>they<text:s/>were<text:s/>before<text:s/>1938,<text:s/>the<text:s/>number<text:s/>of<text:s/>inmates<text:s/>in<text:s/>camps<text:s/>were<text:s/>low.<text:s/>As<text:s/>Germany<text:s/>engaged<text:s/>in<text:s/>a<text:s/>long-term<text:s/>war,<text:s/>German<text:s/>laborers<text:s/>became<text:s/>scarce<text:s/>and<text:s/>the<text:s/>Nazi<text:s/>government<text:s/>filled<text:s/>the<text:s/>shortage<text:s/>with<text:s/>foreign,<text:s/>forced<text:s/>and<text:s/>slave<text:s/>laborers.<text:s/>Himmler’s<text:s/>economical<text:s/>goals<text:s/>also<text:s/>shaped<text:s/>the<text:s/>role<text:s/>of<text:s/>the<text:s/>concentration<text:s/>camps.<text:s/>Originally<text:s/>conceived<text:s/>to<text:s/>house<text:s/>political,<text:s/>asocial<text:s/>and<text:s/>criminal<text:s/>German<text:s/>citizens<text:s/>until<text:s/>re-educated,<text:s/>concentration<text:s/>camps<text:s/>became<text:s/>centers<text:s/>for<text:s/>holding<text:s/>and<text:s/>exterminating<text:s/>Jews.<text:s/>To<text:s/>meet<text:s/>increased<text:s/>shortages<text:s/>in<text:s/>labor,<text:s/>concentration<text:s/>camps<text:s/>also<text:s/>became<text:s/>labor<text:s/>rental<text:s/>centers.<text:s/>Himmler<text:s/>set<text:s/>up<text:s/>satellite<text:s/>camps<text:s/>to<text:s/>meet<text:s/>local<text:s/>demand<text:s/>and<text:s/>supplied<text:s/>labor<text:s/>to<text:s/>special<text:s/>building<text:s/>projects,<text:s/>such<text:s/>as<text:s/>the<text:s/>underground<text:s/>relocation<text:s/>of<text:s/>Allied<text:s/>targeted<text:s/>factories.<text:s/>These<text:s/>changes<text:s/>in<text:s/>purpose<text:s/>for<text:s/>concentration<text:s/>camps<text:s/>and<text:s/>the<text:s/>use<text:s/>of<text:s/>labor<text:s/>types<text:s/>came<text:s/>not<text:s/>from<text:s/>an<text:s/>underlying<text:s/>principle<text:s/>or<text:s/>ideological<text:s/>standpoint,<text:s/>but<text:s/>were<text:s/>reactionary<text:s/>changes<text:s/>to<text:s/>losses<text:s/>on<text:s/>the<text:s/>battlefield<text:s/>and<text:s/>the<text:s/>demand<text:s/>for<text:s/>labor<text:s/>to<text:s/>keep<text:s/>up<text:s/>armaments<text:s/>production.<text:s/>Porta<text:s/>Westfalica<text:s/>existed<text:s/>as<text:s/>an<text:s/>example<text:s/>of<text:s/>the<text:s/>new<text:s/>policy<text:s/>of<text:s/>protecting<text:s/>vital<text:s/>armaments<text:s/>and<text:s/>fuel<text:s/>factories<text:s/>and<text:s/>supplying<text:s/>the<text:s/>needed<text:s/>labor<text:s/>with<text:s/>inmates<text:s/>from<text:s/>locally<text:s/>constructed<text:s/>concentration<text:s/>camps.</text:span></text:p>
      <text:p text:style-name="P303"><text:bookmark-start text:name="H1_Conclusion"/><text:span text:style-name="T303_1">Conclusion</text:span><text:bookmark-end text:name="H1_Conclusion"/></text:p>
      <text:p text:style-name="P304"><text:bookmark-start text:name="Summary_Forced_labor_as_means_"/><text:span text:style-name="T304_1">Himmler’s</text:span><text:bookmark-end text:name="Summary_Forced_labor_as_means_"/><text:span text:style-name="T304_2"><text:s/>desire<text:s/>for<text:s/>a<text:s/>pure<text:s/>Aryan<text:s/>German<text:s/>Reich<text:s/>influenced<text:s/>the<text:s/>course<text:s/>of<text:s/>the<text:s/>SS.<text:s/>Business<text:s/>ventures<text:s/>were<text:s/>attempts<text:s/>at<text:s/>keeping<text:s/>the<text:s/>Waffen-SS<text:s/>self-sustained<text:s/>and<text:s/>separate<text:s/>from<text:s/>the<text:s/>German<text:s/>Wehrmacht.<text:s/>Himmler<text:s/>used<text:s/>modern<text:s/>management<text:s/>techniques<text:s/>and<text:s/>employed<text:s/>SS<text:s/>officers<text:s/>with<text:s/>academic<text:s/>degrees<text:s/>to<text:s/>entice<text:s/>Germans<text:s/>from<text:s/>the<text:s/>upper<text:s/>classes<text:s/>into<text:s/>the<text:s/>SS.<text:s/>Appealing<text:s/>to<text:s/>the<text:s/>upper-classes<text:s/>built<text:s/>the<text:s/>SS<text:s/>reputation<text:s/>as<text:s/>an<text:s/>elite<text:s/>organization<text:s/>founded<text:s/>upon<text:s/>the<text:s/>principles<text:s/>and<text:s/>ideology<text:s/>of<text:s/>Nazi<text:s/>racial<text:s/>classification.<text:s/>The<text:s/>SS<text:s/>was<text:s/>to<text:s/>be<text:s/>the<text:s/>example<text:s/>in<text:s/>business,<text:s/>military<text:s/>and<text:s/>society.<text:s/>Control<text:s/>of<text:s/>the<text:s/>concentration<text:s/>camps<text:s/>was<text:s/>part<text:s/>and<text:s/>parcel<text:s/>with<text:s/>the<text:s/>SS<text:s/>ideology<text:s/>of<text:s/>the<text:s/>economy<text:s/>functioning<text:s/>on<text:s/>a<text:s/>racial<text:s/>structure.<text:s/>The<text:s/>SS,<text:s/>as<text:s/>pure<text:s/>Aryan<text:s/>and<text:s/>highest<text:s/>race,<text:s/>were<text:s/>at<text:s/>the<text:s/>top<text:s/>of<text:s/>the<text:s/>economic<text:s/>hierarchy.<text:s/>They<text:s/>were<text:s/>the<text:s/>overseers,<text:s/>the<text:s/>leaders.<text:s/>Those<text:s/>of<text:s/>other<text:s/>nations<text:s/>and<text:s/>races<text:s/>were<text:s/>the<text:s/>workers.<text:s/>Jews<text:s/>were<text:s/>on<text:s/>the<text:s/>lowest<text:s/>level,<text:s/>and<text:s/>were<text:s/>not<text:s/>much<text:s/>more<text:s/>than<text:s/>machinery.<text:s/>Like<text:s/>disposable<text:s/>batteries,<text:s/>the<text:s/>SS<text:s/>used<text:s/>and<text:s/>discarded<text:s/>inmates<text:s/>when<text:s/>they<text:s/>were<text:s/>out<text:s/>of<text:s/>energy.<text:s/>Business<text:s/>enterprises<text:s/>and<text:s/>control<text:s/>of<text:s/>the<text:s/>concentration<text:s/>camps<text:s/>were<text:s/>merely<text:s/>the<text:s/>current<text:s/>implementation<text:s/>of<text:s/>Himmler’s<text:s/>desire<text:s/>to<text:s/>put<text:s/>racial<text:s/>economic<text:s/>ideology<text:s/>into<text:s/>practice.</text:span></text:p>
      <text:p text:style-name="P305"><text:span text:style-name="T305_1">Himmler<text:s/>made<text:s/>constant<text:s/>changes<text:s/>to<text:s/>the<text:s/>implementation<text:s/>of<text:s/>his<text:s/>ideology<text:s/>due<text:s/>to<text:s/>practical,<text:s/>unalterable<text:s/>circumstances.<text:s/>Defeat<text:s/>in<text:s/>Soviet<text:s/>Russia<text:s/>meant<text:s/>a<text:s/>shift<text:s/>in<text:s/>building<text:s/>focus<text:s/>from<text:s/>cultural<text:s/>expansion<text:s/>to<text:s/>armaments<text:s/>production.<text:s/>Loss<text:s/>of<text:s/>Soviet<text:s/>POWs<text:s/>meant<text:s/>using<text:s/>more<text:s/>foreign<text:s/>workers.<text:s/>In<text:s/>order<text:s/>to<text:s/>maintain<text:s/>control<text:s/>of<text:s/>the<text:s/>labor<text:s/>supply,<text:s/>and<text:s/>thereby<text:s/>some<text:s/>foot<text:s/>hold<text:s/>in<text:s/>the<text:s/>economy,<text:s/>Himmler<text:s/>positioned<text:s/>the<text:s/>Jews<text:s/>as<text:s/>a<text:s/>viable<text:s/>labor<text:s/>source,<text:s/>rather<text:s/>than<text:s/>exterminating<text:s/>them<text:s/>outright.</text:span></text:p>
      <text:p text:style-name="P306"><text:bookmark-start text:name="PW_as_example_of_labor_force_e"/><text:span text:style-name="T306_1">In</text:span><text:bookmark-end text:name="PW_as_example_of_labor_force_e"/><text:span text:style-name="T306_2"><text:s/>the<text:s/>end<text:s/>the<text:s/>Himmler<text:s/>and<text:s/>the<text:s/>SS<text:s/>learned<text:s/>to<text:s/>control<text:s/>armaments<text:s/>production,<text:s/>the<text:s/>largest<text:s/>section<text:s/>of<text:s/>the<text:s/>German<text:s/>economy<text:s/>during<text:s/>the<text:s/>war,<text:s/>by<text:s/>controlling<text:s/>the<text:s/>labor<text:s/>force.<text:s/>This<text:s/>enabled<text:s/>them<text:s/>to<text:s/>position<text:s/>SS<text:s/>officers<text:s/>as<text:s/>project<text:s/>managers<text:s/>and<text:s/>officials<text:s/>in<text:s/>charge<text:s/>of<text:s/>armaments<text:s/>projects.<text:s/>They<text:s/>effectively<text:s/>controlled<text:s/>the<text:s/>resources,<text:s/>the<text:s/>labor<text:s/>and<text:s/>the<text:s/>management<text:s/>of<text:s/>Germany’s<text:s/>armaments<text:s/>production.<text:s/>Himmler<text:s/>and<text:s/>the<text:s/>SS<text:s/>found<text:s/>economic<text:s/>security,<text:s/>if<text:s/>not<text:s/>self-sufficiency,<text:s/>despite<text:s/>seemingly<text:s/>diametrically<text:s/>opposed<text:s/>priorities;<text:s/>production<text:s/>from<text:s/>inmate<text:s/>labor,<text:s/>and<text:s/>extermination<text:s/>through<text:s/>labor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3.175cm" fo:padding-bottom="0cm" fo:margin-bottom="3.175cm" fo:padding-left="0cm" fo:margin-left="3.81cm" fo:padding-right="0cm" fo:margin-right="2.54cm"/>
      <style:footer-style>
        <style:header-footer-properties fo:min-height="1.905cm" style:dynamic-spacing="true"/>
      </style:footer-style>
    </style:page-layout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Forced Labor Camps at Porta Westfalica</dc:title>
    <meta:initial-creator>Ammon Shepherd</meta:initial-creator>
    <meta:creation-date>2016-08-17T14:35:04</meta:creation-date>
    <dc:creator/>
    <dc:date>2016-08-17T14:35:04</dc:date>
    <meta:editing-cycles>0</meta:editing-cycles>
    <meta:document-statistic meta:page-count="39" meta:paragraph-count="0" meta:row-count="0" meta:word-count="0" meta:character-count="0" meta:non-whitespace-character-count="0"/>
  </office:meta>
</office:document-meta>
</file>